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28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0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4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41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7"/>
        <table:table-column table:style-name="co2" table:number-columns-repeated="244" table:default-cell-style-name="ce1"/>
        <table:table-column table:style-name="co5" table:number-columns-repeated="768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6"/>
          <table:table-cell table:style-name="ce9" office:value-type="string" calcext:value-type="string">
            <text:p>Libraries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librari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5" table:formula="of:=INFO.OBBA.OBBA.OBCONTROLPANELSETVISIBLE([.C8])" office:value-type="float" office:value="1" calcext:value-type="float">
            <text:p>WAHR</text:p>
          </table:table-cell>
          <table:table-cell/>
          <table:table-cell table:style-name="ce6"/>
          <table:table-cell table:style-name="ce11" office:value-type="string" calcext:value-type="string">
            <text:p>Result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ALLJARS([.F8];[.F9])" office:value-type="string" office:string-value="/Users/fries/git/finmath-spreadsheets/spreadsheets/Monte Carlo Model Min Variance Hedge Portfolio/lib" calcext:value-type="string">
            <text:p>/Users/fries/git/finmath-spreadsheets/spreadsheets/Monte Carlo Model Min Variance Hedge Portfolio/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Obba Version</text:p>
          </table:table-cell>
          <table:table-cell table:style-name="ce3"/>
          <table:table-cell table:style-name="ce6"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class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40201" calcext:value-type="string">
            <text:p>40201</text:p>
          </table:table-cell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0" office:value-type="string" calcext:value-type="string">
            <text:p>Result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inmath lib Version</text:p>
          </table:table-cell>
          <table:table-cell table:style-name="ce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CLASSES([.F17];[.F18])" office:value-type="string" office:string-value="/Users/fries/git/finmath-spreadsheets/spreadsheets/Monte Carlo Model Min Variance Hedge Portfolio" calcext:value-type="string">
            <text:p>/Users/fries/git/finmath-spreadsheets/spreadsheets/Monte Carlo Model Min Variance Hedge Portfol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2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5-SNAPSHOT" calcext:value-type="string">
            <text:p>2.2.5-SNAPSHO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style-name="ce13" table:formula="of:=IF(OR(ISERROR([.F12]);ISERROR([.F21]));NA();&quot;&quot;)">
            <text:p/>
          </table:table-cell>
          <table:table-cell table:style-name="ce16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VarianceMinimizingHedge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258" table:default-cell-style-name="ce19"/>
        <table:table-column table:style-name="co7" table:default-cell-style-name="ce42"/>
        <table:table-column table:style-name="co7" table:number-columns-repeated="764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Variance Minimizing Hedge Portfolio for any Monte Carlo Model and Product (here: using Heston and Black Scholes for European Option)</text:p>
          </table:table-cell>
          <table:table-cell table:style-name="ce20" table:number-columns-repeated="1022"/>
        </table:table-row>
        <table:table-row table:style-name="ro2">
          <table:table-cell table:style-name="ce21"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21" table:number-columns-repeated="1022"/>
        </table:table-row>
        <table:table-row table:style-name="ro2">
          <table:table-cell table:style-name="ce21"/>
          <table:table-cell table:style-name="ce22" table:number-columns-spanned="14" table:number-rows-spanned="1"/>
          <table:covered-table-cell table:number-columns-repeated="13" table:style-name="ce22"/>
          <table:table-cell table:style-name="ce21" table:number-columns-repeated="1009"/>
        </table:table-row>
        <table:table-row table:style-name="ro2">
          <table:table-cell/>
          <table:table-cell table:style-name="ce23" office:value-type="string" calcext:value-type="string">
            <text:p>The model used to simulate the underlyings</text:p>
          </table:table-cell>
          <table:table-cell table:number-columns-repeated="4"/>
          <table:table-cell table:style-name="ce23" office:value-type="string" calcext:value-type="string">
            <text:p>Model used by the „trader“ to calculate <text:s/>hedge ratios (difference will lead to hedge errors).</text:p>
          </table:table-cell>
          <table:table-cell table:number-columns-repeated="4"/>
          <table:table-cell table:style-name="ce23" office:value-type="string" calcext:value-type="string">
            <text:p>Product to hedge and defintion of hedge portfolio.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Derivative to Hedge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EuropeanOption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9];[.D9];[.E9])" office:value-type="string" office:string-value="td.start &#10;[48]" calcext:value-type="string">
            <text:p>td.start </text:p>
            <text:p>[48]</text:p>
          </table:table-cell>
          <table:table-cell table:style-name="ce27" office:value-type="string" calcext:value-type="string">
            <text:p>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H9];[.I9];[.J9])" office:value-type="string" office:string-value="hedge.td.start &#10;[66]" calcext:value-type="string">
            <text:p>hedge.td.start </text:p>
            <text:p>[66]</text:p>
          </table:table-cell>
          <table:table-cell table:style-name="ce27" office:value-type="string" calcext:value-type="string">
            <text:p>hedge.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M9];[.N9];[.O9])" office:value-type="string" office:string-value="optionMaturity &#10;[79]" calcext:value-type="string">
            <text:p>optionMaturity </text:p>
            <text:p>[79]</text:p>
          </table:table-cell>
          <table:table-cell table:style-name="ce35" office:value-type="string" calcext:value-type="string">
            <text:p>optionMaturity</text:p>
          </table:table-cell>
          <table:table-cell table:style-name="ce35" office:value-type="string" calcext:value-type="string">
            <text:p>double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0];[.D10];[.E10])" office:value-type="string" office:string-value="td.num &#10;[49]" calcext:value-type="string">
            <text:p>td.num </text:p>
            <text:p>[49]</text:p>
          </table:table-cell>
          <table:table-cell table:style-name="ce27" office:value-type="string" calcext:value-type="string">
            <text:p>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50" calcext:value-type="float">
            <text:p>50</text:p>
          </table:table-cell>
          <table:table-cell/>
          <table:table-cell table:style-name="ce25" table:formula="of:=INFO.OBBA.OBBA.OBMAKE([.H10];[.I10];[.J10])" office:value-type="string" office:string-value="hedge.td.num &#10;[129]" calcext:value-type="string">
            <text:p>hedge.td.num </text:p>
            <text:p>[129]</text:p>
          </table:table-cell>
          <table:table-cell table:style-name="ce27" office:value-type="string" calcext:value-type="string">
            <text:p>hedge.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table:style-name="ce25" table:formula="of:=INFO.OBBA.OBBA.OBMAKE([.M10];[.N10];[.O10])" office:value-type="string" office:string-value="optionStrike &#10;[80]" calcext:value-type="string">
            <text:p>optionStrike </text:p>
            <text:p>[80]</text:p>
          </table:table-cell>
          <table:table-cell table:style-name="ce35" office:value-type="string" calcext:value-type="string">
            <text:p>optionStrike</text:p>
          </table:table-cell>
          <table:table-cell table:style-name="ce35" office:value-type="string" calcext:value-type="string">
            <text:p>double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1];[.D11];[.E11])" office:value-type="string" office:string-value="td.step &#10;[50]" calcext:value-type="string">
            <text:p>td.step </text:p>
            <text:p>[50]</text:p>
          </table:table-cell>
          <table:table-cell table:style-name="ce27" office:value-type="string" calcext:value-type="string">
            <text:p>td.step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1" calcext:value-type="float">
            <text:p>0.1</text:p>
          </table:table-cell>
          <table:table-cell/>
          <table:table-cell table:style-name="ce25" table:formula="of:=INFO.OBBA.OBBA.OBMAKE([.H11];[.I11];[.J11])" office:value-type="string" office:string-value="hedge.td.step &#10;[130]" calcext:value-type="string">
            <text:p>hedge.td.step </text:p>
            <text:p>[130]</text:p>
          </table:table-cell>
          <table:table-cell table:style-name="ce27" office:value-type="string" calcext:value-type="string">
            <text:p>hedge.td.step</text:p>
          </table:table-cell>
          <table:table-cell table:style-name="ce27" office:value-type="string" calcext:value-type="string">
            <text:p>double</text:p>
          </table:table-cell>
          <table:table-cell table:style-name="ce31" table:formula="of:=[.O9]/[.J10]" office:value-type="float" office:value="0.2" calcext:value-type="float">
            <text:p>0.2</text:p>
          </table:table-cell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formula="of:=INFO.OBBA.OBBA.OBMAKE(&quot;product&quot;;obLibs&amp;[.M7];[.L9:.L10])" office:value-type="string" office:string-value="product &#10;[81]" calcext:value-type="string">
            <text:p>product </text:p>
            <text:p>[81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7" table:formula="of:=INFO.OBBA.OBBA.OBMAKE([.C14];[.C7];[.B9:.B11])" office:value-type="string" office:string-value="timeDiscretization &#10;[51]" calcext:value-type="string">
            <text:p>timeDiscretization </text:p>
            <text:p>[51]</text:p>
          </table:table-cell>
          <table:table-cell table:style-name="ce30" office:value-type="string" calcext:value-type="string">
            <text:p>timeDiscretization</text:p>
          </table:table-cell>
          <table:table-cell table:style-name="ce25" table:number-columns-repeated="2"/>
          <table:table-cell/>
          <table:table-cell table:style-name="ce27" table:formula="of:=INFO.OBBA.OBBA.OBMAKE([.H14];[.H7];[.G9:.G11])" office:value-type="string" office:string-value="hedge.timeDiscretization &#10;[131]" calcext:value-type="string">
            <text:p>hedge.timeDiscretization </text:p>
            <text:p>[131]</text:p>
          </table:table-cell>
          <table:table-cell table:style-name="ce30" office:value-type="string" calcext:value-type="string">
            <text:p>hedge.timeDiscretization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Heston <text:s/>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Hedge Portfolio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Heston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BlackScholes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MeanVarianceHedgedPortfolio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19];[.D19];[.E19])" office:value-type="string" office:string-value="initialValue &#10;[52]" calcext:value-type="string">
            <text:p>initialValue </text:p>
            <text:p>[52]</text:p>
          </table:table-cell>
          <table:table-cell table:style-name="ce27" office:value-type="string" calcext:value-type="string">
            <text:p>initialValu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5" table:formula="of:=INFO.OBBA.OBBA.OBMAKE([.H19];[.I19];[.J19])" office:value-type="string" office:string-value="hedge.initialValue &#10;[70]" calcext:value-type="string">
            <text:p>hedge.initialValue </text:p>
            <text:p>[70]</text:p>
          </table:table-cell>
          <table:table-cell table:style-name="ce27" office:value-type="string" calcext:value-type="string">
            <text:p>hedge.initialValu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25" table:formula="of:=[.L13]" office:value-type="string" office:string-value="product &#10;[81]" calcext:value-type="string">
            <text:p>product </text:p>
            <text:p>[81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0];[.D20];[.E20])" office:value-type="string" office:string-value="riskFreeRate &#10;[53]" calcext:value-type="string">
            <text:p>riskFreeRate </text:p>
            <text:p>[53]</text:p>
          </table:table-cell>
          <table:table-cell table:style-name="ce27" office:value-type="string" calcext:value-type="string">
            <text:p>riskFreeRat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05" calcext:value-type="float">
            <text:p>0.05</text:p>
          </table:table-cell>
          <table:table-cell/>
          <table:table-cell table:style-name="ce25" table:formula="of:=INFO.OBBA.OBBA.OBMAKE([.H20];[.I20];[.J20])" office:value-type="string" office:string-value="hedge.riskFreeRate &#10;[71]" calcext:value-type="string">
            <text:p>hedge.riskFreeRate </text:p>
            <text:p>[71]</text:p>
          </table:table-cell>
          <table:table-cell table:style-name="ce27" office:value-type="string" calcext:value-type="string">
            <text:p>hedge.riskFreeRat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05" calcext:value-type="float">
            <text:p>0.05</text:p>
          </table:table-cell>
          <table:table-cell/>
          <table:table-cell table:style-name="ce25" table:formula="of:=[.G52]" office:value-type="string" office:string-value="hedge.simulation &#10;[134]" calcext:value-type="string">
            <text:p>hedge.simulation </text:p>
            <text:p>[134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1];[.D21];[.E21])" office:value-type="string" office:string-value="volatility &#10;[54]" calcext:value-type="string">
            <text:p>volatility </text:p>
            <text:p>[54]</text:p>
          </table:table-cell>
          <table:table-cell table:style-name="ce27" office:value-type="string" calcext:value-type="string">
            <text:p>volatility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3" calcext:value-type="float">
            <text:p>0.3</text:p>
          </table:table-cell>
          <table:table-cell/>
          <table:table-cell table:style-name="ce25" table:formula="of:=INFO.OBBA.OBBA.OBMAKE([.H21];[.I21];[.J21])" office:value-type="string" office:string-value="hedge.volatility &#10;[72]" calcext:value-type="string">
            <text:p>hedge.volatility </text:p>
            <text:p>[72]</text:p>
          </table:table-cell>
          <table:table-cell table:style-name="ce27" office:value-type="string" calcext:value-type="string">
            <text:p>hedge.volatility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3" calcext:value-type="float">
            <text:p>0.3</text:p>
          </table:table-cell>
          <table:table-cell/>
          <table:table-cell table:style-name="ce25" table:formula="of:=[.G14]" office:value-type="string" office:string-value="hedge.timeDiscretization &#10;[131]" calcext:value-type="string">
            <text:p>hedge.timeDiscretization </text:p>
            <text:p>[131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2];[.D22];[.E22])" office:value-type="string" office:string-value="theta &#10;[55]" calcext:value-type="string">
            <text:p>theta </text:p>
            <text:p>[55]</text:p>
          </table:table-cell>
          <table:table-cell table:style-name="ce27" office:value-type="string" calcext:value-type="string">
            <text:p>theta</text:p>
          </table:table-cell>
          <table:table-cell table:style-name="ce27" office:value-type="string" calcext:value-type="string">
            <text:p>double</text:p>
          </table:table-cell>
          <table:table-cell table:style-name="ce32" table:formula="of:=[.E21]*[.E21]" office:value-type="float" office:value="0.09" calcext:value-type="float">
            <text:p>0.09</text:p>
          </table:table-cell>
          <table:table-cell/>
          <table:table-cell table:style-name="ce25" table:number-columns-repeated="4"/>
          <table:table-cell/>
          <table:table-cell table:style-name="ce25" table:formula="of:=INFO.OBBA.OBBA.OBMAKE([.M22];[.N22];[.O22])" office:value-type="string" office:string-value="numberOfBins &#10;[83]" calcext:value-type="string">
            <text:p>numberOfBins </text:p>
            <text:p>[83]</text:p>
          </table:table-cell>
          <table:table-cell table:style-name="ce25" office:value-type="string" calcext:value-type="string">
            <text:p>numberOfBins</text:p>
          </table:table-cell>
          <table:table-cell table:style-name="ce35" office:value-type="string" calcext:value-type="string">
            <text:p>int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23];[.D23];[.E23])" office:value-type="string" office:string-value="kappa &#10;[56]" calcext:value-type="string">
            <text:p>kappa </text:p>
            <text:p>[56]</text:p>
          </table:table-cell>
          <table:table-cell table:style-name="ce27" office:value-type="string" calcext:value-type="string">
            <text:p>kappa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2" calcext:value-type="float">
            <text:p>0.2</text:p>
          </table:table-cell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25" table:formula="of:=INFO.OBBA.OBBA.OBMAKE([.C24];[.D24];[.E24])" office:value-type="string" office:string-value="xi &#10;[57]" calcext:value-type="string">
            <text:p>xi </text:p>
            <text:p>[57]</text:p>
          </table:table-cell>
          <table:table-cell table:style-name="ce27" office:value-type="string" calcext:value-type="string">
            <text:p>xi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4" calcext:value-type="float">
            <text:p>0.4</text:p>
          </table:table-cell>
          <table:table-cell office:value-type="string" calcext:value-type="string">
            <text:p>(← vol of vol)</text:p>
          </table:table-cell>
          <table:table-cell table:style-name="ce27" table:formula="of:=INFO.OBBA.OBBA.OBMAKE([.H24];obLibs&amp;[.H17];[.G19:.G21])" office:value-type="string" office:string-value="hedge.model &#10;[73]" calcext:value-type="string">
            <text:p>hedge.model </text:p>
            <text:p>[73]</text:p>
          </table:table-cell>
          <table:table-cell table:style-name="ce27" office:value-type="string" calcext:value-type="string">
            <text:p>hedge.model</text:p>
          </table:table-cell>
          <table:table-cell table:style-name="ce27" table:number-columns-repeated="2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25];[.D25];[.E25])" office:value-type="string" office:string-value="rho &#10;[58]" calcext:value-type="string">
            <text:p>rho </text:p>
            <text:p>[58]</text:p>
          </table:table-cell>
          <table:table-cell table:style-name="ce27" office:value-type="string" calcext:value-type="string">
            <text:p>rho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25" table:number-columns-repeated="4"/>
          <table:table-cell/>
          <table:table-cell table:style-name="ce35" table:formula="of:=INFO.OBBA.OBBA.OBMAKE(&quot;hedge&quot;;obLibs&amp;[.M17];[.L19:.L23])" office:value-type="string" office:string-value="hedge &#10;[135]" calcext:value-type="string">
            <text:p>hedge </text:p>
            <text:p>[135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8" table:formula="of:=INFO.OBBA.OBBA.OBCALL([.C26];obLibs&amp;&quot;net.finmath.montecarlo.assetderivativevaluation.HestonModel$Scheme&quot;;&quot;valueOf&quot;;INFO.OBBA.OBBA.OBMAKE(&quot;&quot;;&quot;String&quot;;[.E26]))" office:value-type="string" office:string-value="scheme &#10;[60]" calcext:value-type="string">
            <text:p>scheme </text:p>
            <text:p>[60]</text:p>
          </table:table-cell>
          <table:table-cell table:style-name="ce27" office:value-type="string" calcext:value-type="string">
            <text:p>scheme</text:p>
          </table:table-cell>
          <table:table-cell table:style-name="ce27"/>
          <table:table-cell table:style-name="ce33" office:value-type="string" calcext:value-type="string">
            <text:p>FULL_TRUNCATION</text:p>
          </table:table-cell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</text:p>
          </table:table-cell>
          <table:table-cell table:style-name="ce25" table:number-columns-repeated="2"/>
          <table:table-cell/>
          <table:table-cell table:style-name="ce24" office:value-type="string" calcext:value-type="string">
            <text:p>Evaluation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5" table:formula="of:=INFO.OBBA.OBBA.OBMAKE(&quot;evaluationTime&quot;;&quot;double&quot;;[.O28])" office:value-type="string" office:string-value="evaluationTime &#10;[85]" calcext:value-type="string">
            <text:p>evaluationTime </text:p>
            <text:p>[85]</text:p>
          </table:table-cell>
          <table:table-cell table:style-name="ce35" table:number-columns-repeated="2"/>
          <table:table-cell table:style-name="ce40" table:formula="of:=[.O9]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7" table:formula="of:=INFO.OBBA.OBBA.OBMAKE([.C29];obLibs&amp;[.C17];[.B19:.B26])" office:value-type="string" office:string-value="model &#10;[61]" calcext:value-type="string">
            <text:p>model </text:p>
            <text:p>[61]</text:p>
          </table:table-cell>
          <table:table-cell table:style-name="ce27" office:value-type="string" calcext:value-type="string">
            <text:p>model</text:p>
          </table:table-cell>
          <table:table-cell table:style-name="ce27" table:number-columns-repeated="2"/>
          <table:table-cell/>
          <table:table-cell table:style-name="ce25" table:formula="of:=[.G14]" office:value-type="string" office:string-value="hedge.timeDiscretization &#10;[131]" calcext:value-type="string">
            <text:p>hedge.timeDiscretization </text:p>
            <text:p>[131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formula="of:=INFO.OBBA.OBBA.OBMAKE([.H30];[.I30];[.J30])" office:value-type="string" office:string-value="hedge.numberOfFactors &#10;[74]" calcext:value-type="string">
            <text:p>hedge.numberOfFactors </text:p>
            <text:p>[74]</text:p>
          </table:table-cell>
          <table:table-cell table:style-name="ce27" office:value-type="string" calcext:value-type="string">
            <text:p>hedge.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>
            <draw:frame table:end-cell-address="MonteCarloVarianceMinimizingHedge.P47" table:end-x="1.63mm" table:end-y="0.43mm" draw:z-index="0" draw:name="Diagramm 1" draw:style-name="gr1" draw:text-style-name="P1" svg:width="114.09mm" svg:height="70.36mm" svg:x="0.36mm" svg:y="1.14mm">
              <loext:p draw:notify-on-update-of-ranges="MonteCarloVarianceMinimizingHedge.B63:MonteCarloVarianceMinimizingHedge.B312 MonteCarloVarianceMinimizingHedge.D61:MonteCarloVarianceMinimizingHedge.D61 MonteCarloVarianceMinimizingHedge.D63:MonteCarloVarianceMinimizingHedge.D312 MonteCarloVarianceMinimizingHedge.B63:MonteCarloVarianceMinimizingHedge.B312 MonteCarloVarianceMinimizingHedge.C61:MonteCarloVarianceMinimizingHedge.C61 MonteCarloVarianceMinimizingHedge.C63:MonteCarloVarianceMinimizingHedge.C31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25" table:formula="of:=INFO.OBBA.OBBA.OBMAKE([.H31];[.I31];[.J31])" office:value-type="string" office:string-value="hedge.numberOfPaths &#10;[75]" calcext:value-type="string">
            <text:p>hedge.numberOfPaths </text:p>
            <text:p>[75]</text:p>
          </table:table-cell>
          <table:table-cell table:style-name="ce27" office:value-type="string" calcext:value-type="string">
            <text:p>hedge.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00" calcext:value-type="float">
            <text:p>100000</text:p>
          </table:table-cell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</text:p>
          </table:table-cell>
          <table:table-cell table:style-name="ce25" table:number-columns-repeated="2"/>
          <table:table-cell/>
          <table:table-cell table:style-name="ce25" table:formula="of:=INFO.OBBA.OBBA.OBMAKE([.H32];[.I32];[.J32])" office:value-type="string" office:string-value="hedge.seed &#10;[76]" calcext:value-type="string">
            <text:p>hedge.seed </text:p>
            <text:p>[76]</text:p>
          </table:table-cell>
          <table:table-cell table:style-name="ce27" office:value-type="string" calcext:value-type="string">
            <text:p>hedge.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3131" calcext:value-type="float">
            <text:p>3131</text:p>
          </table:table-cell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5" table:formula="of:=[.B14]" office:value-type="string" office:string-value="timeDiscretization &#10;[51]" calcext:value-type="string">
            <text:p>timeDiscretization </text:p>
            <text:p>[51]</text:p>
          </table:table-cell>
          <table:table-cell table:style-name="ce27" office:value-type="string" calcext:value-type="string">
            <text:p>time disc</text:p>
          </table:table-cell>
          <table:table-cell table:style-name="ce27" office:value-type="string" calcext:value-type="string">
            <text:p>object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5];[.D35];[.E35])" office:value-type="string" office:string-value="numberOfFactors &#10;[62]" calcext:value-type="string">
            <text:p>numberOfFactors </text:p>
            <text:p>[62]</text:p>
          </table:table-cell>
          <table:table-cell table:style-name="ce27" office:value-type="string" calcext:value-type="string">
            <text:p>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27" table:formula="of:=INFO.OBBA.OBBA.OBMAKE([.H35];obLibs&amp;[.H27];[.G29:.G32])" office:value-type="string" office:string-value="hedge.brownianMotion &#10;[132]" calcext:value-type="string">
            <text:p>hedge.brownianMotion </text:p>
            <text:p>[132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table:number-columns-repeated="2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6];[.D36];[.E36])" office:value-type="string" office:string-value="numberOfPaths &#10;[63]" calcext:value-type="string">
            <text:p>numberOfPaths </text:p>
            <text:p>[63]</text:p>
          </table:table-cell>
          <table:table-cell table:style-name="ce27" office:value-type="string" calcext:value-type="string">
            <text:p>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" calcext:value-type="float">
            <text:p>1000</text:p>
          </table:table-cell>
          <table:table-cell/>
          <table:table-cell table:style-name="ce27" table:number-columns-repeated="4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7];[.D37];[.E37])" office:value-type="string" office:string-value="seed &#10;[64]" calcext:value-type="string">
            <text:p>seed </text:p>
            <text:p>[64]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5151" calcext:value-type="float">
            <text:p>5151</text:p>
          </table:table-cell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ProcessEulerScheme</text:p>
          </table:table-cell>
          <table:table-cell table:style-name="ce25" table:number-columns-repeated="2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40];obLibs&amp;[.C32];[.B34:.B37])" office:value-type="string" office:string-value="brownianMotion &#10;[65]" calcext:value-type="string">
            <text:p>brownianMotion </text:p>
            <text:p>[65]</text:p>
          </table:table-cell>
          <table:table-cell table:style-name="ce27" office:value-type="string" calcext:value-type="string">
            <text:p>brownianMotion</text:p>
          </table:table-cell>
          <table:table-cell table:style-name="ce27" table:number-columns-repeated="2"/>
          <table:table-cell/>
          <table:table-cell table:style-name="ce25" table:formula="of:=[.G35]" office:value-type="string" office:string-value="hedge.brownianMotion &#10;[132]" calcext:value-type="string">
            <text:p>hedge.brownianMotion </text:p>
            <text:p>[132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ProcessEulerScheme</text:p>
          </table:table-cell>
          <table:table-cell table:style-name="ce25" table:number-columns-repeated="2"/>
          <table:table-cell/>
          <table:table-cell table:style-name="ce27" table:formula="of:=INFO.OBBA.OBBA.OBSYNC(INFO.OBBA.OBBA.OBMAKE([.H43];obLibs&amp;[.H38];[.G40:.G40]);[.G24])" office:value-type="string" office:string-value="hedge.eulerScheme &#10;[133]" calcext:value-type="string">
            <text:p>hedge.eulerScheme </text:p>
            <text:p>[133]</text:p>
          </table:table-cell>
          <table:table-cell table:style-name="ce27" office:value-type="string" calcext:value-type="string">
            <text:p>hedge.eulerScheme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5" table:formula="of:=[.B40]" office:value-type="string" office:string-value="brownianMotion &#10;[65]" calcext:value-type="string">
            <text:p>brownianMotion </text:p>
            <text:p>[65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SYNC(INFO.OBBA.OBBA.OBMAKE([.C48];obLibs&amp;[.C43];[.B45:.B45]);[.B29])" office:value-type="string" office:string-value="eulerScheme &#10;[86]" calcext:value-type="string">
            <text:p>eulerScheme </text:p>
            <text:p>[86]</text:p>
          </table:table-cell>
          <table:table-cell table:style-name="ce27" office:value-type="string" calcext:value-type="string">
            <text:p>eulerScheme</text:p>
          </table:table-cell>
          <table:table-cell table:style-name="ce27" table:number-columns-repeated="2"/>
          <table:table-cell/>
          <table:table-cell table:style-name="ce25" table:formula="of:=[.G24]" office:value-type="string" office:string-value="hedge.model &#10;[73]" calcext:value-type="string">
            <text:p>hedge.model </text:p>
            <text:p>[73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5" table:formula="of:=[.G43]" office:value-type="string" office:string-value="hedge.eulerScheme &#10;[133]" calcext:value-type="string">
            <text:p>hedge.eulerScheme </text:p>
            <text:p>[133]</text:p>
          </table:table-cell>
          <table:table-cell table:style-name="ce27" table:number-columns-repeated="3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7" table:formula="of:=INFO.OBBA.OBBA.OBMAKE([.H52];obLibs&amp;[.H46];[.G48:.G49])" office:value-type="string" office:string-value="hedge.simulation &#10;[134]" calcext:value-type="string">
            <text:p>hedge.simulation </text:p>
            <text:p>[134]</text:p>
          </table:table-cell>
          <table:table-cell table:style-name="ce27" office:value-type="string" calcext:value-type="string">
            <text:p>hedge.simulation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5" table:formula="of:=[.B29]" office:value-type="string" office:string-value="model &#10;[61]" calcext:value-type="string">
            <text:p>model </text:p>
            <text:p>[61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9"/>
        </table:table-row>
        <table:table-row table:style-name="ro2">
          <table:table-cell/>
          <table:table-cell table:style-name="ce25" table:formula="of:=[.B48]" office:value-type="string" office:string-value="eulerScheme &#10;[86]" calcext:value-type="string">
            <text:p>eulerScheme </text:p>
            <text:p>[86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9"/>
        </table:table-row>
        <table:table-row table:style-name="ro2">
          <table:table-cell/>
          <table:table-cell table:style-name="ce25" table:number-columns-repeated="4"/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9"/>
        </table:table-row>
        <table:table-row table:style-name="ro2">
          <table:table-cell/>
          <table:table-cell table:style-name="ce27" table:formula="of:=INFO.OBBA.OBBA.OBMAKE([.C57];obLibs&amp;[.C51];[.B53:.B54])" office:value-type="string" office:string-value="simulation &#10;[87]" calcext:value-type="string">
            <text:p>simulation </text:p>
            <text:p>[87]</text:p>
          </table:table-cell>
          <table:table-cell table:style-name="ce27" office:value-type="string" calcext:value-type="string">
            <text:p>simulation</text:p>
          </table:table-cell>
          <table:table-cell table:style-name="ce27"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ication</text:p>
          </table:table-cell>
          <table:table-cell office:value-type="string" calcext:value-type="string">
            <text:p>derivative payoff</text:p>
          </table:table-cell>
          <table:table-cell table:number-columns-repeated="1020"/>
        </table:table-row>
        <table:table-row table:style-name="ro2">
          <table:table-cell/>
          <table:table-cell table:formula="of:=INFO.OBBA.OBBA.OBCALL(&quot;underlyingValue&quot;;[.B57];&quot;getAssetValue&quot;;[.L28];INFO.OBBA.OBBA.OBMAKE(&quot;&quot;;&quot;int&quot;;0))" office:value-type="string" office:string-value="underlyingValue &#10;[91]" calcext:value-type="string">
            <text:p>underlyingValue </text:p>
            <text:p>[91]</text:p>
          </table:table-cell>
          <table:table-cell table:formula="of:=INFO.OBBA.OBBA.OBCALL(&quot;hedgeValues&quot;;[.L25];&quot;getValue&quot;;[.L28];[.$B$57])" office:value-type="string" office:string-value="hedgeValues &#10;[136]" calcext:value-type="string">
            <text:p>hedgeValues </text:p>
            <text:p>[136]</text:p>
          </table:table-cell>
          <table:table-cell table:formula="of:=INFO.OBBA.OBBA.OBCALL(&quot;productValues&quot;;[.L13];&quot;getValue&quot;;[.L28];[.B57])" office:value-type="string" office:string-value="productValues &#10;[88]" calcext:value-type="string">
            <text:p>productValues </text:p>
            <text:p>[88]</text:p>
          </table:table-cell>
          <table:table-cell table:number-columns-repeated="1020"/>
        </table:table-row>
        <table:table-row table:style-name="ro2">
          <table:table-cell/>
          <table:table-cell table:style-name="ce29" table:number-matrix-columns-spanned="1" table:number-matrix-rows-spanned="250" table:formula="of:=TRANSPOSE(INFO.OBBA.OBBA.OBGET(INFO.OBBA.OBBA.OBCALL(&quot;&quot;;[.B62];&quot;getRealizations&quot;)))" office:value-type="float" office:value="54.1731974621571" calcext:value-type="float">
            <text:p>54.2</text:p>
          </table:table-cell>
          <table:table-cell table:style-name="ce29" table:number-matrix-columns-spanned="1" table:number-matrix-rows-spanned="250" table:formula="of:=TRANSPOSE(INFO.OBBA.OBBA.OBGET(INFO.OBBA.OBBA.OBCALL(&quot;&quot;;[.C62];&quot;getRealizations&quot;)))" office:value-type="float" office:value="-18.8269709719346" calcext:value-type="float">
            <text:p>-18.8</text:p>
          </table:table-cell>
          <table:table-cell table:style-name="ce29" table:number-matrix-columns-spanned="1" table:number-matrix-rows-spanned="250" table:formula="of:=TRANSPOSE(INFO.OBBA.OBBA.OBGET(INFO.OBBA.OBBA.OBCALL(&quot;&quot;;[.D62];&quot;getRealizations&quot;)))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1266671692327" calcext:value-type="float">
            <text:p>85.1</text:p>
          </table:table-cell>
          <table:table-cell table:style-name="ce29" office:value-type="float" office:value="6.21034748040065" calcext:value-type="float">
            <text:p>6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8.53876612253" calcext:value-type="float">
            <text:p>168.5</text:p>
          </table:table-cell>
          <table:table-cell table:style-name="ce29" office:value-type="float" office:value="57.4262373714313" calcext:value-type="float">
            <text:p>57.4</text:p>
          </table:table-cell>
          <table:table-cell table:style-name="ce29" office:value-type="float" office:value="63.5387661225298" calcext:value-type="float">
            <text:p>63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7.813845988523" calcext:value-type="float">
            <text:p>147.8</text:p>
          </table:table-cell>
          <table:table-cell table:style-name="ce29" office:value-type="float" office:value="47.311123527686" calcext:value-type="float">
            <text:p>47.3</text:p>
          </table:table-cell>
          <table:table-cell table:style-name="ce29" office:value-type="float" office:value="42.8138459885226" calcext:value-type="float">
            <text:p>4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228444806029" calcext:value-type="float">
            <text:p>129.2</text:p>
          </table:table-cell>
          <table:table-cell table:style-name="ce29" office:value-type="float" office:value="29.8868788009447" calcext:value-type="float">
            <text:p>29.9</text:p>
          </table:table-cell>
          <table:table-cell table:style-name="ce29" office:value-type="float" office:value="24.2284448060294" calcext:value-type="float">
            <text:p>2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3942630925774" calcext:value-type="float">
            <text:p>78.4</text:p>
          </table:table-cell>
          <table:table-cell table:style-name="ce29" office:value-type="float" office:value="-4.56881152119288" calcext:value-type="float">
            <text:p>-4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6.748461567008" calcext:value-type="float">
            <text:p>156.7</text:p>
          </table:table-cell>
          <table:table-cell table:style-name="ce29" office:value-type="float" office:value="55.4141214643572" calcext:value-type="float">
            <text:p>55.4</text:p>
          </table:table-cell>
          <table:table-cell table:style-name="ce29" office:value-type="float" office:value="51.7484615670077" calcext:value-type="float">
            <text:p>51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1659837246" calcext:value-type="float">
            <text:p>103.1</text:p>
          </table:table-cell>
          <table:table-cell table:style-name="ce29" office:value-type="float" office:value="12.3191395270691" calcext:value-type="float">
            <text:p>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1.8608155637749" calcext:value-type="float">
            <text:p>51.9</text:p>
          </table:table-cell>
          <table:table-cell table:style-name="ce29" office:value-type="float" office:value="-13.5651733895823" calcext:value-type="float">
            <text:p>-13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742103477475" calcext:value-type="float">
            <text:p>99.6</text:p>
          </table:table-cell>
          <table:table-cell table:style-name="ce29" office:value-type="float" office:value="-16.3145671749325" calcext:value-type="float">
            <text:p>-16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8.947180857302" calcext:value-type="float">
            <text:p>138.9</text:p>
          </table:table-cell>
          <table:table-cell table:style-name="ce29" office:value-type="float" office:value="37.8471125862426" calcext:value-type="float">
            <text:p>37.8</text:p>
          </table:table-cell>
          <table:table-cell table:style-name="ce29" office:value-type="float" office:value="33.9471808573019" calcext:value-type="float">
            <text:p>3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20111322483" calcext:value-type="float">
            <text:p>110.8</text:p>
          </table:table-cell>
          <table:table-cell table:style-name="ce29" office:value-type="float" office:value="20.0309854671018" calcext:value-type="float">
            <text:p>20.0</text:p>
          </table:table-cell>
          <table:table-cell table:style-name="ce29" office:value-type="float" office:value="5.82011132248267" calcext:value-type="float">
            <text:p>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4113996837436" calcext:value-type="float">
            <text:p>91.4</text:p>
          </table:table-cell>
          <table:table-cell table:style-name="ce29" office:value-type="float" office:value="10.721758748046" calcext:value-type="float">
            <text:p>1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8.1475714674562" calcext:value-type="float">
            <text:p>98.1</text:p>
          </table:table-cell>
          <table:table-cell table:style-name="ce29" office:value-type="float" office:value="-0.28960235076508" calcext:value-type="float">
            <text:p>-0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2.574953533149" calcext:value-type="float">
            <text:p>192.6</text:p>
          </table:table-cell>
          <table:table-cell table:style-name="ce29" office:value-type="float" office:value="93.09798946007" calcext:value-type="float">
            <text:p>93.1</text:p>
          </table:table-cell>
          <table:table-cell table:style-name="ce29" office:value-type="float" office:value="87.5749535331493" calcext:value-type="float">
            <text:p>87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50444665642" calcext:value-type="float">
            <text:p>111.0</text:p>
          </table:table-cell>
          <table:table-cell table:style-name="ce29" office:value-type="float" office:value="-0.512473631927644" calcext:value-type="float">
            <text:p>-0.5</text:p>
          </table:table-cell>
          <table:table-cell table:style-name="ce29" office:value-type="float" office:value="5.95044466564248" calcext:value-type="float">
            <text:p>6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043954330606" calcext:value-type="float">
            <text:p>72.0</text:p>
          </table:table-cell>
          <table:table-cell table:style-name="ce29" office:value-type="float" office:value="0.582249558558679" calcext:value-type="float">
            <text:p>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60814239645" calcext:value-type="float">
            <text:p>121.2</text:p>
          </table:table-cell>
          <table:table-cell table:style-name="ce29" office:value-type="float" office:value="23.5178964687338" calcext:value-type="float">
            <text:p>23.5</text:p>
          </table:table-cell>
          <table:table-cell table:style-name="ce29" office:value-type="float" office:value="16.1608142396452" calcext:value-type="float">
            <text:p>1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1.297605259196" calcext:value-type="float">
            <text:p>251.3</text:p>
          </table:table-cell>
          <table:table-cell table:style-name="ce29" office:value-type="float" office:value="147.12384332314" calcext:value-type="float">
            <text:p>147.1</text:p>
          </table:table-cell>
          <table:table-cell table:style-name="ce29" office:value-type="float" office:value="146.297605259196" calcext:value-type="float">
            <text:p>14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528813295726" calcext:value-type="float">
            <text:p>124.5</text:p>
          </table:table-cell>
          <table:table-cell table:style-name="ce29" office:value-type="float" office:value="24.8892209056521" calcext:value-type="float">
            <text:p>24.9</text:p>
          </table:table-cell>
          <table:table-cell table:style-name="ce29" office:value-type="float" office:value="19.5288132957264" calcext:value-type="float">
            <text:p>19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7.3537284665752" calcext:value-type="float">
            <text:p>47.4</text:p>
          </table:table-cell>
          <table:table-cell table:style-name="ce29" office:value-type="float" office:value="-22.1734127838858" calcext:value-type="float">
            <text:p>-2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8889244769252" calcext:value-type="float">
            <text:p>92.9</text:p>
          </table:table-cell>
          <table:table-cell table:style-name="ce29" office:value-type="float" office:value="10.0898545939861" calcext:value-type="float">
            <text:p>10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6.004937496491" calcext:value-type="float">
            <text:p>136.0</text:p>
          </table:table-cell>
          <table:table-cell table:style-name="ce29" office:value-type="float" office:value="36.1515416988507" calcext:value-type="float">
            <text:p>36.2</text:p>
          </table:table-cell>
          <table:table-cell table:style-name="ce29" office:value-type="float" office:value="31.0049374964911" calcext:value-type="float">
            <text:p>3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17469433279" calcext:value-type="float">
            <text:p>116.4</text:p>
          </table:table-cell>
          <table:table-cell table:style-name="ce29" office:value-type="float" office:value="21.4662319345721" calcext:value-type="float">
            <text:p>21.5</text:p>
          </table:table-cell>
          <table:table-cell table:style-name="ce29" office:value-type="float" office:value="11.417469433279" calcext:value-type="float">
            <text:p>1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460308539785" calcext:value-type="float">
            <text:p>113.5</text:p>
          </table:table-cell>
          <table:table-cell table:style-name="ce29" office:value-type="float" office:value="13.6339414146344" calcext:value-type="float">
            <text:p>13.6</text:p>
          </table:table-cell>
          <table:table-cell table:style-name="ce29" office:value-type="float" office:value="8.46030853978544" calcext:value-type="float">
            <text:p>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1192894435469" calcext:value-type="float">
            <text:p>79.1</text:p>
          </table:table-cell>
          <table:table-cell table:style-name="ce29" office:value-type="float" office:value="-1.92508925792058" calcext:value-type="float">
            <text:p>-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879694380369" calcext:value-type="float">
            <text:p>108.9</text:p>
          </table:table-cell>
          <table:table-cell table:style-name="ce29" office:value-type="float" office:value="-0.834977192736869" calcext:value-type="float">
            <text:p>-0.8</text:p>
          </table:table-cell>
          <table:table-cell table:style-name="ce29" office:value-type="float" office:value="3.8796943803686" calcext:value-type="float">
            <text:p>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6460817997928" calcext:value-type="float">
            <text:p>79.6</text:p>
          </table:table-cell>
          <table:table-cell table:style-name="ce29" office:value-type="float" office:value="2.17003858131473" calcext:value-type="float">
            <text:p>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606258364514" calcext:value-type="float">
            <text:p>116.6</text:p>
          </table:table-cell>
          <table:table-cell table:style-name="ce29" office:value-type="float" office:value="26.7211677672649" calcext:value-type="float">
            <text:p>26.7</text:p>
          </table:table-cell>
          <table:table-cell table:style-name="ce29" office:value-type="float" office:value="11.6062583645135" calcext:value-type="float">
            <text:p>11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1006610493491" calcext:value-type="float">
            <text:p>99.1</text:p>
          </table:table-cell>
          <table:table-cell table:style-name="ce29" office:value-type="float" office:value="8.73629289300798" calcext:value-type="float">
            <text:p>8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1913782991909" calcext:value-type="float">
            <text:p>95.2</text:p>
          </table:table-cell>
          <table:table-cell table:style-name="ce29" office:value-type="float" office:value="0.733462344885723" calcext:value-type="float">
            <text:p>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8886157519991" calcext:value-type="float">
            <text:p>69.9</text:p>
          </table:table-cell>
          <table:table-cell table:style-name="ce29" office:value-type="float" office:value="-3.71036866534187" calcext:value-type="float">
            <text:p>-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8590457737917" calcext:value-type="float">
            <text:p>82.9</text:p>
          </table:table-cell>
          <table:table-cell table:style-name="ce29" office:value-type="float" office:value="5.31353589510759" calcext:value-type="float">
            <text:p>5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2053122671418" calcext:value-type="float">
            <text:p>74.2</text:p>
          </table:table-cell>
          <table:table-cell table:style-name="ce29" office:value-type="float" office:value="-5.13802905120729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86623523658" calcext:value-type="float">
            <text:p>121.2</text:p>
          </table:table-cell>
          <table:table-cell table:style-name="ce29" office:value-type="float" office:value="18.0045240023788" calcext:value-type="float">
            <text:p>18.0</text:p>
          </table:table-cell>
          <table:table-cell table:style-name="ce29" office:value-type="float" office:value="16.1866235236583" calcext:value-type="float">
            <text:p>1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39434347698" calcext:value-type="float">
            <text:p>106.4</text:p>
          </table:table-cell>
          <table:table-cell table:style-name="ce29" office:value-type="float" office:value="9.24304928873951" calcext:value-type="float">
            <text:p>9.2</text:p>
          </table:table-cell>
          <table:table-cell table:style-name="ce29" office:value-type="float" office:value="1.39434347697986" calcext:value-type="float">
            <text:p>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526201896729" calcext:value-type="float">
            <text:p>114.5</text:p>
          </table:table-cell>
          <table:table-cell table:style-name="ce29" office:value-type="float" office:value="19.7690921568184" calcext:value-type="float">
            <text:p>19.8</text:p>
          </table:table-cell>
          <table:table-cell table:style-name="ce29" office:value-type="float" office:value="9.52620189672859" calcext:value-type="float">
            <text:p>9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15664879622" calcext:value-type="float">
            <text:p>110.8</text:p>
          </table:table-cell>
          <table:table-cell table:style-name="ce29" office:value-type="float" office:value="15.6753635886558" calcext:value-type="float">
            <text:p>15.7</text:p>
          </table:table-cell>
          <table:table-cell table:style-name="ce29" office:value-type="float" office:value="5.81566487962155" calcext:value-type="float">
            <text:p>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8.971263626698" calcext:value-type="float">
            <text:p>129.0</text:p>
          </table:table-cell>
          <table:table-cell table:style-name="ce29" office:value-type="float" office:value="33.9403173174953" calcext:value-type="float">
            <text:p>33.9</text:p>
          </table:table-cell>
          <table:table-cell table:style-name="ce29" office:value-type="float" office:value="23.9712636266984" calcext:value-type="float">
            <text:p>2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08377159888" calcext:value-type="float">
            <text:p>137.1</text:p>
          </table:table-cell>
          <table:table-cell table:style-name="ce29" office:value-type="float" office:value="42.8792365102043" calcext:value-type="float">
            <text:p>42.9</text:p>
          </table:table-cell>
          <table:table-cell table:style-name="ce29" office:value-type="float" office:value="32.0837715988804" calcext:value-type="float">
            <text:p>32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1.9102771690576" calcext:value-type="float">
            <text:p>31.9</text:p>
          </table:table-cell>
          <table:table-cell table:style-name="ce29" office:value-type="float" office:value="-12.2844091264697" calcext:value-type="float">
            <text:p>-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545297009934" calcext:value-type="float">
            <text:p>137.5</text:p>
          </table:table-cell>
          <table:table-cell table:style-name="ce29" office:value-type="float" office:value="40.5958112890601" calcext:value-type="float">
            <text:p>40.6</text:p>
          </table:table-cell>
          <table:table-cell table:style-name="ce29" office:value-type="float" office:value="32.5452970099338" calcext:value-type="float">
            <text:p>32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634037710378" calcext:value-type="float">
            <text:p>115.6</text:p>
          </table:table-cell>
          <table:table-cell table:style-name="ce29" office:value-type="float" office:value="23.7673630542426" calcext:value-type="float">
            <text:p>23.8</text:p>
          </table:table-cell>
          <table:table-cell table:style-name="ce29" office:value-type="float" office:value="10.6340377103784" calcext:value-type="float">
            <text:p>10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519286648519" calcext:value-type="float">
            <text:p>122.5</text:p>
          </table:table-cell>
          <table:table-cell table:style-name="ce29" office:value-type="float" office:value="0.673321876486988" calcext:value-type="float">
            <text:p>0.7</text:p>
          </table:table-cell>
          <table:table-cell table:style-name="ce29" office:value-type="float" office:value="17.519286648519" calcext:value-type="float">
            <text:p>17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235152824741" calcext:value-type="float">
            <text:p>109.2</text:p>
          </table:table-cell>
          <table:table-cell table:style-name="ce29" office:value-type="float" office:value="17.7557579749923" calcext:value-type="float">
            <text:p>17.8</text:p>
          </table:table-cell>
          <table:table-cell table:style-name="ce29" office:value-type="float" office:value="4.23515282474138" calcext:value-type="float">
            <text:p>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430932580596" calcext:value-type="float">
            <text:p>81.6</text:p>
          </table:table-cell>
          <table:table-cell table:style-name="ce29" office:value-type="float" office:value="-31.385218117699" calcext:value-type="float">
            <text:p>-31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277170242249" calcext:value-type="float">
            <text:p>121.3</text:p>
          </table:table-cell>
          <table:table-cell table:style-name="ce29" office:value-type="float" office:value="27.1853353165401" calcext:value-type="float">
            <text:p>27.2</text:p>
          </table:table-cell>
          <table:table-cell table:style-name="ce29" office:value-type="float" office:value="16.2771702422489" calcext:value-type="float">
            <text:p>1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759428029417" calcext:value-type="float">
            <text:p>104.8</text:p>
          </table:table-cell>
          <table:table-cell table:style-name="ce29" office:value-type="float" office:value="4.84582127040678" calcext:value-type="float">
            <text:p>4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17.865360727038" calcext:value-type="float">
            <text:p>217.9</text:p>
          </table:table-cell>
          <table:table-cell table:style-name="ce29" office:value-type="float" office:value="116.729214041158" calcext:value-type="float">
            <text:p>116.7</text:p>
          </table:table-cell>
          <table:table-cell table:style-name="ce29" office:value-type="float" office:value="112.865360727038" calcext:value-type="float">
            <text:p>112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4.994622827667" calcext:value-type="float">
            <text:p>195.0</text:p>
          </table:table-cell>
          <table:table-cell table:style-name="ce29" office:value-type="float" office:value="86.646140355156" calcext:value-type="float">
            <text:p>86.6</text:p>
          </table:table-cell>
          <table:table-cell table:style-name="ce29" office:value-type="float" office:value="89.9946228276671" calcext:value-type="float">
            <text:p>9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65713644631" calcext:value-type="float">
            <text:p>109.7</text:p>
          </table:table-cell>
          <table:table-cell table:style-name="ce29" office:value-type="float" office:value="18.7378451113554" calcext:value-type="float">
            <text:p>18.7</text:p>
          </table:table-cell>
          <table:table-cell table:style-name="ce29" office:value-type="float" office:value="4.6571364463103" calcext:value-type="float">
            <text:p>4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0.784358158892" calcext:value-type="float">
            <text:p>150.8</text:p>
          </table:table-cell>
          <table:table-cell table:style-name="ce29" office:value-type="float" office:value="41.3287752035076" calcext:value-type="float">
            <text:p>41.3</text:p>
          </table:table-cell>
          <table:table-cell table:style-name="ce29" office:value-type="float" office:value="45.7843581588916" calcext:value-type="float">
            <text:p>4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81013580406" calcext:value-type="float">
            <text:p>116.5</text:p>
          </table:table-cell>
          <table:table-cell table:style-name="ce29" office:value-type="float" office:value="24.6802059932152" calcext:value-type="float">
            <text:p>24.7</text:p>
          </table:table-cell>
          <table:table-cell table:style-name="ce29" office:value-type="float" office:value="11.481013580406" calcext:value-type="float">
            <text:p>11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075613001817" calcext:value-type="float">
            <text:p>133.1</text:p>
          </table:table-cell>
          <table:table-cell table:style-name="ce29" office:value-type="float" office:value="39.2162894990606" calcext:value-type="float">
            <text:p>39.2</text:p>
          </table:table-cell>
          <table:table-cell table:style-name="ce29" office:value-type="float" office:value="28.0756130018173" calcext:value-type="float">
            <text:p>28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652345969821" calcext:value-type="float">
            <text:p>102.7</text:p>
          </table:table-cell>
          <table:table-cell table:style-name="ce29" office:value-type="float" office:value="16.6931429341109" calcext:value-type="float">
            <text:p>16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857263346818" calcext:value-type="float">
            <text:p>113.9</text:p>
          </table:table-cell>
          <table:table-cell table:style-name="ce29" office:value-type="float" office:value="25.7270758100336" calcext:value-type="float">
            <text:p>25.7</text:p>
          </table:table-cell>
          <table:table-cell table:style-name="ce29" office:value-type="float" office:value="8.85726334681823" calcext:value-type="float">
            <text:p>8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168194106152" calcext:value-type="float">
            <text:p>110.2</text:p>
          </table:table-cell>
          <table:table-cell table:style-name="ce29" office:value-type="float" office:value="22.8058214964336" calcext:value-type="float">
            <text:p>22.8</text:p>
          </table:table-cell>
          <table:table-cell table:style-name="ce29" office:value-type="float" office:value="5.16819410615152" calcext:value-type="float">
            <text:p>5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8718386789692" calcext:value-type="float">
            <text:p>90.9</text:p>
          </table:table-cell>
          <table:table-cell table:style-name="ce29" office:value-type="float" office:value="-9.78135750776562" calcext:value-type="float">
            <text:p>-9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5475400488358" calcext:value-type="float">
            <text:p>60.5</text:p>
          </table:table-cell>
          <table:table-cell table:style-name="ce29" office:value-type="float" office:value="-12.9376412954341" calcext:value-type="float">
            <text:p>-1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7199141388762" calcext:value-type="float">
            <text:p>96.7</text:p>
          </table:table-cell>
          <table:table-cell table:style-name="ce29" office:value-type="float" office:value="-3.56327804240141" calcext:value-type="float">
            <text:p>-3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1368922561613" calcext:value-type="float">
            <text:p>84.1</text:p>
          </table:table-cell>
          <table:table-cell table:style-name="ce29" office:value-type="float" office:value="9.20844759788373" calcext:value-type="float">
            <text:p>9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674587742607" calcext:value-type="float">
            <text:p>100.7</text:p>
          </table:table-cell>
          <table:table-cell table:style-name="ce29" office:value-type="float" office:value="14.2874897312859" calcext:value-type="float">
            <text:p>14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887937169494" calcext:value-type="float">
            <text:p>185.9</text:p>
          </table:table-cell>
          <table:table-cell table:style-name="ce29" office:value-type="float" office:value="83.8489993799567" calcext:value-type="float">
            <text:p>83.8</text:p>
          </table:table-cell>
          <table:table-cell table:style-name="ce29" office:value-type="float" office:value="80.8879371694942" calcext:value-type="float">
            <text:p>80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403261316503" calcext:value-type="float">
            <text:p>34.0</text:p>
          </table:table-cell>
          <table:table-cell table:style-name="ce29" office:value-type="float" office:value="-31.4465335917213" calcext:value-type="float">
            <text:p>-31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207973694617" calcext:value-type="float">
            <text:p>88.1</text:p>
          </table:table-cell>
          <table:table-cell table:style-name="ce29" office:value-type="float" office:value="-12.7903334181324" calcext:value-type="float">
            <text:p>-12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66905722865" calcext:value-type="float">
            <text:p>108.7</text:p>
          </table:table-cell>
          <table:table-cell table:style-name="ce29" office:value-type="float" office:value="18.8201900637799" calcext:value-type="float">
            <text:p>18.8</text:p>
          </table:table-cell>
          <table:table-cell table:style-name="ce29" office:value-type="float" office:value="3.66905722865044" calcext:value-type="float">
            <text:p>3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3.543096059339" calcext:value-type="float">
            <text:p>233.5</text:p>
          </table:table-cell>
          <table:table-cell table:style-name="ce29" office:value-type="float" office:value="117.722102915919" calcext:value-type="float">
            <text:p>117.7</text:p>
          </table:table-cell>
          <table:table-cell table:style-name="ce29" office:value-type="float" office:value="128.543096059339" calcext:value-type="float">
            <text:p>12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3.373684479464" calcext:value-type="float">
            <text:p>183.4</text:p>
          </table:table-cell>
          <table:table-cell table:style-name="ce29" office:value-type="float" office:value="84.4360528456754" calcext:value-type="float">
            <text:p>84.4</text:p>
          </table:table-cell>
          <table:table-cell table:style-name="ce29" office:value-type="float" office:value="78.373684479464" calcext:value-type="float">
            <text:p>78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6.032391069708" calcext:value-type="float">
            <text:p>226.0</text:p>
          </table:table-cell>
          <table:table-cell table:style-name="ce29" office:value-type="float" office:value="100.718290760084" calcext:value-type="float">
            <text:p>100.7</text:p>
          </table:table-cell>
          <table:table-cell table:style-name="ce29" office:value-type="float" office:value="121.032391069708" calcext:value-type="float">
            <text:p>12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906889242429" calcext:value-type="float">
            <text:p>133.9</text:p>
          </table:table-cell>
          <table:table-cell table:style-name="ce29" office:value-type="float" office:value="34.2265599155689" calcext:value-type="float">
            <text:p>34.2</text:p>
          </table:table-cell>
          <table:table-cell table:style-name="ce29" office:value-type="float" office:value="28.9068892424287" calcext:value-type="float">
            <text:p>28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460488200547" calcext:value-type="float">
            <text:p>123.5</text:p>
          </table:table-cell>
          <table:table-cell table:style-name="ce29" office:value-type="float" office:value="30.3134018239547" calcext:value-type="float">
            <text:p>30.3</text:p>
          </table:table-cell>
          <table:table-cell table:style-name="ce29" office:value-type="float" office:value="18.4604882005466" calcext:value-type="float">
            <text:p>1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8.670369381372" calcext:value-type="float">
            <text:p>158.7</text:p>
          </table:table-cell>
          <table:table-cell table:style-name="ce29" office:value-type="float" office:value="54.1800150236566" calcext:value-type="float">
            <text:p>54.2</text:p>
          </table:table-cell>
          <table:table-cell table:style-name="ce29" office:value-type="float" office:value="53.6703693813724" calcext:value-type="float">
            <text:p>53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4499581825695" calcext:value-type="float">
            <text:p>81.4</text:p>
          </table:table-cell>
          <table:table-cell table:style-name="ce29" office:value-type="float" office:value="-10.8440858299438" calcext:value-type="float">
            <text:p>-10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71368878051" calcext:value-type="float">
            <text:p>110.9</text:p>
          </table:table-cell>
          <table:table-cell table:style-name="ce29" office:value-type="float" office:value="17.574209124368" calcext:value-type="float">
            <text:p>17.6</text:p>
          </table:table-cell>
          <table:table-cell table:style-name="ce29" office:value-type="float" office:value="5.87136887805067" calcext:value-type="float">
            <text:p>5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9734942583" calcext:value-type="float">
            <text:p>90.2</text:p>
          </table:table-cell>
          <table:table-cell table:style-name="ce29" office:value-type="float" office:value="-1.53365183298242" calcext:value-type="float">
            <text:p>-1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6.248591611621" calcext:value-type="float">
            <text:p>176.2</text:p>
          </table:table-cell>
          <table:table-cell table:style-name="ce29" office:value-type="float" office:value="88.3640464741907" calcext:value-type="float">
            <text:p>88.4</text:p>
          </table:table-cell>
          <table:table-cell table:style-name="ce29" office:value-type="float" office:value="71.2485916116206" calcext:value-type="float">
            <text:p>71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734155338505" calcext:value-type="float">
            <text:p>129.7</text:p>
          </table:table-cell>
          <table:table-cell table:style-name="ce29" office:value-type="float" office:value="38.489489144165" calcext:value-type="float">
            <text:p>38.5</text:p>
          </table:table-cell>
          <table:table-cell table:style-name="ce29" office:value-type="float" office:value="24.7341553385054" calcext:value-type="float">
            <text:p>24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2627795286023" calcext:value-type="float">
            <text:p>79.3</text:p>
          </table:table-cell>
          <table:table-cell table:style-name="ce29" office:value-type="float" office:value="-9.51268608178533" calcext:value-type="float">
            <text:p>-9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9015756112563" calcext:value-type="float">
            <text:p>62.9</text:p>
          </table:table-cell>
          <table:table-cell table:style-name="ce29" office:value-type="float" office:value="-7.22391574036005" calcext:value-type="float">
            <text:p>-7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2.8585228879601" calcext:value-type="float">
            <text:p>52.9</text:p>
          </table:table-cell>
          <table:table-cell table:style-name="ce29" office:value-type="float" office:value="-15.5796592245727" calcext:value-type="float">
            <text:p>-1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8268888474138" calcext:value-type="float">
            <text:p>81.8</text:p>
          </table:table-cell>
          <table:table-cell table:style-name="ce29" office:value-type="float" office:value="-3.50296499810746" calcext:value-type="float">
            <text:p>-3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675562063184" calcext:value-type="float">
            <text:p>86.2</text:p>
          </table:table-cell>
          <table:table-cell table:style-name="ce29" office:value-type="float" office:value="6.49365766120159" calcext:value-type="float">
            <text:p>6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7285640189236" calcext:value-type="float">
            <text:p>89.7</text:p>
          </table:table-cell>
          <table:table-cell table:style-name="ce29" office:value-type="float" office:value="6.58842092971005" calcext:value-type="float">
            <text:p>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863015246674" calcext:value-type="float">
            <text:p>120.9</text:p>
          </table:table-cell>
          <table:table-cell table:style-name="ce29" office:value-type="float" office:value="26.3431116334984" calcext:value-type="float">
            <text:p>26.3</text:p>
          </table:table-cell>
          <table:table-cell table:style-name="ce29" office:value-type="float" office:value="15.8630152466742" calcext:value-type="float">
            <text:p>15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1696016455635" calcext:value-type="float">
            <text:p>74.2</text:p>
          </table:table-cell>
          <table:table-cell table:style-name="ce29" office:value-type="float" office:value="-17.3727953837238" calcext:value-type="float">
            <text:p>-17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2867144035931" calcext:value-type="float">
            <text:p>76.3</text:p>
          </table:table-cell>
          <table:table-cell table:style-name="ce29" office:value-type="float" office:value="-5.56601568431372" calcext:value-type="float">
            <text:p>-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1.58458587808" calcext:value-type="float">
            <text:p>111.6</text:p>
          </table:table-cell>
          <table:table-cell table:style-name="ce29" office:value-type="float" office:value="16.9230659859844" calcext:value-type="float">
            <text:p>16.9</text:p>
          </table:table-cell>
          <table:table-cell table:style-name="ce29" office:value-type="float" office:value="6.58458587807994" calcext:value-type="float">
            <text:p>6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4733431973" calcext:value-type="float">
            <text:p>90.2</text:p>
          </table:table-cell>
          <table:table-cell table:style-name="ce29" office:value-type="float" office:value="1.87103197197525" calcext:value-type="float">
            <text:p>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566546171041" calcext:value-type="float">
            <text:p>81.7</text:p>
          </table:table-cell>
          <table:table-cell table:style-name="ce29" office:value-type="float" office:value="-5.1354661357562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520428862533" calcext:value-type="float">
            <text:p>66.5</text:p>
          </table:table-cell>
          <table:table-cell table:style-name="ce29" office:value-type="float" office:value="-3.68784975369028" calcext:value-type="float">
            <text:p>-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749153161913" calcext:value-type="float">
            <text:p>102.7</text:p>
          </table:table-cell>
          <table:table-cell table:style-name="ce29" office:value-type="float" office:value="13.8499212011378" calcext:value-type="float">
            <text:p>13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45034242326" calcext:value-type="float">
            <text:p>105.3</text:p>
          </table:table-cell>
          <table:table-cell table:style-name="ce29" office:value-type="float" office:value="12.874612763826" calcext:value-type="float">
            <text:p>12.9</text:p>
          </table:table-cell>
          <table:table-cell table:style-name="ce29" office:value-type="float" office:value="0.345034242326136" calcext:value-type="float">
            <text:p>0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480875724549" calcext:value-type="float">
            <text:p>119.5</text:p>
          </table:table-cell>
          <table:table-cell table:style-name="ce29" office:value-type="float" office:value="19.1486467348924" calcext:value-type="float">
            <text:p>19.1</text:p>
          </table:table-cell>
          <table:table-cell table:style-name="ce29" office:value-type="float" office:value="14.4808757245487" calcext:value-type="float">
            <text:p>1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9000173922125" calcext:value-type="float">
            <text:p>95.9</text:p>
          </table:table-cell>
          <table:table-cell table:style-name="ce29" office:value-type="float" office:value="12.2208835599539" calcext:value-type="float">
            <text:p>1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4.439832564564" calcext:value-type="float">
            <text:p>224.4</text:p>
          </table:table-cell>
          <table:table-cell table:style-name="ce29" office:value-type="float" office:value="121.872980645097" calcext:value-type="float">
            <text:p>121.9</text:p>
          </table:table-cell>
          <table:table-cell table:style-name="ce29" office:value-type="float" office:value="119.439832564564" calcext:value-type="float">
            <text:p>119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494547200484" calcext:value-type="float">
            <text:p>109.5</text:p>
          </table:table-cell>
          <table:table-cell table:style-name="ce29" office:value-type="float" office:value="15.8437088164285" calcext:value-type="float">
            <text:p>15.8</text:p>
          </table:table-cell>
          <table:table-cell table:style-name="ce29" office:value-type="float" office:value="4.49454720048448" calcext:value-type="float">
            <text:p>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101157404958" calcext:value-type="float">
            <text:p>93.1</text:p>
          </table:table-cell>
          <table:table-cell table:style-name="ce29" office:value-type="float" office:value="0.18506526096327" calcext:value-type="float">
            <text:p>0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1.470579860744" calcext:value-type="float">
            <text:p>101.5</text:p>
          </table:table-cell>
          <table:table-cell table:style-name="ce29" office:value-type="float" office:value="-5.89651911056246" calcext:value-type="float">
            <text:p>-5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.0796872116698" calcext:value-type="float">
            <text:p>25.1</text:p>
          </table:table-cell>
          <table:table-cell table:style-name="ce29" office:value-type="float" office:value="-22.9324546641699" calcext:value-type="float">
            <text:p>-2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4.292345366925" calcext:value-type="float">
            <text:p>254.3</text:p>
          </table:table-cell>
          <table:table-cell table:style-name="ce29" office:value-type="float" office:value="158.686893295992" calcext:value-type="float">
            <text:p>158.7</text:p>
          </table:table-cell>
          <table:table-cell table:style-name="ce29" office:value-type="float" office:value="149.292345366925" calcext:value-type="float">
            <text:p>149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704152741824" calcext:value-type="float">
            <text:p>160.7</text:p>
          </table:table-cell>
          <table:table-cell table:style-name="ce29" office:value-type="float" office:value="59.8806337625205" calcext:value-type="float">
            <text:p>59.9</text:p>
          </table:table-cell>
          <table:table-cell table:style-name="ce29" office:value-type="float" office:value="55.7041527418242" calcext:value-type="float">
            <text:p>55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5.1029275677454" calcext:value-type="float">
            <text:p>55.1</text:p>
          </table:table-cell>
          <table:table-cell table:style-name="ce29" office:value-type="float" office:value="-18.7242743777843" calcext:value-type="float">
            <text:p>-18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0.747194811175" calcext:value-type="float">
            <text:p>130.7</text:p>
          </table:table-cell>
          <table:table-cell table:style-name="ce29" office:value-type="float" office:value="33.9633177189574" calcext:value-type="float">
            <text:p>34.0</text:p>
          </table:table-cell>
          <table:table-cell table:style-name="ce29" office:value-type="float" office:value="25.7471948111748" calcext:value-type="float">
            <text:p>25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596155617296" calcext:value-type="float">
            <text:p>115.6</text:p>
          </table:table-cell>
          <table:table-cell table:style-name="ce29" office:value-type="float" office:value="15.647921495983" calcext:value-type="float">
            <text:p>15.6</text:p>
          </table:table-cell>
          <table:table-cell table:style-name="ce29" office:value-type="float" office:value="10.5961556172962" calcext:value-type="float">
            <text:p>10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7626089999431" calcext:value-type="float">
            <text:p>73.8</text:p>
          </table:table-cell>
          <table:table-cell table:style-name="ce29" office:value-type="float" office:value="-0.661511170460233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7.0845442096574" calcext:value-type="float">
            <text:p>57.1</text:p>
          </table:table-cell>
          <table:table-cell table:style-name="ce29" office:value-type="float" office:value="-7.30839592241196" calcext:value-type="float">
            <text:p>-7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179756331329" calcext:value-type="float">
            <text:p>104.2</text:p>
          </table:table-cell>
          <table:table-cell table:style-name="ce29" office:value-type="float" office:value="14.1714675111563" calcext:value-type="float">
            <text:p>14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341384271401" calcext:value-type="float">
            <text:p>166.3</text:p>
          </table:table-cell>
          <table:table-cell table:style-name="ce29" office:value-type="float" office:value="62.5720524711961" calcext:value-type="float">
            <text:p>62.6</text:p>
          </table:table-cell>
          <table:table-cell table:style-name="ce29" office:value-type="float" office:value="61.3413842714008" calcext:value-type="float">
            <text:p>61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0946421575891" calcext:value-type="float">
            <text:p>62.1</text:p>
          </table:table-cell>
          <table:table-cell table:style-name="ce29" office:value-type="float" office:value="-16.9108819615141" calcext:value-type="float">
            <text:p>-16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8.612890299725" calcext:value-type="float">
            <text:p>298.6</text:p>
          </table:table-cell>
          <table:table-cell table:style-name="ce29" office:value-type="float" office:value="194.375234990367" calcext:value-type="float">
            <text:p>194.4</text:p>
          </table:table-cell>
          <table:table-cell table:style-name="ce29" office:value-type="float" office:value="193.612890299725" calcext:value-type="float">
            <text:p>193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147622166261" calcext:value-type="float">
            <text:p>34.0</text:p>
          </table:table-cell>
          <table:table-cell table:style-name="ce29" office:value-type="float" office:value="-3.37489393896042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7.157200875019" calcext:value-type="float">
            <text:p>167.2</text:p>
          </table:table-cell>
          <table:table-cell table:style-name="ce29" office:value-type="float" office:value="55.4373072983248" calcext:value-type="float">
            <text:p>55.4</text:p>
          </table:table-cell>
          <table:table-cell table:style-name="ce29" office:value-type="float" office:value="62.1572008750188" calcext:value-type="float">
            <text:p>62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304492791604" calcext:value-type="float">
            <text:p>114.3</text:p>
          </table:table-cell>
          <table:table-cell table:style-name="ce29" office:value-type="float" office:value="22.9759400575244" calcext:value-type="float">
            <text:p>23.0</text:p>
          </table:table-cell>
          <table:table-cell table:style-name="ce29" office:value-type="float" office:value="9.30449279160423" calcext:value-type="float">
            <text:p>9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7943238394931" calcext:value-type="float">
            <text:p>66.8</text:p>
          </table:table-cell>
          <table:table-cell table:style-name="ce29" office:value-type="float" office:value="-33.6779596880888" calcext:value-type="float">
            <text:p>-3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0864767829874" calcext:value-type="float">
            <text:p>76.1</text:p>
          </table:table-cell>
          <table:table-cell table:style-name="ce29" office:value-type="float" office:value="1.08373494522663" calcext:value-type="float">
            <text:p>1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5.940025159999" calcext:value-type="float">
            <text:p>155.9</text:p>
          </table:table-cell>
          <table:table-cell table:style-name="ce29" office:value-type="float" office:value="56.021302295647" calcext:value-type="float">
            <text:p>56.0</text:p>
          </table:table-cell>
          <table:table-cell table:style-name="ce29" office:value-type="float" office:value="50.9400251599986" calcext:value-type="float">
            <text:p>50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404365724462" calcext:value-type="float">
            <text:p>137.4</text:p>
          </table:table-cell>
          <table:table-cell table:style-name="ce29" office:value-type="float" office:value="41.5415054762511" calcext:value-type="float">
            <text:p>41.5</text:p>
          </table:table-cell>
          <table:table-cell table:style-name="ce29" office:value-type="float" office:value="32.4043657244622" calcext:value-type="float">
            <text:p>3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1.207518468726" calcext:value-type="float">
            <text:p>131.2</text:p>
          </table:table-cell>
          <table:table-cell table:style-name="ce29" office:value-type="float" office:value="36.4085926784371" calcext:value-type="float">
            <text:p>36.4</text:p>
          </table:table-cell>
          <table:table-cell table:style-name="ce29" office:value-type="float" office:value="26.2075184687256" calcext:value-type="float">
            <text:p>2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3.3734494070366" calcext:value-type="float">
            <text:p>63.4</text:p>
          </table:table-cell>
          <table:table-cell table:style-name="ce29" office:value-type="float" office:value="-0.690861276378101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9.0522160870561" calcext:value-type="float">
            <text:p>59.1</text:p>
          </table:table-cell>
          <table:table-cell table:style-name="ce29" office:value-type="float" office:value="-3.11363203900941" calcext:value-type="float">
            <text:p>-3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5.19568564136" calcext:value-type="float">
            <text:p>75.2</text:p>
          </table:table-cell>
          <table:table-cell table:style-name="ce29" office:value-type="float" office:value="2.46271245745995" calcext:value-type="float">
            <text:p>2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1176880722991" calcext:value-type="float">
            <text:p>91.1</text:p>
          </table:table-cell>
          <table:table-cell table:style-name="ce29" office:value-type="float" office:value="3.71641209481227" calcext:value-type="float">
            <text:p>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63.56387210127" calcext:value-type="float">
            <text:p>263.6</text:p>
          </table:table-cell>
          <table:table-cell table:style-name="ce29" office:value-type="float" office:value="157.982694532556" calcext:value-type="float">
            <text:p>158.0</text:p>
          </table:table-cell>
          <table:table-cell table:style-name="ce29" office:value-type="float" office:value="158.56387210127" calcext:value-type="float">
            <text:p>158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701727939481" calcext:value-type="float">
            <text:p>123.7</text:p>
          </table:table-cell>
          <table:table-cell table:style-name="ce29" office:value-type="float" office:value="29.632213874514" calcext:value-type="float">
            <text:p>29.6</text:p>
          </table:table-cell>
          <table:table-cell table:style-name="ce29" office:value-type="float" office:value="18.7017279394814" calcext:value-type="float">
            <text:p>18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36.800638227906" calcext:value-type="float">
            <text:p>336.8</text:p>
          </table:table-cell>
          <table:table-cell table:style-name="ce29" office:value-type="float" office:value="227.538843454741" calcext:value-type="float">
            <text:p>227.5</text:p>
          </table:table-cell>
          <table:table-cell table:style-name="ce29" office:value-type="float" office:value="231.800638227906" calcext:value-type="float">
            <text:p>23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583371474461" calcext:value-type="float">
            <text:p>100.6</text:p>
          </table:table-cell>
          <table:table-cell table:style-name="ce29" office:value-type="float" office:value="14.5179754927998" calcext:value-type="float">
            <text:p>14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189399370695" calcext:value-type="float">
            <text:p>115.2</text:p>
          </table:table-cell>
          <table:table-cell table:style-name="ce29" office:value-type="float" office:value="21.440579283499" calcext:value-type="float">
            <text:p>21.4</text:p>
          </table:table-cell>
          <table:table-cell table:style-name="ce29" office:value-type="float" office:value="10.1893993706945" calcext:value-type="float">
            <text:p>10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972769302579" calcext:value-type="float">
            <text:p>130.0</text:p>
          </table:table-cell>
          <table:table-cell table:style-name="ce29" office:value-type="float" office:value="34.1368285799933" calcext:value-type="float">
            <text:p>34.1</text:p>
          </table:table-cell>
          <table:table-cell table:style-name="ce29" office:value-type="float" office:value="24.9727693025788" calcext:value-type="float">
            <text:p>25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422809914872" calcext:value-type="float">
            <text:p>107.4</text:p>
          </table:table-cell>
          <table:table-cell table:style-name="ce29" office:value-type="float" office:value="12.7540599604102" calcext:value-type="float">
            <text:p>12.8</text:p>
          </table:table-cell>
          <table:table-cell table:style-name="ce29" office:value-type="float" office:value="2.42280991487183" calcext:value-type="float">
            <text:p>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9.771688585834" calcext:value-type="float">
            <text:p>169.8</text:p>
          </table:table-cell>
          <table:table-cell table:style-name="ce29" office:value-type="float" office:value="57.3490843509868" calcext:value-type="float">
            <text:p>57.3</text:p>
          </table:table-cell>
          <table:table-cell table:style-name="ce29" office:value-type="float" office:value="64.7716885858344" calcext:value-type="float">
            <text:p>64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078890283614" calcext:value-type="float">
            <text:p>117.1</text:p>
          </table:table-cell>
          <table:table-cell table:style-name="ce29" office:value-type="float" office:value="22.4019401643129" calcext:value-type="float">
            <text:p>22.4</text:p>
          </table:table-cell>
          <table:table-cell table:style-name="ce29" office:value-type="float" office:value="12.0788902836144" calcext:value-type="float">
            <text:p>12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4419953240867" calcext:value-type="float">
            <text:p>99.4</text:p>
          </table:table-cell>
          <table:table-cell table:style-name="ce29" office:value-type="float" office:value="13.0530490326194" calcext:value-type="float">
            <text:p>13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5805079672208" calcext:value-type="float">
            <text:p>97.6</text:p>
          </table:table-cell>
          <table:table-cell table:style-name="ce29" office:value-type="float" office:value="6.69995982686959" calcext:value-type="float">
            <text:p>6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0901064294729" calcext:value-type="float">
            <text:p>88.1</text:p>
          </table:table-cell>
          <table:table-cell table:style-name="ce29" office:value-type="float" office:value="6.8740749272373" calcext:value-type="float">
            <text:p>6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1.6671580365539" calcext:value-type="float">
            <text:p>61.7</text:p>
          </table:table-cell>
          <table:table-cell table:style-name="ce29" office:value-type="float" office:value="-11.8281246054593" calcext:value-type="float">
            <text:p>-11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213192983116" calcext:value-type="float">
            <text:p>107.2</text:p>
          </table:table-cell>
          <table:table-cell table:style-name="ce29" office:value-type="float" office:value="17.3001661569276" calcext:value-type="float">
            <text:p>17.3</text:p>
          </table:table-cell>
          <table:table-cell table:style-name="ce29" office:value-type="float" office:value="2.21319298311636" calcext:value-type="float">
            <text:p>2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680465909118" calcext:value-type="float">
            <text:p>107.7</text:p>
          </table:table-cell>
          <table:table-cell table:style-name="ce29" office:value-type="float" office:value="7.74615197921117" calcext:value-type="float">
            <text:p>7.7</text:p>
          </table:table-cell>
          <table:table-cell table:style-name="ce29" office:value-type="float" office:value="2.68046590911752" calcext:value-type="float">
            <text:p>2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3892353711907" calcext:value-type="float">
            <text:p>62.4</text:p>
          </table:table-cell>
          <table:table-cell table:style-name="ce29" office:value-type="float" office:value="-15.5047546434887" calcext:value-type="float">
            <text:p>-15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1152107946382" calcext:value-type="float">
            <text:p>92.1</text:p>
          </table:table-cell>
          <table:table-cell table:style-name="ce29" office:value-type="float" office:value="7.29221517042074" calcext:value-type="float">
            <text:p>7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7013607601453" calcext:value-type="float">
            <text:p>76.7</text:p>
          </table:table-cell>
          <table:table-cell table:style-name="ce29" office:value-type="float" office:value="0.508326652536525" calcext:value-type="float">
            <text:p>0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2864393150308" calcext:value-type="float">
            <text:p>96.3</text:p>
          </table:table-cell>
          <table:table-cell table:style-name="ce29" office:value-type="float" office:value="11.1268226297076" calcext:value-type="float">
            <text:p>11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5.668418662312" calcext:value-type="float">
            <text:p>125.7</text:p>
          </table:table-cell>
          <table:table-cell table:style-name="ce29" office:value-type="float" office:value="27.6975549562513" calcext:value-type="float">
            <text:p>27.7</text:p>
          </table:table-cell>
          <table:table-cell table:style-name="ce29" office:value-type="float" office:value="20.6684186623124" calcext:value-type="float">
            <text:p>20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63244874347" calcext:value-type="float">
            <text:p>105.4</text:p>
          </table:table-cell>
          <table:table-cell table:style-name="ce29" office:value-type="float" office:value="10.6443806481624" calcext:value-type="float">
            <text:p>10.6</text:p>
          </table:table-cell>
          <table:table-cell table:style-name="ce29" office:value-type="float" office:value="0.363244874346492" calcext:value-type="float">
            <text:p>0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007061948601" calcext:value-type="float">
            <text:p>124.0</text:p>
          </table:table-cell>
          <table:table-cell table:style-name="ce29" office:value-type="float" office:value="16.5477636863325" calcext:value-type="float">
            <text:p>16.5</text:p>
          </table:table-cell>
          <table:table-cell table:style-name="ce29" office:value-type="float" office:value="19.0070619486013" calcext:value-type="float">
            <text:p>19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1433912538632" calcext:value-type="float">
            <text:p>72.1</text:p>
          </table:table-cell>
          <table:table-cell table:style-name="ce29" office:value-type="float" office:value="-2.43481188852678" calcext:value-type="float">
            <text:p>-2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17729208137" calcext:value-type="float">
            <text:p>127.8</text:p>
          </table:table-cell>
          <table:table-cell table:style-name="ce29" office:value-type="float" office:value="34.2499845268485" calcext:value-type="float">
            <text:p>34.2</text:p>
          </table:table-cell>
          <table:table-cell table:style-name="ce29" office:value-type="float" office:value="22.817729208137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026217464264" calcext:value-type="float">
            <text:p>67.8</text:p>
          </table:table-cell>
          <table:table-cell table:style-name="ce29" office:value-type="float" office:value="-6.11501180135858" calcext:value-type="float">
            <text:p>-6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2.4536740003175" calcext:value-type="float">
            <text:p>32.5</text:p>
          </table:table-cell>
          <table:table-cell table:style-name="ce29" office:value-type="float" office:value="-5.42107661068311" calcext:value-type="float">
            <text:p>-5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043314322753" calcext:value-type="float">
            <text:p>85.0</text:p>
          </table:table-cell>
          <table:table-cell table:style-name="ce29" office:value-type="float" office:value="0.851940438183377" calcext:value-type="float">
            <text:p>0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8581485283944" calcext:value-type="float">
            <text:p>96.9</text:p>
          </table:table-cell>
          <table:table-cell table:style-name="ce29" office:value-type="float" office:value="6.05340195759748" calcext:value-type="float">
            <text:p>6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6.762116145481" calcext:value-type="float">
            <text:p>186.8</text:p>
          </table:table-cell>
          <table:table-cell table:style-name="ce29" office:value-type="float" office:value="28.2056271540298" calcext:value-type="float">
            <text:p>28.2</text:p>
          </table:table-cell>
          <table:table-cell table:style-name="ce29" office:value-type="float" office:value="81.7621161454806" calcext:value-type="float">
            <text:p>8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101381667473" calcext:value-type="float">
            <text:p>109.1</text:p>
          </table:table-cell>
          <table:table-cell table:style-name="ce29" office:value-type="float" office:value="20.0302875674544" calcext:value-type="float">
            <text:p>20.0</text:p>
          </table:table-cell>
          <table:table-cell table:style-name="ce29" office:value-type="float" office:value="4.10138166747323" calcext:value-type="float">
            <text:p>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7.916655229335" calcext:value-type="float">
            <text:p>187.9</text:p>
          </table:table-cell>
          <table:table-cell table:style-name="ce29" office:value-type="float" office:value="85.7349169320583" calcext:value-type="float">
            <text:p>85.7</text:p>
          </table:table-cell>
          <table:table-cell table:style-name="ce29" office:value-type="float" office:value="82.9166552293345" calcext:value-type="float">
            <text:p>82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9024537114772" calcext:value-type="float">
            <text:p>77.9</text:p>
          </table:table-cell>
          <table:table-cell table:style-name="ce29" office:value-type="float" office:value="1.47232808273924" calcext:value-type="float">
            <text:p>1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019839007857" calcext:value-type="float">
            <text:p>239.0</text:p>
          </table:table-cell>
          <table:table-cell table:style-name="ce29" office:value-type="float" office:value="127.634385838204" calcext:value-type="float">
            <text:p>127.6</text:p>
          </table:table-cell>
          <table:table-cell table:style-name="ce29" office:value-type="float" office:value="134.019839007857" calcext:value-type="float">
            <text:p>13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28872112893" calcext:value-type="float">
            <text:p>113.3</text:p>
          </table:table-cell>
          <table:table-cell table:style-name="ce29" office:value-type="float" office:value="24.972408513301" calcext:value-type="float">
            <text:p>25.0</text:p>
          </table:table-cell>
          <table:table-cell table:style-name="ce29" office:value-type="float" office:value="8.28872112892987" calcext:value-type="float">
            <text:p>8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6.769179714912" calcext:value-type="float">
            <text:p>146.8</text:p>
          </table:table-cell>
          <table:table-cell table:style-name="ce29" office:value-type="float" office:value="53.2729421850837" calcext:value-type="float">
            <text:p>53.3</text:p>
          </table:table-cell>
          <table:table-cell table:style-name="ce29" office:value-type="float" office:value="41.7691797149116" calcext:value-type="float">
            <text:p>4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89776142946" calcext:value-type="float">
            <text:p>79.9</text:p>
          </table:table-cell>
          <table:table-cell table:style-name="ce29" office:value-type="float" office:value="2.89906618215445" calcext:value-type="float">
            <text:p>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8.8245240221515" calcext:value-type="float">
            <text:p>48.8</text:p>
          </table:table-cell>
          <table:table-cell table:style-name="ce29" office:value-type="float" office:value="-6.56840637992545" calcext:value-type="float">
            <text:p>-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8.8935183295631" calcext:value-type="float">
            <text:p>68.9</text:p>
          </table:table-cell>
          <table:table-cell table:style-name="ce29" office:value-type="float" office:value="-3.37551647416214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9952352368442" calcext:value-type="float">
            <text:p>84.0</text:p>
          </table:table-cell>
          <table:table-cell table:style-name="ce29" office:value-type="float" office:value="-10.9984076117487" calcext:value-type="float">
            <text:p>-1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0.2725331510137" calcext:value-type="float">
            <text:p>80.3</text:p>
          </table:table-cell>
          <table:table-cell table:style-name="ce29" office:value-type="float" office:value="-12.2938391249219" calcext:value-type="float">
            <text:p>-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824783463817" calcext:value-type="float">
            <text:p>95.9</text:p>
          </table:table-cell>
          <table:table-cell table:style-name="ce29" office:value-type="float" office:value="6.76399743592226" calcext:value-type="float">
            <text:p>6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8662046738667" calcext:value-type="float">
            <text:p>84.9</text:p>
          </table:table-cell>
          <table:table-cell table:style-name="ce29" office:value-type="float" office:value="-1.18964940708254" calcext:value-type="float">
            <text:p>-1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3874415953368" calcext:value-type="float">
            <text:p>82.4</text:p>
          </table:table-cell>
          <table:table-cell table:style-name="ce29" office:value-type="float" office:value="5.48564960167618" calcext:value-type="float">
            <text:p>5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750459458524" calcext:value-type="float">
            <text:p>140.8</text:p>
          </table:table-cell>
          <table:table-cell table:style-name="ce29" office:value-type="float" office:value="45.3047552671438" calcext:value-type="float">
            <text:p>45.3</text:p>
          </table:table-cell>
          <table:table-cell table:style-name="ce29" office:value-type="float" office:value="35.7504594585236" calcext:value-type="float">
            <text:p>3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0281616458596" calcext:value-type="float">
            <text:p>69.0</text:p>
          </table:table-cell>
          <table:table-cell table:style-name="ce29" office:value-type="float" office:value="-1.04263674710347" calcext:value-type="float">
            <text:p>-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042440070824" calcext:value-type="float">
            <text:p>104.0</text:p>
          </table:table-cell>
          <table:table-cell table:style-name="ce29" office:value-type="float" office:value="15.5590454081896" calcext:value-type="float">
            <text:p>1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6140621095976" calcext:value-type="float">
            <text:p>93.6</text:p>
          </table:table-cell>
          <table:table-cell table:style-name="ce29" office:value-type="float" office:value="-3.98614898342193" calcext:value-type="float">
            <text:p>-4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598330178562" calcext:value-type="float">
            <text:p>116.6</text:p>
          </table:table-cell>
          <table:table-cell table:style-name="ce29" office:value-type="float" office:value="26.9342663759752" calcext:value-type="float">
            <text:p>26.9</text:p>
          </table:table-cell>
          <table:table-cell table:style-name="ce29" office:value-type="float" office:value="11.5983301785619" calcext:value-type="float">
            <text:p>11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7.015080366177" calcext:value-type="float">
            <text:p>157.0</text:p>
          </table:table-cell>
          <table:table-cell table:style-name="ce29" office:value-type="float" office:value="58.3614523290471" calcext:value-type="float">
            <text:p>58.4</text:p>
          </table:table-cell>
          <table:table-cell table:style-name="ce29" office:value-type="float" office:value="52.0150803661771" calcext:value-type="float">
            <text:p>5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2399680508328" calcext:value-type="float">
            <text:p>95.2</text:p>
          </table:table-cell>
          <table:table-cell table:style-name="ce29" office:value-type="float" office:value="9.42586341114886" calcext:value-type="float">
            <text:p>9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154410424959" calcext:value-type="float">
            <text:p>160.2</text:p>
          </table:table-cell>
          <table:table-cell table:style-name="ce29" office:value-type="float" office:value="47.6360089632962" calcext:value-type="float">
            <text:p>47.6</text:p>
          </table:table-cell>
          <table:table-cell table:style-name="ce29" office:value-type="float" office:value="55.1544104249588" calcext:value-type="float">
            <text:p>55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0139968345191" calcext:value-type="float">
            <text:p>89.0</text:p>
          </table:table-cell>
          <table:table-cell table:style-name="ce29" office:value-type="float" office:value="7.47807477000401" calcext:value-type="float">
            <text:p>7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79343471198" calcext:value-type="float">
            <text:p>111.0</text:p>
          </table:table-cell>
          <table:table-cell table:style-name="ce29" office:value-type="float" office:value="17.9023983397273" calcext:value-type="float">
            <text:p>17.9</text:p>
          </table:table-cell>
          <table:table-cell table:style-name="ce29" office:value-type="float" office:value="5.97934347119772" calcext:value-type="float">
            <text:p>6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4.2500057113939" calcext:value-type="float">
            <text:p>94.3</text:p>
          </table:table-cell>
          <table:table-cell table:style-name="ce29" office:value-type="float" office:value="9.12874050421382" calcext:value-type="float">
            <text:p>9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447968378978" calcext:value-type="float">
            <text:p>106.4</text:p>
          </table:table-cell>
          <table:table-cell table:style-name="ce29" office:value-type="float" office:value="6.63529191090687" calcext:value-type="float">
            <text:p>6.6</text:p>
          </table:table-cell>
          <table:table-cell table:style-name="ce29" office:value-type="float" office:value="1.44796837897799" calcext:value-type="float">
            <text:p>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041269890182" calcext:value-type="float">
            <text:p>127.0</text:p>
          </table:table-cell>
          <table:table-cell table:style-name="ce29" office:value-type="float" office:value="31.0119235350863" calcext:value-type="float">
            <text:p>31.0</text:p>
          </table:table-cell>
          <table:table-cell table:style-name="ce29" office:value-type="float" office:value="22.0412698901819" calcext:value-type="float">
            <text:p>2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4804153057665" calcext:value-type="float">
            <text:p>70.5</text:p>
          </table:table-cell>
          <table:table-cell table:style-name="ce29" office:value-type="float" office:value="2.51765836307241" calcext:value-type="float">
            <text:p>2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280675953777" calcext:value-type="float">
            <text:p>90.7</text:p>
          </table:table-cell>
          <table:table-cell table:style-name="ce29" office:value-type="float" office:value="8.763629837371" calcext:value-type="float">
            <text:p>8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3216861464037" calcext:value-type="float">
            <text:p>77.3</text:p>
          </table:table-cell>
          <table:table-cell table:style-name="ce29" office:value-type="float" office:value="-0.632287310015169" calcext:value-type="float">
            <text:p>-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097802357006" calcext:value-type="float">
            <text:p>115.1</text:p>
          </table:table-cell>
          <table:table-cell table:style-name="ce29" office:value-type="float" office:value="18.0591315498203" calcext:value-type="float">
            <text:p>18.1</text:p>
          </table:table-cell>
          <table:table-cell table:style-name="ce29" office:value-type="float" office:value="10.0978023570055" calcext:value-type="float">
            <text:p>10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546285466838" calcext:value-type="float">
            <text:p>127.5</text:p>
          </table:table-cell>
          <table:table-cell table:style-name="ce29" office:value-type="float" office:value="40.2772091638998" calcext:value-type="float">
            <text:p>40.3</text:p>
          </table:table-cell>
          <table:table-cell table:style-name="ce29" office:value-type="float" office:value="22.5462854668381" calcext:value-type="float">
            <text:p>22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6.6093720793892" calcext:value-type="float">
            <text:p>56.6</text:p>
          </table:table-cell>
          <table:table-cell table:style-name="ce29" office:value-type="float" office:value="-14.9765881649616" calcext:value-type="float">
            <text:p>-15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411980200662" calcext:value-type="float">
            <text:p>95.8</text:p>
          </table:table-cell>
          <table:table-cell table:style-name="ce29" office:value-type="float" office:value="3.03707096211782" calcext:value-type="float">
            <text:p>3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730412642731" calcext:value-type="float">
            <text:p>113.7</text:p>
          </table:table-cell>
          <table:table-cell table:style-name="ce29" office:value-type="float" office:value="22.2190511897836" calcext:value-type="float">
            <text:p>22.2</text:p>
          </table:table-cell>
          <table:table-cell table:style-name="ce29" office:value-type="float" office:value="8.73041264273132" calcext:value-type="float">
            <text:p>8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1481994785866" calcext:value-type="float">
            <text:p>78.1</text:p>
          </table:table-cell>
          <table:table-cell table:style-name="ce29" office:value-type="float" office:value="-8.06937925867773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04679285723" calcext:value-type="float">
            <text:p>82.0</text:p>
          </table:table-cell>
          <table:table-cell table:style-name="ce29" office:value-type="float" office:value="-0.530712789986044" calcext:value-type="float">
            <text:p>-0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504199597299" calcext:value-type="float">
            <text:p>179.5</text:p>
          </table:table-cell>
          <table:table-cell table:style-name="ce29" office:value-type="float" office:value="69.2464473928002" calcext:value-type="float">
            <text:p>69.2</text:p>
          </table:table-cell>
          <table:table-cell table:style-name="ce29" office:value-type="float" office:value="74.5041995972987" calcext:value-type="float">
            <text:p>7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380775749884" calcext:value-type="float">
            <text:p>122.4</text:p>
          </table:table-cell>
          <table:table-cell table:style-name="ce29" office:value-type="float" office:value="28.1968672243502" calcext:value-type="float">
            <text:p>28.2</text:p>
          </table:table-cell>
          <table:table-cell table:style-name="ce29" office:value-type="float" office:value="17.3807757498842" calcext:value-type="float">
            <text:p>17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6988358336257" calcext:value-type="float">
            <text:p>92.7</text:p>
          </table:table-cell>
          <table:table-cell table:style-name="ce29" office:value-type="float" office:value="-5.59991027921204" calcext:value-type="float">
            <text:p>-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970323252287" calcext:value-type="float">
            <text:p>67.9</text:p>
          </table:table-cell>
          <table:table-cell table:style-name="ce29" office:value-type="float" office:value="-8.07550317868564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23539906917" calcext:value-type="float">
            <text:p>179.2</text:p>
          </table:table-cell>
          <table:table-cell table:style-name="ce29" office:value-type="float" office:value="80.3157665524003" calcext:value-type="float">
            <text:p>80.3</text:p>
          </table:table-cell>
          <table:table-cell table:style-name="ce29" office:value-type="float" office:value="74.2353990691704" calcext:value-type="float">
            <text:p>7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40873282136" calcext:value-type="float">
            <text:p>127.8</text:p>
          </table:table-cell>
          <table:table-cell table:style-name="ce29" office:value-type="float" office:value="32.3863561172541" calcext:value-type="float">
            <text:p>32.4</text:p>
          </table:table-cell>
          <table:table-cell table:style-name="ce29" office:value-type="float" office:value="22.8408732821363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90751790552" calcext:value-type="float">
            <text:p>103.2</text:p>
          </table:table-cell>
          <table:table-cell table:style-name="ce29" office:value-type="float" office:value="14.442283686289" calcext:value-type="float">
            <text:p>14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1.975548539314" calcext:value-type="float">
            <text:p>182.0</text:p>
          </table:table-cell>
          <table:table-cell table:style-name="ce29" office:value-type="float" office:value="80.761477161131" calcext:value-type="float">
            <text:p>80.8</text:p>
          </table:table-cell>
          <table:table-cell table:style-name="ce29" office:value-type="float" office:value="76.9755485393142" calcext:value-type="float">
            <text:p>77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3624370943115" calcext:value-type="float">
            <text:p>92.4</text:p>
          </table:table-cell>
          <table:table-cell table:style-name="ce29" office:value-type="float" office:value="4.95935723757194" calcext:value-type="float">
            <text:p>5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6025631481147" calcext:value-type="float">
            <text:p>83.6</text:p>
          </table:table-cell>
          <table:table-cell table:style-name="ce29" office:value-type="float" office:value="1.15136315115766" calcext:value-type="float">
            <text:p>1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955870595201" calcext:value-type="float">
            <text:p>106.0</text:p>
          </table:table-cell>
          <table:table-cell table:style-name="ce29" office:value-type="float" office:value="2.15356652143726" calcext:value-type="float">
            <text:p>2.2</text:p>
          </table:table-cell>
          <table:table-cell table:style-name="ce29" office:value-type="float" office:value="0.955870595200622" calcext:value-type="float">
            <text:p>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085800384956" calcext:value-type="float">
            <text:p>88.1</text:p>
          </table:table-cell>
          <table:table-cell table:style-name="ce29" office:value-type="float" office:value="-2.97593601647166" calcext:value-type="float">
            <text:p>-3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8.838155496189" calcext:value-type="float">
            <text:p>28.8</text:p>
          </table:table-cell>
          <table:table-cell table:style-name="ce29" office:value-type="float" office:value="-19.1181412577104" calcext:value-type="float">
            <text:p>-19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5611282732368" calcext:value-type="float">
            <text:p>83.6</text:p>
          </table:table-cell>
          <table:table-cell table:style-name="ce29" office:value-type="float" office:value="2.09505571776747" calcext:value-type="float">
            <text:p>2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332039122195" calcext:value-type="float">
            <text:p>121.3</text:p>
          </table:table-cell>
          <table:table-cell table:style-name="ce29" office:value-type="float" office:value="28.5131585687938" calcext:value-type="float">
            <text:p>28.5</text:p>
          </table:table-cell>
          <table:table-cell table:style-name="ce29" office:value-type="float" office:value="16.3320391221949" calcext:value-type="float">
            <text:p>1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463917868372" calcext:value-type="float">
            <text:p>110.5</text:p>
          </table:table-cell>
          <table:table-cell table:style-name="ce29" office:value-type="float" office:value="20.3059541200071" calcext:value-type="float">
            <text:p>20.3</text:p>
          </table:table-cell>
          <table:table-cell table:style-name="ce29" office:value-type="float" office:value="5.46391786837171" calcext:value-type="float">
            <text:p>5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6341191631432" calcext:value-type="float">
            <text:p>60.6</text:p>
          </table:table-cell>
          <table:table-cell table:style-name="ce29" office:value-type="float" office:value="-0.70238853820922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35111814316" calcext:value-type="float">
            <text:p>120.4</text:p>
          </table:table-cell>
          <table:table-cell table:style-name="ce29" office:value-type="float" office:value="-45.9637232685797" calcext:value-type="float">
            <text:p>-46.0</text:p>
          </table:table-cell>
          <table:table-cell table:style-name="ce29" office:value-type="float" office:value="15.35111814316" calcext:value-type="float">
            <text:p>15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.5698223401244" calcext:value-type="float">
            <text:p>29.6</text:p>
          </table:table-cell>
          <table:table-cell table:style-name="ce29" office:value-type="float" office:value="-15.81291337278" calcext:value-type="float">
            <text:p>-15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070245545695" calcext:value-type="float">
            <text:p>119.1</text:p>
          </table:table-cell>
          <table:table-cell table:style-name="ce29" office:value-type="float" office:value="19.6728630928501" calcext:value-type="float">
            <text:p>19.7</text:p>
          </table:table-cell>
          <table:table-cell table:style-name="ce29" office:value-type="float" office:value="14.0702455456952" calcext:value-type="float">
            <text:p>1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4.850941661621" calcext:value-type="float">
            <text:p>134.9</text:p>
          </table:table-cell>
          <table:table-cell table:style-name="ce29" office:value-type="float" office:value="37.6406832858812" calcext:value-type="float">
            <text:p>37.6</text:p>
          </table:table-cell>
          <table:table-cell table:style-name="ce29" office:value-type="float" office:value="29.8509416616208" calcext:value-type="float">
            <text:p>29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0604411070039" calcext:value-type="float">
            <text:p>78.1</text:p>
          </table:table-cell>
          <table:table-cell table:style-name="ce29" office:value-type="float" office:value="-9.44280360822855" calcext:value-type="float">
            <text:p>-9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0477143768816" calcext:value-type="float">
            <text:p>73.0</text:p>
          </table:table-cell>
          <table:table-cell table:style-name="ce29" office:value-type="float" office:value="-5.10679534925288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615109611825" calcext:value-type="float">
            <text:p>160.6</text:p>
          </table:table-cell>
          <table:table-cell table:style-name="ce29" office:value-type="float" office:value="47.1337127309041" calcext:value-type="float">
            <text:p>47.1</text:p>
          </table:table-cell>
          <table:table-cell table:style-name="ce29" office:value-type="float" office:value="55.6151096118254" calcext:value-type="float">
            <text:p>55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0.2465784702714" calcext:value-type="float">
            <text:p>50.2</text:p>
          </table:table-cell>
          <table:table-cell table:style-name="ce29" office:value-type="float" office:value="-12.9312070581391" calcext:value-type="float">
            <text:p>-1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34.239354989674" calcext:value-type="float">
            <text:p>434.2</text:p>
          </table:table-cell>
          <table:table-cell table:style-name="ce29" office:value-type="float" office:value="311.394086899115" calcext:value-type="float">
            <text:p>311.4</text:p>
          </table:table-cell>
          <table:table-cell table:style-name="ce29" office:value-type="float" office:value="329.239354989674" calcext:value-type="float">
            <text:p>329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2215780927261" calcext:value-type="float">
            <text:p>81.2</text:p>
          </table:table-cell>
          <table:table-cell table:style-name="ce29" office:value-type="float" office:value="-3.30834463272082" calcext:value-type="float">
            <text:p>-3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999601821197" calcext:value-type="float">
            <text:p>105.0</text:p>
          </table:table-cell>
          <table:table-cell table:style-name="ce29" office:value-type="float" office:value="12.6529931454333" calcext:value-type="float">
            <text:p>12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95671152129" calcext:value-type="float">
            <text:p>103.0</text:p>
          </table:table-cell>
          <table:table-cell table:style-name="ce29" office:value-type="float" office:value="14.6873852145053" calcext:value-type="float">
            <text:p>14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046345548372" calcext:value-type="float">
            <text:p>106.0</text:p>
          </table:table-cell>
          <table:table-cell table:style-name="ce29" office:value-type="float" office:value="18.3869521232122" calcext:value-type="float">
            <text:p>18.4</text:p>
          </table:table-cell>
          <table:table-cell table:style-name="ce29" office:value-type="float" office:value="1.04634554837197" calcext:value-type="float">
            <text:p>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.6824423653736" calcext:value-type="float">
            <text:p>22.7</text:p>
          </table:table-cell>
          <table:table-cell table:style-name="ce29" office:value-type="float" office:value="-18.334880278302" calcext:value-type="float">
            <text:p>-18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937707393023" calcext:value-type="float">
            <text:p>99.6</text:p>
          </table:table-cell>
          <table:table-cell table:style-name="ce29" office:value-type="float" office:value="17.0330325958904" calcext:value-type="float">
            <text:p>17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8.063706991491" calcext:value-type="float">
            <text:p>118.1</text:p>
          </table:table-cell>
          <table:table-cell table:style-name="ce29" office:value-type="float" office:value="20.2818960679512" calcext:value-type="float">
            <text:p>20.3</text:p>
          </table:table-cell>
          <table:table-cell table:style-name="ce29" office:value-type="float" office:value="13.063706991491" calcext:value-type="float">
            <text:p>13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298141367824" calcext:value-type="float">
            <text:p>239.3</text:p>
          </table:table-cell>
          <table:table-cell table:style-name="ce29" office:value-type="float" office:value="137.556721735249" calcext:value-type="float">
            <text:p>137.6</text:p>
          </table:table-cell>
          <table:table-cell table:style-name="ce29" office:value-type="float" office:value="134.298141367824" calcext:value-type="float">
            <text:p>134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460584461397" calcext:value-type="float">
            <text:p>166.5</text:p>
          </table:table-cell>
          <table:table-cell table:style-name="ce29" office:value-type="float" office:value="68.3365364428611" calcext:value-type="float">
            <text:p>68.3</text:p>
          </table:table-cell>
          <table:table-cell table:style-name="ce29" office:value-type="float" office:value="61.4605844613968" calcext:value-type="float">
            <text:p>61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4908217483862" calcext:value-type="float">
            <text:p>67.5</text:p>
          </table:table-cell>
          <table:table-cell table:style-name="ce29" office:value-type="float" office:value="0.0259623366026069" calcext:value-type="float">
            <text:p>0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345220128766" calcext:value-type="float">
            <text:p>108.3</text:p>
          </table:table-cell>
          <table:table-cell table:style-name="ce29" office:value-type="float" office:value="-53.7419843655289" calcext:value-type="float">
            <text:p>-53.7</text:p>
          </table:table-cell>
          <table:table-cell table:style-name="ce29" office:value-type="float" office:value="3.34522012876641" calcext:value-type="float">
            <text:p>3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9454417715201" calcext:value-type="float">
            <text:p>66.9</text:p>
          </table:table-cell>
          <table:table-cell table:style-name="ce29" office:value-type="float" office:value="-21.2534175644628" calcext:value-type="float">
            <text:p>-21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1810637825367" calcext:value-type="float">
            <text:p>81.2</text:p>
          </table:table-cell>
          <table:table-cell table:style-name="ce29" office:value-type="float" office:value="-4.62550084401681" calcext:value-type="float">
            <text:p>-4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751118122964" calcext:value-type="float">
            <text:p>127.8</text:p>
          </table:table-cell>
          <table:table-cell table:style-name="ce29" office:value-type="float" office:value="37.9236255862882" calcext:value-type="float">
            <text:p>37.9</text:p>
          </table:table-cell>
          <table:table-cell table:style-name="ce29" office:value-type="float" office:value="22.7511181229645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1164385540293" calcext:value-type="float">
            <text:p>82.1</text:p>
          </table:table-cell>
          <table:table-cell table:style-name="ce29" office:value-type="float" office:value="-8.06504601385448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1.3400230469869" calcext:value-type="float">
            <text:p>41.3</text:p>
          </table:table-cell>
          <table:table-cell table:style-name="ce29" office:value-type="float" office:value="-9.59082019832536" calcext:value-type="float">
            <text:p>-9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415995550911" calcext:value-type="float">
            <text:p>117.4</text:p>
          </table:table-cell>
          <table:table-cell table:style-name="ce29" office:value-type="float" office:value="4.40560176379375" calcext:value-type="float">
            <text:p>4.4</text:p>
          </table:table-cell>
          <table:table-cell table:style-name="ce29" office:value-type="float" office:value="12.4159955509107" calcext:value-type="float">
            <text:p>1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493562711119" calcext:value-type="float">
            <text:p>160.5</text:p>
          </table:table-cell>
          <table:table-cell table:style-name="ce29" office:value-type="float" office:value="60.1395307269619" calcext:value-type="float">
            <text:p>60.1</text:p>
          </table:table-cell>
          <table:table-cell table:style-name="ce29" office:value-type="float" office:value="55.4935627111185" calcext:value-type="float">
            <text:p>55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6.5097295883039" calcext:value-type="float">
            <text:p>46.5</text:p>
          </table:table-cell>
          <table:table-cell table:style-name="ce29" office:value-type="float" office:value="-11.9501171653153" calcext:value-type="float">
            <text:p>-12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7356178374599" calcext:value-type="float">
            <text:p>74.7</text:p>
          </table:table-cell>
          <table:table-cell table:style-name="ce29" office:value-type="float" office:value="-0.594432734165661" calcext:value-type="float">
            <text:p>-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013428275217" calcext:value-type="float">
            <text:p>107.0</text:p>
          </table:table-cell>
          <table:table-cell table:style-name="ce29" office:value-type="float" office:value="-19.1859980471429" calcext:value-type="float">
            <text:p>-19.2</text:p>
          </table:table-cell>
          <table:table-cell table:style-name="ce29" office:value-type="float" office:value="2.01342827521718" calcext:value-type="float">
            <text:p>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94274119992" calcext:value-type="float">
            <text:p>109.0</text:p>
          </table:table-cell>
          <table:table-cell table:style-name="ce29" office:value-type="float" office:value="-9.40973562257229" calcext:value-type="float">
            <text:p>-9.4</text:p>
          </table:table-cell>
          <table:table-cell table:style-name="ce29" office:value-type="float" office:value="3.99427411999179" calcext:value-type="float">
            <text:p>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2935709821413" calcext:value-type="float">
            <text:p>97.3</text:p>
          </table:table-cell>
          <table:table-cell table:style-name="ce29" office:value-type="float" office:value="12.354606700299" calcext:value-type="float">
            <text:p>12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801813741413" calcext:value-type="float">
            <text:p>140.8</text:p>
          </table:table-cell>
          <table:table-cell table:style-name="ce29" office:value-type="float" office:value="38.4814398380717" calcext:value-type="float">
            <text:p>38.5</text:p>
          </table:table-cell>
          <table:table-cell table:style-name="ce29" office:value-type="float" office:value="35.8018137414126" calcext:value-type="float">
            <text:p>3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424425957399" calcext:value-type="float">
            <text:p>102.4</text:p>
          </table:table-cell>
          <table:table-cell table:style-name="ce29" office:value-type="float" office:value="11.8908597019306" calcext:value-type="float">
            <text:p>1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2737321813873" calcext:value-type="float">
            <text:p>70.3</text:p>
          </table:table-cell>
          <table:table-cell table:style-name="ce29" office:value-type="float" office:value="-3.43221638467022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4.6439315386276" calcext:value-type="float">
            <text:p>44.6</text:p>
          </table:table-cell>
          <table:table-cell table:style-name="ce29" office:value-type="float" office:value="-31.6919014397181" calcext:value-type="float">
            <text:p>-31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79.148359284401" calcext:value-type="float">
            <text:p>279.1</text:p>
          </table:table-cell>
          <table:table-cell table:style-name="ce29" office:value-type="float" office:value="178.748921613796" calcext:value-type="float">
            <text:p>178.7</text:p>
          </table:table-cell>
          <table:table-cell table:style-name="ce29" office:value-type="float" office:value="174.148359284401" calcext:value-type="float">
            <text:p>17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484160243531" calcext:value-type="float">
            <text:p>86.5</text:p>
          </table:table-cell>
          <table:table-cell table:style-name="ce29" office:value-type="float" office:value="7.13853382702687" calcext:value-type="float">
            <text:p>7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5860869358639" calcext:value-type="float">
            <text:p>86.6</text:p>
          </table:table-cell>
          <table:table-cell table:style-name="ce29" office:value-type="float" office:value="7.72343541563009" calcext:value-type="float">
            <text:p>7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465170424967" calcext:value-type="float">
            <text:p>185.5</text:p>
          </table:table-cell>
          <table:table-cell table:style-name="ce29" office:value-type="float" office:value="76.8957105520994" calcext:value-type="float">
            <text:p>76.9</text:p>
          </table:table-cell>
          <table:table-cell table:style-name="ce29" office:value-type="float" office:value="80.4651704249665" calcext:value-type="float">
            <text:p>80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963943422967" calcext:value-type="float">
            <text:p>90.8</text:p>
          </table:table-cell>
          <table:table-cell table:style-name="ce29" office:value-type="float" office:value="7.7842517915845" calcext:value-type="float">
            <text:p>7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749062111111" calcext:value-type="float">
            <text:p>122.7</text:p>
          </table:table-cell>
          <table:table-cell table:style-name="ce29" office:value-type="float" office:value="24.3338277785445" calcext:value-type="float">
            <text:p>24.3</text:p>
          </table:table-cell>
          <table:table-cell table:style-name="ce29" office:value-type="float" office:value="17.7490621111111" calcext:value-type="float">
            <text:p>17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7876013409916" calcext:value-type="float">
            <text:p>72.8</text:p>
          </table:table-cell>
          <table:table-cell table:style-name="ce29" office:value-type="float" office:value="1.04882973061078" calcext:value-type="float">
            <text:p>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22500593052" calcext:value-type="float">
            <text:p>108.9</text:p>
          </table:table-cell>
          <table:table-cell table:style-name="ce29" office:value-type="float" office:value="20.1099305253246" calcext:value-type="float">
            <text:p>20.1</text:p>
          </table:table-cell>
          <table:table-cell table:style-name="ce29" office:value-type="float" office:value="3.92250059305177" calcext:value-type="float">
            <text:p>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245504501145" calcext:value-type="float">
            <text:p>86.1</text:p>
          </table:table-cell>
          <table:table-cell table:style-name="ce29" office:value-type="float" office:value="6.60362745991381" calcext:value-type="float">
            <text:p>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26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number number:decimal-places="11" loext:min-decimal-places="1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26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6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62P0"/>
    </number:currency-style>
    <number:number-style style:name="N264P0" style:volatile="true">
      <number:number number:decimal-places="0" loext:min-decimal-places="0" number:min-integer-digits="1" number:grouping="true"/>
      <number:text> DM</number:text>
    </number:number-style>
    <number:number-style style:name="N26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4P0"/>
    </number:number-style>
    <number:number-style style:name="N265P0" style:volatile="true">
      <number:number number:decimal-places="0" loext:min-decimal-places="0" number:min-integer-digits="1" number:grouping="true"/>
      <number:text> DM</number:text>
    </number:number-style>
    <number:number-style style:name="N26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5P0"/>
    </number:number-style>
    <number:number-style style:name="N267P0" style:volatile="true">
      <number:number number:decimal-places="2" loext:min-decimal-places="2" number:min-integer-digits="1" number:grouping="true"/>
      <number:text> DM</number:text>
    </number:number-style>
    <number:number-style style:name="N26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7P0"/>
    </number:number-style>
    <number:number-style style:name="N268P0" style:volatile="true">
      <number:number number:decimal-places="2" loext:min-decimal-places="2" number:min-integer-digits="1" number:grouping="true"/>
      <number:text> DM</number:text>
    </number:number-style>
    <number:number-style style:name="N26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8P0"/>
    </number:number-style>
    <number:number-style style:name="N272P0" style:volatile="true">
      <number:number number:decimal-places="0" loext:min-decimal-places="0" number:min-integer-digits="1" number:grouping="true"/>
      <number:text> DM </number:text>
    </number:number-style>
    <number:number-style style:name="N27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72P2" style:volatile="true">
      <number:text> - DM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0" loext:min-decimal-places="0" number:min-integer-digits="1" number:grouping="true"/>
      <number:text>       </number:text>
    </number:number-style>
    <number:number-style style:name="N27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76P2" style:volatile="true">
      <number:text> -   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loext:min-decimal-places="2" number:min-integer-digits="1" number:grouping="true"/>
      <number:text> DM </number:text>
    </number:number-style>
    <number:number-style style:name="N278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78P2" style:volatile="true">
      <number:text> -</number:text>
      <number:number number:decimal-places="0" loext:min-decimal-places="0" number:min-integer-digits="0"/>
      <number:text> DM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2" loext:min-decimal-places="2" number:min-integer-digits="1" number:grouping="true"/>
      <number:text>       </number:text>
    </number:number-style>
    <number:number-style style:name="N28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82P2" style:volatile="true">
      <number:text> -</number:text>
      <number:number number:decimal-places="0" loext:min-decimal-places="0" number:min-integer-digits="0"/>
      <number:text>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percentage-style style:name="N283">
      <number:number number:decimal-places="15" loext:min-decimal-places="15" number:min-integer-digits="1"/>
      <number:text>%</number:text>
    </number:percentage-style>
    <number:number-style style:name="N285P0" style:volatile="true">
      <number:number number:decimal-places="2" loext:min-decimal-places="2" number:min-integer-digits="1" number:grouping="true"/>
      <number:text>   </number:text>
    </number:number-style>
    <number:number-style style:name="N285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85P2" style:volatile="true">
      <number:text> -</number:text>
      <number:number number:decimal-places="0" loext:min-decimal-places="0" number:min-integer-digits="0"/>
      <number:text>  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date-style style:name="N28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87">
      <number:text-content/>
      <style:map style:condition="value()&gt;=0" style:apply-style-name="N287P0"/>
    </number:text-style>
    <number:percentage-style style:name="N288">
      <number:number number:decimal-places="9" loext:min-decimal-places="9" number:min-integer-digits="1"/>
      <number:text>%</number:text>
    </number:percentage-style>
    <number:text-style style:name="N289">
      <number:text-content/>
      <number:text> ($)</number:text>
    </number:text-style>
    <number:text-style style:name="N290">
      <number:text-content/>
      <number:text> (%)</number:text>
    </number:text-style>
    <number:text-style style:name="N291">
      <number:text-content/>
      <number:text> (£)</number:text>
    </number:text-style>
    <number:text-style style:name="N292">
      <number:text-content/>
      <number:text> (¥)</number:text>
    </number:text-style>
    <number:text-style style:name="N293">
      <number:text-content/>
      <number:text> (€)</number:text>
    </number:text-style>
    <number:text-style style:name="N294">
      <number:text-content/>
      <number:text> (x)</number:text>
    </number:text-style>
    <number:number-style style:name="N297P0" style:volatile="true">
      <number:number number:decimal-places="1" loext:min-decimal-places="1" number:min-integer-digits="1"/>
      <number:text> %</number:text>
    </number:number-style>
    <number:number-style style:name="N297P1" style:volatile="true">
      <number:text>(</number:text>
      <number:number number:decimal-places="1" loext:min-decimal-places="1" number:min-integer-digits="1"/>
      <number:text>)%</number:text>
    </number:number-style>
    <number:number-style style:name="N297P2" style:volatile="true">
      <number:number number:decimal-places="1" loext:min-decimal-places="1" number:min-integer-digits="1"/>
      <number:text> %</number:text>
    </number:number-style>
    <number:text-style style:name="N297">
      <number:text-content/>
      <number:text>   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number number:decimal-places="1" loext:min-decimal-places="1" number:min-integer-digits="1" number:grouping="true"/>
      <number:text>    </number:text>
    </number:number-style>
    <number:number-style style:name="N301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301P2" style:volatile="true">
      <number:number number:decimal-places="1" loext:min-decimal-places="1" number:min-integer-digits="1"/>
      <number:text>    </number:text>
    </number:number-style>
    <number:text-style style:name="N301">
      <number:text-content/>
      <number:text>   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number number:decimal-places="1" loext:min-decimal-places="1" number:min-integer-digits="1" number:grouping="true"/>
      <number:text>  </number:text>
    </number:number-style>
    <number:number-style style:name="N305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305P2" style:volatile="true">
      <number:number number:decimal-places="1" loext:min-decimal-places="1" number:min-integer-digits="1"/>
      <number:text>  </number:text>
    </number:number-style>
    <number:text-style style:name="N305">
      <number:text-content/>
      <number:text> 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1" loext:min-decimal-places="1" number:min-integer-digits="1" number:grouping="true"/>
      <number:text>    </number:text>
    </number:number-style>
    <number:number-style style:name="N307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307P2" style:volatile="true">
      <number:number number:decimal-places="1" loext:min-decimal-places="1" number:min-integer-digits="1"/>
      <number:text>    </number:text>
    </number:number-style>
    <number:text-style style:name="N307">
      <number:text-content/>
      <number:text>   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11P0" style:volatile="true">
      <number:number number:decimal-places="1" loext:min-decimal-places="1" number:min-integer-digits="1" number:grouping="true"/>
      <number:text>      </number:text>
    </number:number-style>
    <number:number-style style:name="N311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311P2" style:volatile="true">
      <number:number number:decimal-places="1" loext:min-decimal-places="1" number:min-integer-digits="1"/>
      <number:text>      </number:text>
    </number:number-style>
    <number:text-style style:name="N311">
      <number:text-content/>
      <number:text>     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1" loext:min-decimal-places="1" number:min-integer-digits="1" number:grouping="true"/>
      <number:text>        </number:text>
    </number:number-style>
    <number:number-style style:name="N315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315P2" style:volatile="true">
      <number:number number:decimal-places="1" loext:min-decimal-places="1" number:min-integer-digits="1"/>
      <number:text>        </number:text>
    </number:number-style>
    <number:text-style style:name="N315">
      <number:text-content/>
      <number:text>     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loext:min-decimal-places="2" number:min-integer-digits="1" number:grouping="true"/>
      <number:text>  </number:text>
    </number:number-style>
    <number:number-style style:name="N319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319P2" style:volatile="true">
      <number:number number:decimal-places="2" loext:min-decimal-places="2" number:min-integer-digits="1"/>
      <number:text>  </number:text>
    </number:number-style>
    <number:text-style style:name="N319">
      <number:text-content/>
      <number:text> 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2P0" style:volatile="true">
      <number:number number:decimal-places="2" loext:min-decimal-places="2" number:min-integer-digits="1" number:grouping="true"/>
      <number:text>    </number:text>
    </number:number-style>
    <number:number-style style:name="N322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322P2" style:volatile="true">
      <number:number number:decimal-places="0" loext:min-decimal-places="0" number:min-integer-digits="1"/>
      <number:text>    </number:text>
    </number:number-style>
    <number:text-style style:name="N322">
      <number:text-content/>
      <number:text>   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number number:decimal-places="2" loext:min-decimal-places="2" number:min-integer-digits="1" number:grouping="true"/>
      <number:text>      </number:text>
    </number:number-style>
    <number:number-style style:name="N326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326P2" style:volatile="true">
      <number:number number:decimal-places="2" loext:min-decimal-places="2" number:min-integer-digits="1"/>
      <number:text>      </number:text>
    </number:number-style>
    <number:text-style style:name="N326">
      <number:text-content/>
      <number:text>     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loext:min-decimal-places="2" number:min-integer-digits="1" number:grouping="true"/>
      <number:text>        </number:text>
    </number:number-style>
    <number:number-style style:name="N330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330P2" style:volatile="true">
      <number:number number:decimal-places="2" loext:min-decimal-places="2" number:min-integer-digits="1"/>
      <number:text>        </number:text>
    </number:number-style>
    <number:text-style style:name="N330">
      <number:text-content/>
      <number:text>       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 </number:text>
    </number:number-style>
    <number:number-style style:name="N33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34P2" style:volatile="true">
      <number:number number:decimal-places="0" loext:min-decimal-places="0" number:min-integer-digits="1"/>
      <number:text>  </number:text>
    </number:number-style>
    <number:text-style style:name="N334">
      <number:text-content/>
      <number:text> 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loext:min-decimal-places="0" number:min-integer-digits="1" number:grouping="true"/>
      <number:text>    </number:text>
    </number:number-style>
    <number:number-style style:name="N336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336P2" style:volatile="true">
      <number:number number:decimal-places="0" loext:min-decimal-places="0" number:min-integer-digits="1"/>
      <number:text>    </number:text>
    </number:number-style>
    <number:text-style style:name="N336">
      <number:text-content/>
      <number:text>   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number number:decimal-places="0" loext:min-decimal-places="0" number:min-integer-digits="1" number:grouping="true"/>
      <number:text>      </number:text>
    </number:number-style>
    <number:number-style style:name="N340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340P2" style:volatile="true">
      <number:number number:decimal-places="0" loext:min-decimal-places="0" number:min-integer-digits="1"/>
      <number:text>      </number:text>
    </number:number-style>
    <number:text-style style:name="N340">
      <number:text-content/>
      <number:text>     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number number:decimal-places="0" loext:min-decimal-places="0" number:min-integer-digits="1" number:grouping="true"/>
      <number:text>        </number:text>
    </number:number-style>
    <number:number-style style:name="N344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344P2" style:volatile="true">
      <number:number number:decimal-places="0" loext:min-decimal-places="0" number:min-integer-digits="1"/>
      <number:text>        </number:text>
    </number:number-style>
    <number:text-style style:name="N344">
      <number:text-content/>
      <number:text>       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1" loext:min-decimal-places="1" number:min-integer-digits="1" number:grouping="true"/>
      <number:text> </number:text>
    </number:number-style>
    <number:number-style style:name="N346">
      <number:text>(</number:text>
      <number:number number:decimal-places="1" loext:min-decimal-places="1" number:min-integer-digits="1" number:grouping="true"/>
      <number:text>)</number:text>
      <style:map style:condition="value()&gt;=0" style:apply-style-name="N346P0"/>
    </number:number-style>
    <number:number-style style:name="N348P0" style:volatile="true">
      <number:number number:decimal-places="1" loext:min-decimal-places="1" number:min-integer-digits="1" number:grouping="true"/>
      <number:text> </number:text>
    </number:number-style>
    <number:number-style style:name="N34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48P2" style:volatile="true">
      <number:number number:decimal-places="1" loext:min-decimal-places="1" number:min-integer-digits="1" number:grouping="true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0">
      <number:text>$(</number:text>
      <number:number number:decimal-places="2" loext:min-decimal-places="2" number:min-integer-digits="1" number:grouping="true"/>
      <number:text>)</number:text>
      <style:map style:condition="value()&gt;=0" style:apply-style-name="N350P0"/>
    </number:number-style>
    <number:number-style style:name="N352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52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52P0"/>
    </number:number-style>
    <number:number-style style:name="N35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5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55P2" style:volatile="true">
      <number:text>$ </number:text>
      <number:number number:decimal-places="2" loext:min-decimal-places="2" number:min-integer-digits="1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2" loext:min-decimal-places="2" number:min-integer-digits="1" number:grouping="true"/>
      <number:text> </number:text>
    </number:number-style>
    <number:number-style style:name="N35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56P2" style:volatile="true">
      <number:number number:decimal-places="2" loext:min-decimal-places="2" number:min-integer-digits="1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60P2" style:volatile="true">
      <number:text>€ </number:text>
      <number:number number:decimal-places="2" loext:min-decimal-places="2" number:min-integer-digits="1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2P0" style:volatile="true">
      <number:number number:decimal-places="1" loext:min-decimal-places="1" number:min-integer-digits="1" number:grouping="true"/>
      <number:text> x</number:text>
    </number:number-style>
    <number:number-style style:name="N362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62P0"/>
    </number:number-style>
    <number:number-style style:name="N366P0" style:volatile="true">
      <number:number number:decimal-places="0" loext:min-decimal-places="0" number:min-integer-digits="1" number:grouping="true"/>
      <number:text> x</number:text>
    </number:number-style>
    <number:number-style style:name="N366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66P2" style:volatile="true">
      <number:number number:decimal-places="0" loext:min-decimal-places="0" number:min-integer-digits="1"/>
      <number:text> x</number:text>
    </number:number-style>
    <number:text-style style:name="N366">
      <number:text-content/>
      <number:text>  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number number:decimal-places="1" loext:min-decimal-places="1" number:min-integer-digits="1" number:grouping="true"/>
      <number:text>   </number:text>
    </number:number-style>
    <number:number-style style:name="N368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68P0"/>
    </number:number-style>
    <number:number-style style:name="N370P0" style:volatile="true">
      <number:number number:decimal-places="0" loext:min-decimal-places="0" number:min-integer-digits="1" number:grouping="true"/>
      <number:text>   </number:text>
    </number:number-style>
    <number:number-style style:name="N37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70P2" style:volatile="true">
      <number:number number:decimal-places="0" loext:min-decimal-places="0" number:min-integer-digits="1"/>
      <number:text>   </number:text>
    </number:number-style>
    <number:text-style style:name="N370">
      <number:text-content/>
      <number:text>  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1" loext:min-decimal-places="1" number:min-integer-digits="1"/>
      <number:text> %</number:text>
    </number:number-style>
    <number:number-style style:name="N371">
      <number:text>(</number:text>
      <number:number number:decimal-places="1" loext:min-decimal-places="1" number:min-integer-digits="1"/>
      <number:text>)%</number:text>
      <style:map style:condition="value()&gt;=0" style:apply-style-name="N371P0"/>
    </number:number-style>
    <number:number-style style:name="N372P0" style:volatile="true">
      <number:number number:decimal-places="1" loext:min-decimal-places="1" number:min-integer-digits="1" number:grouping="true"/>
      <number:text>    </number:text>
    </number:number-style>
    <number:number-style style:name="N37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72P0"/>
    </number:number-style>
    <number:number-style style:name="N37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74">
      <number:text>-</number:text>
      <style:map style:condition="value()&gt;0" style:apply-style-name="N374P0"/>
      <style:map style:condition="value()&lt;0" style:apply-style-name="N374P1"/>
    </number:number-style>
    <number:date-style style:name="N375">
      <number:month number:style="long"/>
      <number:text>.</number:text>
      <number:day number:style="long"/>
      <number:text>.</number:text>
      <number:year number:style="long"/>
    </number:date-style>
    <number:number-style style:name="N379P0" style:volatile="true">
      <number:number number:decimal-places="0" loext:min-decimal-places="0" number:min-integer-digits="1" number:grouping="true"/>
      <number:text> F </number:text>
    </number:number-style>
    <number:number-style style:name="N37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79P2" style:volatile="true">
      <number:text> - F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3P0" style:volatile="true">
      <number:number number:decimal-places="2" loext:min-decimal-places="2" number:min-integer-digits="1" number:grouping="true"/>
      <number:text> F </number:text>
    </number:number-style>
    <number:number-style style:name="N38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3P2" style:volatile="true">
      <number:text> -</number:text>
      <number:number number:decimal-places="0" loext:min-decimal-places="0" number:min-integer-digits="0"/>
      <number:text> F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0" loext:min-decimal-places="0" number:min-integer-digits="1" number:grouping="true"/>
      <number:text>  </number:text>
    </number:number-style>
    <number:number-style style:name="N38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85P2" style:volatile="true">
      <number:text> - 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number number:decimal-places="0" loext:min-decimal-places="0" number:min-integer-digits="1" number:grouping="true"/>
      <number:text> F </number:text>
    </number:number-style>
    <number:number-style style:name="N38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87P2" style:volatile="true">
      <number:text>- F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89P0" style:volatile="true">
      <number:number number:decimal-places="2" loext:min-decimal-places="2" number:min-integer-digits="1" number:grouping="true"/>
      <number:text> F </number:text>
    </number:number-style>
    <number:number-style style:name="N38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9P2" style:volatile="true">
      <number:text>-</number:text>
      <number:number number:decimal-places="0" loext:min-decimal-places="0" number:min-integer-digits="0"/>
      <number:text> F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currency-style style:name="N2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2P0"/>
    </number:currency-style>
    <number:currency-style style:name="N2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4P0"/>
    </number:currency-style>
    <number:currency-style style:name="N2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5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8:06:02.1984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date>2016-07-16T22:20:37.698186000</dc:date>
    <meta:generator>LibreOffice/5.0.6.3$MacOSX_X86_64 LibreOffice_project/490fc03b25318460cfc54456516ea2519c11d1aa</meta:generator>
    <meta:editing-duration>PT6H26M9S</meta:editing-duration>
    <meta:editing-cycles>34</meta:editing-cycles>
    <meta:document-statistic meta:table-count="2" meta:cell-count="1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style:rotation-angle="0"/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4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42">
      <style:chart-properties chart:symbol-type="named-symbol" chart:symbol-name="circle" chart:symbol-width="0.05cm" chart:symbol-height="0.05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circle" chart:symbol-width="0.07cm" chart:symbol-height="0.07cm" chart:link-data-style-to-source="true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1cm" svg:height="7.037cm" xlink:href=".." xlink:type="simple" chart:class="chart:scatter" chart:column-mapping="0 2 1" chart:style-name="ch1">
        <chart:title svg:x="3.693cm" svg:y="0.348cm" chart:style-name="ch2">
          <text:p>Replication Portfolio Values</text:p>
        </chart:title>
        <chart:legend svg:x="2.846cm" svg:y="6.084cm" style:legend-expansion="custom" chartooo:width="5.448cm" chartooo:height="0.529cm" style:legend-expansion-aspect-ratio="10.2986767485822" chart:style-name="ch3"/>
        <chart:plot-area chart:style-name="ch4" table:cell-range-address="MonteCarloVarianceMinimizingHedge.B63:MonteCarloVarianceMinimizingHedge.D312 MonteCarloVarianceMinimizingHedge.C61:MonteCarloVarianceMinimizingHedge.D61" chart:data-source-has-labels="row" svg:x="0.566cm" svg:y="0.976cm" svg:width="10.55cm" svg:height="4.105cm">
          <chartooo:coordinate-region svg:x="1.602cm" svg:y="1.138cm" svg:width="9.166cm" svg:height="3.781cm"/>
          <chart:axis chart:dimension="x" chart:name="primary-x" chart:style-name="ch5">
            <chart:title svg:x="4.836cm" svg:y="5.081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VarianceMinimizingHedge.D63:MonteCarloVarianceMinimizingHedge.D312" chart:label-cell-address="MonteCarloVarianceMinimizingHedge.D61:MonteCarloVarianceMinimizingHedge.D61" chart:class="chart:scatter">
            <chart:domain table:cell-range-address="MonteCarloVarianceMinimizingHedge.B63:MonteCarloVarianceMinimizingHedge.B312"/>
            <chart:data-point chart:repeated="250"/>
          </chart:series>
          <chart:series chart:style-name="ch9" chart:values-cell-range-address="MonteCarloVarianceMinimizingHedge.C63:MonteCarloVarianceMinimizingHedge.C312" chart:label-cell-address="MonteCarloVarianceMinimizingHedge.C61:MonteCarloVarianceMinimizingHedge.C6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VarianceMinimizingHedge.D61:MonteCarloVarianceMinimizingHedge.D61</svg:desc>
                </draw:g>
              </table:table-cell>
              <table:table-cell office:value-type="string">
                <text:p>replication</text:p>
                <draw:g>
                  <svg:desc>MonteCarloVarianceMinimizingHedge.C61:MonteCarloVarianceMinimizingHedge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1731974621571">
                <text:p>54.1731974621571</text:p>
                <draw:g>
                  <svg:desc>MonteCarloVarianceMinimizingHedge.B63:MonteCarloVarianceMinimizingHedge.B312</svg:desc>
                </draw:g>
              </table:table-cell>
              <table:table-cell office:value-type="float" office:value="0">
                <text:p>0</text:p>
                <draw:g>
                  <svg:desc>MonteCarloVarianceMinimizingHedge.D63:MonteCarloVarianceMinimizingHedge.D312</svg:desc>
                </draw:g>
              </table:table-cell>
              <table:table-cell office:value-type="float" office:value="-18.8269709719346">
                <text:p>-18.8269709719346</text:p>
                <draw:g>
                  <svg:desc>MonteCarloVarianceMinimizingHedge.C63:MonteCarloVarianceMinimizingHedge.C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1266671692327">
                <text:p>85.1266671692327</text:p>
              </table:table-cell>
              <table:table-cell office:value-type="float" office:value="0">
                <text:p>0</text:p>
              </table:table-cell>
              <table:table-cell office:value-type="float" office:value="6.21034748040065">
                <text:p>6.21034748040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.53876612253">
                <text:p>168.53876612253</text:p>
              </table:table-cell>
              <table:table-cell office:value-type="float" office:value="63.5387661225298">
                <text:p>63.5387661225298</text:p>
              </table:table-cell>
              <table:table-cell office:value-type="float" office:value="57.4262373714313">
                <text:p>57.4262373714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.813845988523">
                <text:p>147.813845988523</text:p>
              </table:table-cell>
              <table:table-cell office:value-type="float" office:value="42.8138459885226">
                <text:p>42.8138459885226</text:p>
              </table:table-cell>
              <table:table-cell office:value-type="float" office:value="47.311123527686">
                <text:p>47.3111235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228444806029">
                <text:p>129.228444806029</text:p>
              </table:table-cell>
              <table:table-cell office:value-type="float" office:value="24.2284448060294">
                <text:p>24.2284448060294</text:p>
              </table:table-cell>
              <table:table-cell office:value-type="float" office:value="29.8868788009447">
                <text:p>29.8868788009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942630925774">
                <text:p>78.3942630925774</text:p>
              </table:table-cell>
              <table:table-cell office:value-type="float" office:value="0">
                <text:p>0</text:p>
              </table:table-cell>
              <table:table-cell office:value-type="float" office:value="-4.56881152119288">
                <text:p>-4.56881152119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.748461567008">
                <text:p>156.748461567008</text:p>
              </table:table-cell>
              <table:table-cell office:value-type="float" office:value="51.7484615670077">
                <text:p>51.7484615670077</text:p>
              </table:table-cell>
              <table:table-cell office:value-type="float" office:value="55.4141214643572">
                <text:p>55.4141214643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11659837246">
                <text:p>103.11659837246</text:p>
              </table:table-cell>
              <table:table-cell office:value-type="float" office:value="0">
                <text:p>0</text:p>
              </table:table-cell>
              <table:table-cell office:value-type="float" office:value="12.3191395270691">
                <text:p>12.3191395270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8608155637749">
                <text:p>51.8608155637749</text:p>
              </table:table-cell>
              <table:table-cell office:value-type="float" office:value="0">
                <text:p>0</text:p>
              </table:table-cell>
              <table:table-cell office:value-type="float" office:value="-13.5651733895823">
                <text:p>-13.565173389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5742103477475">
                <text:p>99.5742103477475</text:p>
              </table:table-cell>
              <table:table-cell office:value-type="float" office:value="0">
                <text:p>0</text:p>
              </table:table-cell>
              <table:table-cell office:value-type="float" office:value="-16.3145671749325">
                <text:p>-16.3145671749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947180857302">
                <text:p>138.947180857302</text:p>
              </table:table-cell>
              <table:table-cell office:value-type="float" office:value="33.9471808573019">
                <text:p>33.9471808573019</text:p>
              </table:table-cell>
              <table:table-cell office:value-type="float" office:value="37.8471125862426">
                <text:p>37.847112586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820111322483">
                <text:p>110.820111322483</text:p>
              </table:table-cell>
              <table:table-cell office:value-type="float" office:value="5.82011132248267">
                <text:p>5.82011132248267</text:p>
              </table:table-cell>
              <table:table-cell office:value-type="float" office:value="20.0309854671018">
                <text:p>20.0309854671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113996837436">
                <text:p>91.4113996837436</text:p>
              </table:table-cell>
              <table:table-cell office:value-type="float" office:value="0">
                <text:p>0</text:p>
              </table:table-cell>
              <table:table-cell office:value-type="float" office:value="10.721758748046">
                <text:p>10.721758748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1475714674562">
                <text:p>98.1475714674562</text:p>
              </table:table-cell>
              <table:table-cell office:value-type="float" office:value="0">
                <text:p>0</text:p>
              </table:table-cell>
              <table:table-cell office:value-type="float" office:value="-0.28960235076508">
                <text:p>-0.28960235076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.574953533149">
                <text:p>192.574953533149</text:p>
              </table:table-cell>
              <table:table-cell office:value-type="float" office:value="87.5749535331493">
                <text:p>87.5749535331493</text:p>
              </table:table-cell>
              <table:table-cell office:value-type="float" office:value="93.09798946007">
                <text:p>93.09798946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950444665642">
                <text:p>110.950444665642</text:p>
              </table:table-cell>
              <table:table-cell office:value-type="float" office:value="5.95044466564248">
                <text:p>5.95044466564248</text:p>
              </table:table-cell>
              <table:table-cell office:value-type="float" office:value="-0.512473631927644">
                <text:p>-0.512473631927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043954330606">
                <text:p>72.043954330606</text:p>
              </table:table-cell>
              <table:table-cell office:value-type="float" office:value="0">
                <text:p>0</text:p>
              </table:table-cell>
              <table:table-cell office:value-type="float" office:value="0.582249558558679">
                <text:p>0.582249558558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.160814239645">
                <text:p>121.160814239645</text:p>
              </table:table-cell>
              <table:table-cell office:value-type="float" office:value="16.1608142396452">
                <text:p>16.1608142396452</text:p>
              </table:table-cell>
              <table:table-cell office:value-type="float" office:value="23.5178964687338">
                <text:p>23.5178964687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297605259196">
                <text:p>251.297605259196</text:p>
              </table:table-cell>
              <table:table-cell office:value-type="float" office:value="146.297605259196">
                <text:p>146.297605259196</text:p>
              </table:table-cell>
              <table:table-cell office:value-type="float" office:value="147.12384332314">
                <text:p>147.12384332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528813295726">
                <text:p>124.528813295726</text:p>
              </table:table-cell>
              <table:table-cell office:value-type="float" office:value="19.5288132957264">
                <text:p>19.5288132957264</text:p>
              </table:table-cell>
              <table:table-cell office:value-type="float" office:value="24.8892209056521">
                <text:p>24.8892209056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3537284665752">
                <text:p>47.3537284665752</text:p>
              </table:table-cell>
              <table:table-cell office:value-type="float" office:value="0">
                <text:p>0</text:p>
              </table:table-cell>
              <table:table-cell office:value-type="float" office:value="-22.1734127838858">
                <text:p>-22.1734127838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8889244769252">
                <text:p>92.8889244769252</text:p>
              </table:table-cell>
              <table:table-cell office:value-type="float" office:value="0">
                <text:p>0</text:p>
              </table:table-cell>
              <table:table-cell office:value-type="float" office:value="10.0898545939861">
                <text:p>10.0898545939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.004937496491">
                <text:p>136.004937496491</text:p>
              </table:table-cell>
              <table:table-cell office:value-type="float" office:value="31.0049374964911">
                <text:p>31.0049374964911</text:p>
              </table:table-cell>
              <table:table-cell office:value-type="float" office:value="36.1515416988507">
                <text:p>36.1515416988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417469433279">
                <text:p>116.417469433279</text:p>
              </table:table-cell>
              <table:table-cell office:value-type="float" office:value="11.417469433279">
                <text:p>11.417469433279</text:p>
              </table:table-cell>
              <table:table-cell office:value-type="float" office:value="21.4662319345721">
                <text:p>21.4662319345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.460308539785">
                <text:p>113.460308539785</text:p>
              </table:table-cell>
              <table:table-cell office:value-type="float" office:value="8.46030853978544">
                <text:p>8.46030853978544</text:p>
              </table:table-cell>
              <table:table-cell office:value-type="float" office:value="13.6339414146344">
                <text:p>13.6339414146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192894435469">
                <text:p>79.1192894435469</text:p>
              </table:table-cell>
              <table:table-cell office:value-type="float" office:value="0">
                <text:p>0</text:p>
              </table:table-cell>
              <table:table-cell office:value-type="float" office:value="-1.92508925792058">
                <text:p>-1.92508925792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879694380369">
                <text:p>108.879694380369</text:p>
              </table:table-cell>
              <table:table-cell office:value-type="float" office:value="3.8796943803686">
                <text:p>3.8796943803686</text:p>
              </table:table-cell>
              <table:table-cell office:value-type="float" office:value="-0.834977192736869">
                <text:p>-0.8349771927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6460817997928">
                <text:p>79.6460817997928</text:p>
              </table:table-cell>
              <table:table-cell office:value-type="float" office:value="0">
                <text:p>0</text:p>
              </table:table-cell>
              <table:table-cell office:value-type="float" office:value="2.17003858131473">
                <text:p>2.17003858131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.606258364514">
                <text:p>116.606258364514</text:p>
              </table:table-cell>
              <table:table-cell office:value-type="float" office:value="11.6062583645135">
                <text:p>11.6062583645135</text:p>
              </table:table-cell>
              <table:table-cell office:value-type="float" office:value="26.7211677672649">
                <text:p>26.7211677672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1006610493491">
                <text:p>99.1006610493491</text:p>
              </table:table-cell>
              <table:table-cell office:value-type="float" office:value="0">
                <text:p>0</text:p>
              </table:table-cell>
              <table:table-cell office:value-type="float" office:value="8.73629289300798">
                <text:p>8.73629289300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1913782991909">
                <text:p>95.1913782991909</text:p>
              </table:table-cell>
              <table:table-cell office:value-type="float" office:value="0">
                <text:p>0</text:p>
              </table:table-cell>
              <table:table-cell office:value-type="float" office:value="0.733462344885723">
                <text:p>0.733462344885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8886157519991">
                <text:p>69.8886157519991</text:p>
              </table:table-cell>
              <table:table-cell office:value-type="float" office:value="0">
                <text:p>0</text:p>
              </table:table-cell>
              <table:table-cell office:value-type="float" office:value="-3.71036866534187">
                <text:p>-3.71036866534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8590457737917">
                <text:p>82.8590457737917</text:p>
              </table:table-cell>
              <table:table-cell office:value-type="float" office:value="0">
                <text:p>0</text:p>
              </table:table-cell>
              <table:table-cell office:value-type="float" office:value="5.31353589510759">
                <text:p>5.31353589510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2053122671418">
                <text:p>74.2053122671418</text:p>
              </table:table-cell>
              <table:table-cell office:value-type="float" office:value="0">
                <text:p>0</text:p>
              </table:table-cell>
              <table:table-cell office:value-type="float" office:value="-5.13802905120729">
                <text:p>-5.13802905120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.186623523658">
                <text:p>121.186623523658</text:p>
              </table:table-cell>
              <table:table-cell office:value-type="float" office:value="16.1866235236583">
                <text:p>16.1866235236583</text:p>
              </table:table-cell>
              <table:table-cell office:value-type="float" office:value="18.0045240023788">
                <text:p>18.0045240023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39434347698">
                <text:p>106.39434347698</text:p>
              </table:table-cell>
              <table:table-cell office:value-type="float" office:value="1.39434347697986">
                <text:p>1.39434347697986</text:p>
              </table:table-cell>
              <table:table-cell office:value-type="float" office:value="9.24304928873951">
                <text:p>9.24304928873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526201896729">
                <text:p>114.526201896729</text:p>
              </table:table-cell>
              <table:table-cell office:value-type="float" office:value="9.52620189672859">
                <text:p>9.52620189672859</text:p>
              </table:table-cell>
              <table:table-cell office:value-type="float" office:value="19.7690921568184">
                <text:p>19.7690921568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815664879622">
                <text:p>110.815664879622</text:p>
              </table:table-cell>
              <table:table-cell office:value-type="float" office:value="5.81566487962155">
                <text:p>5.81566487962155</text:p>
              </table:table-cell>
              <table:table-cell office:value-type="float" office:value="15.6753635886558">
                <text:p>15.6753635886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971263626698">
                <text:p>128.971263626698</text:p>
              </table:table-cell>
              <table:table-cell office:value-type="float" office:value="23.9712636266984">
                <text:p>23.9712636266984</text:p>
              </table:table-cell>
              <table:table-cell office:value-type="float" office:value="33.9403173174953">
                <text:p>33.9403173174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08377159888">
                <text:p>137.08377159888</text:p>
              </table:table-cell>
              <table:table-cell office:value-type="float" office:value="32.0837715988804">
                <text:p>32.0837715988804</text:p>
              </table:table-cell>
              <table:table-cell office:value-type="float" office:value="42.8792365102043">
                <text:p>42.8792365102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102771690576">
                <text:p>31.9102771690576</text:p>
              </table:table-cell>
              <table:table-cell office:value-type="float" office:value="0">
                <text:p>0</text:p>
              </table:table-cell>
              <table:table-cell office:value-type="float" office:value="-12.2844091264697">
                <text:p>-12.2844091264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.545297009934">
                <text:p>137.545297009934</text:p>
              </table:table-cell>
              <table:table-cell office:value-type="float" office:value="32.5452970099338">
                <text:p>32.5452970099338</text:p>
              </table:table-cell>
              <table:table-cell office:value-type="float" office:value="40.5958112890601">
                <text:p>40.5958112890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.634037710378">
                <text:p>115.634037710378</text:p>
              </table:table-cell>
              <table:table-cell office:value-type="float" office:value="10.6340377103784">
                <text:p>10.6340377103784</text:p>
              </table:table-cell>
              <table:table-cell office:value-type="float" office:value="23.7673630542426">
                <text:p>23.7673630542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.519286648519">
                <text:p>122.519286648519</text:p>
              </table:table-cell>
              <table:table-cell office:value-type="float" office:value="17.519286648519">
                <text:p>17.519286648519</text:p>
              </table:table-cell>
              <table:table-cell office:value-type="float" office:value="0.673321876486988">
                <text:p>0.673321876486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.235152824741">
                <text:p>109.235152824741</text:p>
              </table:table-cell>
              <table:table-cell office:value-type="float" office:value="4.23515282474138">
                <text:p>4.23515282474138</text:p>
              </table:table-cell>
              <table:table-cell office:value-type="float" office:value="17.7557579749923">
                <text:p>17.7557579749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430932580596">
                <text:p>81.6430932580596</text:p>
              </table:table-cell>
              <table:table-cell office:value-type="float" office:value="0">
                <text:p>0</text:p>
              </table:table-cell>
              <table:table-cell office:value-type="float" office:value="-31.385218117699">
                <text:p>-31.385218117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.277170242249">
                <text:p>121.277170242249</text:p>
              </table:table-cell>
              <table:table-cell office:value-type="float" office:value="16.2771702422489">
                <text:p>16.2771702422489</text:p>
              </table:table-cell>
              <table:table-cell office:value-type="float" office:value="27.1853353165401">
                <text:p>27.1853353165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.759428029417">
                <text:p>104.759428029417</text:p>
              </table:table-cell>
              <table:table-cell office:value-type="float" office:value="0">
                <text:p>0</text:p>
              </table:table-cell>
              <table:table-cell office:value-type="float" office:value="4.84582127040678">
                <text:p>4.84582127040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7.865360727038">
                <text:p>217.865360727038</text:p>
              </table:table-cell>
              <table:table-cell office:value-type="float" office:value="112.865360727038">
                <text:p>112.865360727038</text:p>
              </table:table-cell>
              <table:table-cell office:value-type="float" office:value="116.729214041158">
                <text:p>116.729214041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.994622827667">
                <text:p>194.994622827667</text:p>
              </table:table-cell>
              <table:table-cell office:value-type="float" office:value="89.9946228276671">
                <text:p>89.9946228276671</text:p>
              </table:table-cell>
              <table:table-cell office:value-type="float" office:value="86.646140355156">
                <text:p>86.646140355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9.65713644631">
                <text:p>109.65713644631</text:p>
              </table:table-cell>
              <table:table-cell office:value-type="float" office:value="4.6571364463103">
                <text:p>4.6571364463103</text:p>
              </table:table-cell>
              <table:table-cell office:value-type="float" office:value="18.7378451113554">
                <text:p>18.7378451113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.784358158892">
                <text:p>150.784358158892</text:p>
              </table:table-cell>
              <table:table-cell office:value-type="float" office:value="45.7843581588916">
                <text:p>45.7843581588916</text:p>
              </table:table-cell>
              <table:table-cell office:value-type="float" office:value="41.3287752035076">
                <text:p>41.3287752035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6.481013580406">
                <text:p>116.481013580406</text:p>
              </table:table-cell>
              <table:table-cell office:value-type="float" office:value="11.481013580406">
                <text:p>11.481013580406</text:p>
              </table:table-cell>
              <table:table-cell office:value-type="float" office:value="24.6802059932152">
                <text:p>24.6802059932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075613001817">
                <text:p>133.075613001817</text:p>
              </table:table-cell>
              <table:table-cell office:value-type="float" office:value="28.0756130018173">
                <text:p>28.0756130018173</text:p>
              </table:table-cell>
              <table:table-cell office:value-type="float" office:value="39.2162894990606">
                <text:p>39.2162894990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.652345969821">
                <text:p>102.652345969821</text:p>
              </table:table-cell>
              <table:table-cell office:value-type="float" office:value="0">
                <text:p>0</text:p>
              </table:table-cell>
              <table:table-cell office:value-type="float" office:value="16.6931429341109">
                <text:p>16.6931429341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857263346818">
                <text:p>113.857263346818</text:p>
              </table:table-cell>
              <table:table-cell office:value-type="float" office:value="8.85726334681823">
                <text:p>8.85726334681823</text:p>
              </table:table-cell>
              <table:table-cell office:value-type="float" office:value="25.7270758100336">
                <text:p>25.7270758100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.168194106152">
                <text:p>110.168194106152</text:p>
              </table:table-cell>
              <table:table-cell office:value-type="float" office:value="5.16819410615152">
                <text:p>5.16819410615152</text:p>
              </table:table-cell>
              <table:table-cell office:value-type="float" office:value="22.8058214964336">
                <text:p>22.8058214964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718386789692">
                <text:p>90.8718386789692</text:p>
              </table:table-cell>
              <table:table-cell office:value-type="float" office:value="0">
                <text:p>0</text:p>
              </table:table-cell>
              <table:table-cell office:value-type="float" office:value="-9.78135750776562">
                <text:p>-9.78135750776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475400488358">
                <text:p>60.5475400488358</text:p>
              </table:table-cell>
              <table:table-cell office:value-type="float" office:value="0">
                <text:p>0</text:p>
              </table:table-cell>
              <table:table-cell office:value-type="float" office:value="-12.9376412954341">
                <text:p>-12.9376412954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7199141388762">
                <text:p>96.7199141388762</text:p>
              </table:table-cell>
              <table:table-cell office:value-type="float" office:value="0">
                <text:p>0</text:p>
              </table:table-cell>
              <table:table-cell office:value-type="float" office:value="-3.56327804240141">
                <text:p>-3.5632780424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1368922561613">
                <text:p>84.1368922561613</text:p>
              </table:table-cell>
              <table:table-cell office:value-type="float" office:value="0">
                <text:p>0</text:p>
              </table:table-cell>
              <table:table-cell office:value-type="float" office:value="9.20844759788373">
                <text:p>9.20844759788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.674587742607">
                <text:p>100.674587742607</text:p>
              </table:table-cell>
              <table:table-cell office:value-type="float" office:value="0">
                <text:p>0</text:p>
              </table:table-cell>
              <table:table-cell office:value-type="float" office:value="14.2874897312859">
                <text:p>14.2874897312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5.887937169494">
                <text:p>185.887937169494</text:p>
              </table:table-cell>
              <table:table-cell office:value-type="float" office:value="80.8879371694942">
                <text:p>80.8879371694942</text:p>
              </table:table-cell>
              <table:table-cell office:value-type="float" office:value="83.8489993799567">
                <text:p>83.8489993799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403261316503">
                <text:p>34.0403261316503</text:p>
              </table:table-cell>
              <table:table-cell office:value-type="float" office:value="0">
                <text:p>0</text:p>
              </table:table-cell>
              <table:table-cell office:value-type="float" office:value="-31.4465335917213">
                <text:p>-31.4465335917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1207973694617">
                <text:p>88.1207973694617</text:p>
              </table:table-cell>
              <table:table-cell office:value-type="float" office:value="0">
                <text:p>0</text:p>
              </table:table-cell>
              <table:table-cell office:value-type="float" office:value="-12.7903334181324">
                <text:p>-12.7903334181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.66905722865">
                <text:p>108.66905722865</text:p>
              </table:table-cell>
              <table:table-cell office:value-type="float" office:value="3.66905722865044">
                <text:p>3.66905722865044</text:p>
              </table:table-cell>
              <table:table-cell office:value-type="float" office:value="18.8201900637799">
                <text:p>18.8201900637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3.543096059339">
                <text:p>233.543096059339</text:p>
              </table:table-cell>
              <table:table-cell office:value-type="float" office:value="128.543096059339">
                <text:p>128.543096059339</text:p>
              </table:table-cell>
              <table:table-cell office:value-type="float" office:value="117.722102915919">
                <text:p>117.722102915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.373684479464">
                <text:p>183.373684479464</text:p>
              </table:table-cell>
              <table:table-cell office:value-type="float" office:value="78.373684479464">
                <text:p>78.373684479464</text:p>
              </table:table-cell>
              <table:table-cell office:value-type="float" office:value="84.4360528456754">
                <text:p>84.4360528456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032391069708">
                <text:p>226.032391069708</text:p>
              </table:table-cell>
              <table:table-cell office:value-type="float" office:value="121.032391069708">
                <text:p>121.032391069708</text:p>
              </table:table-cell>
              <table:table-cell office:value-type="float" office:value="100.718290760084">
                <text:p>100.718290760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906889242429">
                <text:p>133.906889242429</text:p>
              </table:table-cell>
              <table:table-cell office:value-type="float" office:value="28.9068892424287">
                <text:p>28.9068892424287</text:p>
              </table:table-cell>
              <table:table-cell office:value-type="float" office:value="34.2265599155689">
                <text:p>34.2265599155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60488200547">
                <text:p>123.460488200547</text:p>
              </table:table-cell>
              <table:table-cell office:value-type="float" office:value="18.4604882005466">
                <text:p>18.4604882005466</text:p>
              </table:table-cell>
              <table:table-cell office:value-type="float" office:value="30.3134018239547">
                <text:p>30.31340182395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.670369381372">
                <text:p>158.670369381372</text:p>
              </table:table-cell>
              <table:table-cell office:value-type="float" office:value="53.6703693813724">
                <text:p>53.6703693813724</text:p>
              </table:table-cell>
              <table:table-cell office:value-type="float" office:value="54.1800150236566">
                <text:p>54.1800150236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.4499581825695">
                <text:p>81.4499581825695</text:p>
              </table:table-cell>
              <table:table-cell office:value-type="float" office:value="0">
                <text:p>0</text:p>
              </table:table-cell>
              <table:table-cell office:value-type="float" office:value="-10.8440858299438">
                <text:p>-10.8440858299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.871368878051">
                <text:p>110.871368878051</text:p>
              </table:table-cell>
              <table:table-cell office:value-type="float" office:value="5.87136887805067">
                <text:p>5.87136887805067</text:p>
              </table:table-cell>
              <table:table-cell office:value-type="float" office:value="17.574209124368">
                <text:p>17.574209124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1759734942583">
                <text:p>90.1759734942583</text:p>
              </table:table-cell>
              <table:table-cell office:value-type="float" office:value="0">
                <text:p>0</text:p>
              </table:table-cell>
              <table:table-cell office:value-type="float" office:value="-1.53365183298242">
                <text:p>-1.53365183298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.248591611621">
                <text:p>176.248591611621</text:p>
              </table:table-cell>
              <table:table-cell office:value-type="float" office:value="71.2485916116206">
                <text:p>71.2485916116206</text:p>
              </table:table-cell>
              <table:table-cell office:value-type="float" office:value="88.3640464741907">
                <text:p>88.36404647419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9.734155338505">
                <text:p>129.734155338505</text:p>
              </table:table-cell>
              <table:table-cell office:value-type="float" office:value="24.7341553385054">
                <text:p>24.7341553385054</text:p>
              </table:table-cell>
              <table:table-cell office:value-type="float" office:value="38.489489144165">
                <text:p>38.489489144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2627795286023">
                <text:p>79.2627795286023</text:p>
              </table:table-cell>
              <table:table-cell office:value-type="float" office:value="0">
                <text:p>0</text:p>
              </table:table-cell>
              <table:table-cell office:value-type="float" office:value="-9.51268608178533">
                <text:p>-9.51268608178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9015756112563">
                <text:p>62.9015756112563</text:p>
              </table:table-cell>
              <table:table-cell office:value-type="float" office:value="0">
                <text:p>0</text:p>
              </table:table-cell>
              <table:table-cell office:value-type="float" office:value="-7.22391574036005">
                <text:p>-7.22391574036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8585228879601">
                <text:p>52.8585228879601</text:p>
              </table:table-cell>
              <table:table-cell office:value-type="float" office:value="0">
                <text:p>0</text:p>
              </table:table-cell>
              <table:table-cell office:value-type="float" office:value="-15.5796592245727">
                <text:p>-15.5796592245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8268888474138">
                <text:p>81.8268888474138</text:p>
              </table:table-cell>
              <table:table-cell office:value-type="float" office:value="0">
                <text:p>0</text:p>
              </table:table-cell>
              <table:table-cell office:value-type="float" office:value="-3.50296499810746">
                <text:p>-3.50296499810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1675562063184">
                <text:p>86.1675562063184</text:p>
              </table:table-cell>
              <table:table-cell office:value-type="float" office:value="0">
                <text:p>0</text:p>
              </table:table-cell>
              <table:table-cell office:value-type="float" office:value="6.49365766120159">
                <text:p>6.49365766120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7285640189236">
                <text:p>89.7285640189236</text:p>
              </table:table-cell>
              <table:table-cell office:value-type="float" office:value="0">
                <text:p>0</text:p>
              </table:table-cell>
              <table:table-cell office:value-type="float" office:value="6.58842092971005">
                <text:p>6.58842092971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.863015246674">
                <text:p>120.863015246674</text:p>
              </table:table-cell>
              <table:table-cell office:value-type="float" office:value="15.8630152466742">
                <text:p>15.8630152466742</text:p>
              </table:table-cell>
              <table:table-cell office:value-type="float" office:value="26.3431116334984">
                <text:p>26.3431116334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.1696016455635">
                <text:p>74.1696016455635</text:p>
              </table:table-cell>
              <table:table-cell office:value-type="float" office:value="0">
                <text:p>0</text:p>
              </table:table-cell>
              <table:table-cell office:value-type="float" office:value="-17.3727953837238">
                <text:p>-17.3727953837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2867144035931">
                <text:p>76.2867144035931</text:p>
              </table:table-cell>
              <table:table-cell office:value-type="float" office:value="0">
                <text:p>0</text:p>
              </table:table-cell>
              <table:table-cell office:value-type="float" office:value="-5.56601568431372">
                <text:p>-5.56601568431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58458587808">
                <text:p>111.58458587808</text:p>
              </table:table-cell>
              <table:table-cell office:value-type="float" office:value="6.58458587807994">
                <text:p>6.58458587807994</text:p>
              </table:table-cell>
              <table:table-cell office:value-type="float" office:value="16.9230659859844">
                <text:p>16.9230659859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1754733431973">
                <text:p>90.1754733431973</text:p>
              </table:table-cell>
              <table:table-cell office:value-type="float" office:value="0">
                <text:p>0</text:p>
              </table:table-cell>
              <table:table-cell office:value-type="float" office:value="1.87103197197525">
                <text:p>1.87103197197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.6566546171041">
                <text:p>81.6566546171041</text:p>
              </table:table-cell>
              <table:table-cell office:value-type="float" office:value="0">
                <text:p>0</text:p>
              </table:table-cell>
              <table:table-cell office:value-type="float" office:value="-5.1354661357562">
                <text:p>-5.1354661357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520428862533">
                <text:p>66.520428862533</text:p>
              </table:table-cell>
              <table:table-cell office:value-type="float" office:value="0">
                <text:p>0</text:p>
              </table:table-cell>
              <table:table-cell office:value-type="float" office:value="-3.68784975369028">
                <text:p>-3.68784975369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49153161913">
                <text:p>102.749153161913</text:p>
              </table:table-cell>
              <table:table-cell office:value-type="float" office:value="0">
                <text:p>0</text:p>
              </table:table-cell>
              <table:table-cell office:value-type="float" office:value="13.8499212011378">
                <text:p>13.8499212011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.345034242326">
                <text:p>105.345034242326</text:p>
              </table:table-cell>
              <table:table-cell office:value-type="float" office:value="0.345034242326136">
                <text:p>0.345034242326136</text:p>
              </table:table-cell>
              <table:table-cell office:value-type="float" office:value="12.874612763826">
                <text:p>12.874612763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.480875724549">
                <text:p>119.480875724549</text:p>
              </table:table-cell>
              <table:table-cell office:value-type="float" office:value="14.4808757245487">
                <text:p>14.4808757245487</text:p>
              </table:table-cell>
              <table:table-cell office:value-type="float" office:value="19.1486467348924">
                <text:p>19.1486467348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9000173922125">
                <text:p>95.9000173922125</text:p>
              </table:table-cell>
              <table:table-cell office:value-type="float" office:value="0">
                <text:p>0</text:p>
              </table:table-cell>
              <table:table-cell office:value-type="float" office:value="12.2208835599539">
                <text:p>12.2208835599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4.439832564564">
                <text:p>224.439832564564</text:p>
              </table:table-cell>
              <table:table-cell office:value-type="float" office:value="119.439832564564">
                <text:p>119.439832564564</text:p>
              </table:table-cell>
              <table:table-cell office:value-type="float" office:value="121.872980645097">
                <text:p>121.872980645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.494547200484">
                <text:p>109.494547200484</text:p>
              </table:table-cell>
              <table:table-cell office:value-type="float" office:value="4.49454720048448">
                <text:p>4.49454720048448</text:p>
              </table:table-cell>
              <table:table-cell office:value-type="float" office:value="15.8437088164285">
                <text:p>15.8437088164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101157404958">
                <text:p>93.101157404958</text:p>
              </table:table-cell>
              <table:table-cell office:value-type="float" office:value="0">
                <text:p>0</text:p>
              </table:table-cell>
              <table:table-cell office:value-type="float" office:value="0.18506526096327">
                <text:p>0.18506526096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.470579860744">
                <text:p>101.470579860744</text:p>
              </table:table-cell>
              <table:table-cell office:value-type="float" office:value="0">
                <text:p>0</text:p>
              </table:table-cell>
              <table:table-cell office:value-type="float" office:value="-5.89651911056246">
                <text:p>-5.89651911056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0796872116698">
                <text:p>25.0796872116698</text:p>
              </table:table-cell>
              <table:table-cell office:value-type="float" office:value="0">
                <text:p>0</text:p>
              </table:table-cell>
              <table:table-cell office:value-type="float" office:value="-22.9324546641699">
                <text:p>-22.9324546641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.292345366925">
                <text:p>254.292345366925</text:p>
              </table:table-cell>
              <table:table-cell office:value-type="float" office:value="149.292345366925">
                <text:p>149.292345366925</text:p>
              </table:table-cell>
              <table:table-cell office:value-type="float" office:value="158.686893295992">
                <text:p>158.686893295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.704152741824">
                <text:p>160.704152741824</text:p>
              </table:table-cell>
              <table:table-cell office:value-type="float" office:value="55.7041527418242">
                <text:p>55.7041527418242</text:p>
              </table:table-cell>
              <table:table-cell office:value-type="float" office:value="59.8806337625205">
                <text:p>59.8806337625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1029275677454">
                <text:p>55.1029275677454</text:p>
              </table:table-cell>
              <table:table-cell office:value-type="float" office:value="0">
                <text:p>0</text:p>
              </table:table-cell>
              <table:table-cell office:value-type="float" office:value="-18.7242743777843">
                <text:p>-18.7242743777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0.747194811175">
                <text:p>130.747194811175</text:p>
              </table:table-cell>
              <table:table-cell office:value-type="float" office:value="25.7471948111748">
                <text:p>25.7471948111748</text:p>
              </table:table-cell>
              <table:table-cell office:value-type="float" office:value="33.9633177189574">
                <text:p>33.96331771895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.596155617296">
                <text:p>115.596155617296</text:p>
              </table:table-cell>
              <table:table-cell office:value-type="float" office:value="10.5961556172962">
                <text:p>10.5961556172962</text:p>
              </table:table-cell>
              <table:table-cell office:value-type="float" office:value="15.647921495983">
                <text:p>15.647921495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7626089999431">
                <text:p>73.7626089999431</text:p>
              </table:table-cell>
              <table:table-cell office:value-type="float" office:value="0">
                <text:p>0</text:p>
              </table:table-cell>
              <table:table-cell office:value-type="float" office:value="-0.661511170460233">
                <text:p>-0.6615111704602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0845442096574">
                <text:p>57.0845442096574</text:p>
              </table:table-cell>
              <table:table-cell office:value-type="float" office:value="0">
                <text:p>0</text:p>
              </table:table-cell>
              <table:table-cell office:value-type="float" office:value="-7.30839592241196">
                <text:p>-7.30839592241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.179756331329">
                <text:p>104.179756331329</text:p>
              </table:table-cell>
              <table:table-cell office:value-type="float" office:value="0">
                <text:p>0</text:p>
              </table:table-cell>
              <table:table-cell office:value-type="float" office:value="14.1714675111563">
                <text:p>14.1714675111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.341384271401">
                <text:p>166.341384271401</text:p>
              </table:table-cell>
              <table:table-cell office:value-type="float" office:value="61.3413842714008">
                <text:p>61.3413842714008</text:p>
              </table:table-cell>
              <table:table-cell office:value-type="float" office:value="62.5720524711961">
                <text:p>62.5720524711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0946421575891">
                <text:p>62.0946421575891</text:p>
              </table:table-cell>
              <table:table-cell office:value-type="float" office:value="0">
                <text:p>0</text:p>
              </table:table-cell>
              <table:table-cell office:value-type="float" office:value="-16.9108819615141">
                <text:p>-16.9108819615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.612890299725">
                <text:p>298.612890299725</text:p>
              </table:table-cell>
              <table:table-cell office:value-type="float" office:value="193.612890299725">
                <text:p>193.612890299725</text:p>
              </table:table-cell>
              <table:table-cell office:value-type="float" office:value="194.375234990367">
                <text:p>194.375234990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0147622166261">
                <text:p>34.0147622166261</text:p>
              </table:table-cell>
              <table:table-cell office:value-type="float" office:value="0">
                <text:p>0</text:p>
              </table:table-cell>
              <table:table-cell office:value-type="float" office:value="-3.37489393896042">
                <text:p>-3.37489393896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.157200875019">
                <text:p>167.157200875019</text:p>
              </table:table-cell>
              <table:table-cell office:value-type="float" office:value="62.1572008750188">
                <text:p>62.1572008750188</text:p>
              </table:table-cell>
              <table:table-cell office:value-type="float" office:value="55.4373072983248">
                <text:p>55.4373072983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.304492791604">
                <text:p>114.304492791604</text:p>
              </table:table-cell>
              <table:table-cell office:value-type="float" office:value="9.30449279160423">
                <text:p>9.30449279160423</text:p>
              </table:table-cell>
              <table:table-cell office:value-type="float" office:value="22.9759400575244">
                <text:p>22.9759400575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.7943238394931">
                <text:p>66.7943238394931</text:p>
              </table:table-cell>
              <table:table-cell office:value-type="float" office:value="0">
                <text:p>0</text:p>
              </table:table-cell>
              <table:table-cell office:value-type="float" office:value="-33.6779596880888">
                <text:p>-33.67795968808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0864767829874">
                <text:p>76.0864767829874</text:p>
              </table:table-cell>
              <table:table-cell office:value-type="float" office:value="0">
                <text:p>0</text:p>
              </table:table-cell>
              <table:table-cell office:value-type="float" office:value="1.08373494522663">
                <text:p>1.08373494522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.940025159999">
                <text:p>155.940025159999</text:p>
              </table:table-cell>
              <table:table-cell office:value-type="float" office:value="50.9400251599986">
                <text:p>50.9400251599986</text:p>
              </table:table-cell>
              <table:table-cell office:value-type="float" office:value="56.021302295647">
                <text:p>56.021302295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.404365724462">
                <text:p>137.404365724462</text:p>
              </table:table-cell>
              <table:table-cell office:value-type="float" office:value="32.4043657244622">
                <text:p>32.4043657244622</text:p>
              </table:table-cell>
              <table:table-cell office:value-type="float" office:value="41.5415054762511">
                <text:p>41.5415054762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.207518468726">
                <text:p>131.207518468726</text:p>
              </table:table-cell>
              <table:table-cell office:value-type="float" office:value="26.2075184687256">
                <text:p>26.2075184687256</text:p>
              </table:table-cell>
              <table:table-cell office:value-type="float" office:value="36.4085926784371">
                <text:p>36.4085926784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.3734494070366">
                <text:p>63.3734494070366</text:p>
              </table:table-cell>
              <table:table-cell office:value-type="float" office:value="0">
                <text:p>0</text:p>
              </table:table-cell>
              <table:table-cell office:value-type="float" office:value="-0.690861276378101">
                <text:p>-0.690861276378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0522160870561">
                <text:p>59.0522160870561</text:p>
              </table:table-cell>
              <table:table-cell office:value-type="float" office:value="0">
                <text:p>0</text:p>
              </table:table-cell>
              <table:table-cell office:value-type="float" office:value="-3.11363203900941">
                <text:p>-3.11363203900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.19568564136">
                <text:p>75.19568564136</text:p>
              </table:table-cell>
              <table:table-cell office:value-type="float" office:value="0">
                <text:p>0</text:p>
              </table:table-cell>
              <table:table-cell office:value-type="float" office:value="2.46271245745995">
                <text:p>2.46271245745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.1176880722991">
                <text:p>91.1176880722991</text:p>
              </table:table-cell>
              <table:table-cell office:value-type="float" office:value="0">
                <text:p>0</text:p>
              </table:table-cell>
              <table:table-cell office:value-type="float" office:value="3.71641209481227">
                <text:p>3.71641209481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3.56387210127">
                <text:p>263.56387210127</text:p>
              </table:table-cell>
              <table:table-cell office:value-type="float" office:value="158.56387210127">
                <text:p>158.56387210127</text:p>
              </table:table-cell>
              <table:table-cell office:value-type="float" office:value="157.982694532556">
                <text:p>157.982694532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701727939481">
                <text:p>123.701727939481</text:p>
              </table:table-cell>
              <table:table-cell office:value-type="float" office:value="18.7017279394814">
                <text:p>18.7017279394814</text:p>
              </table:table-cell>
              <table:table-cell office:value-type="float" office:value="29.632213874514">
                <text:p>29.6322138745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6.800638227906">
                <text:p>336.800638227906</text:p>
              </table:table-cell>
              <table:table-cell office:value-type="float" office:value="231.800638227906">
                <text:p>231.800638227906</text:p>
              </table:table-cell>
              <table:table-cell office:value-type="float" office:value="227.538843454741">
                <text:p>227.5388434547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.583371474461">
                <text:p>100.583371474461</text:p>
              </table:table-cell>
              <table:table-cell office:value-type="float" office:value="0">
                <text:p>0</text:p>
              </table:table-cell>
              <table:table-cell office:value-type="float" office:value="14.5179754927998">
                <text:p>14.5179754927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.189399370695">
                <text:p>115.189399370695</text:p>
              </table:table-cell>
              <table:table-cell office:value-type="float" office:value="10.1893993706945">
                <text:p>10.1893993706945</text:p>
              </table:table-cell>
              <table:table-cell office:value-type="float" office:value="21.440579283499">
                <text:p>21.4405792834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.972769302579">
                <text:p>129.972769302579</text:p>
              </table:table-cell>
              <table:table-cell office:value-type="float" office:value="24.9727693025788">
                <text:p>24.9727693025788</text:p>
              </table:table-cell>
              <table:table-cell office:value-type="float" office:value="34.1368285799933">
                <text:p>34.1368285799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.422809914872">
                <text:p>107.422809914872</text:p>
              </table:table-cell>
              <table:table-cell office:value-type="float" office:value="2.42280991487183">
                <text:p>2.42280991487183</text:p>
              </table:table-cell>
              <table:table-cell office:value-type="float" office:value="12.7540599604102">
                <text:p>12.7540599604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771688585834">
                <text:p>169.771688585834</text:p>
              </table:table-cell>
              <table:table-cell office:value-type="float" office:value="64.7716885858344">
                <text:p>64.7716885858344</text:p>
              </table:table-cell>
              <table:table-cell office:value-type="float" office:value="57.3490843509868">
                <text:p>57.34908435098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7.078890283614">
                <text:p>117.078890283614</text:p>
              </table:table-cell>
              <table:table-cell office:value-type="float" office:value="12.0788902836144">
                <text:p>12.0788902836144</text:p>
              </table:table-cell>
              <table:table-cell office:value-type="float" office:value="22.4019401643129">
                <text:p>22.4019401643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4419953240867">
                <text:p>99.4419953240867</text:p>
              </table:table-cell>
              <table:table-cell office:value-type="float" office:value="0">
                <text:p>0</text:p>
              </table:table-cell>
              <table:table-cell office:value-type="float" office:value="13.0530490326194">
                <text:p>13.0530490326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.5805079672208">
                <text:p>97.5805079672208</text:p>
              </table:table-cell>
              <table:table-cell office:value-type="float" office:value="0">
                <text:p>0</text:p>
              </table:table-cell>
              <table:table-cell office:value-type="float" office:value="6.69995982686959">
                <text:p>6.699959826869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.0901064294729">
                <text:p>88.0901064294729</text:p>
              </table:table-cell>
              <table:table-cell office:value-type="float" office:value="0">
                <text:p>0</text:p>
              </table:table-cell>
              <table:table-cell office:value-type="float" office:value="6.8740749272373">
                <text:p>6.8740749272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6671580365539">
                <text:p>61.6671580365539</text:p>
              </table:table-cell>
              <table:table-cell office:value-type="float" office:value="0">
                <text:p>0</text:p>
              </table:table-cell>
              <table:table-cell office:value-type="float" office:value="-11.8281246054593">
                <text:p>-11.828124605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.213192983116">
                <text:p>107.213192983116</text:p>
              </table:table-cell>
              <table:table-cell office:value-type="float" office:value="2.21319298311636">
                <text:p>2.21319298311636</text:p>
              </table:table-cell>
              <table:table-cell office:value-type="float" office:value="17.3001661569276">
                <text:p>17.3001661569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.680465909118">
                <text:p>107.680465909118</text:p>
              </table:table-cell>
              <table:table-cell office:value-type="float" office:value="2.68046590911752">
                <text:p>2.68046590911752</text:p>
              </table:table-cell>
              <table:table-cell office:value-type="float" office:value="7.74615197921117">
                <text:p>7.7461519792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3892353711907">
                <text:p>62.3892353711907</text:p>
              </table:table-cell>
              <table:table-cell office:value-type="float" office:value="0">
                <text:p>0</text:p>
              </table:table-cell>
              <table:table-cell office:value-type="float" office:value="-15.5047546434887">
                <text:p>-15.50475464348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.1152107946382">
                <text:p>92.1152107946382</text:p>
              </table:table-cell>
              <table:table-cell office:value-type="float" office:value="0">
                <text:p>0</text:p>
              </table:table-cell>
              <table:table-cell office:value-type="float" office:value="7.29221517042074">
                <text:p>7.29221517042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6.7013607601453">
                <text:p>76.7013607601453</text:p>
              </table:table-cell>
              <table:table-cell office:value-type="float" office:value="0">
                <text:p>0</text:p>
              </table:table-cell>
              <table:table-cell office:value-type="float" office:value="0.508326652536525">
                <text:p>0.508326652536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.2864393150308">
                <text:p>96.2864393150308</text:p>
              </table:table-cell>
              <table:table-cell office:value-type="float" office:value="0">
                <text:p>0</text:p>
              </table:table-cell>
              <table:table-cell office:value-type="float" office:value="11.1268226297076">
                <text:p>11.1268226297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.668418662312">
                <text:p>125.668418662312</text:p>
              </table:table-cell>
              <table:table-cell office:value-type="float" office:value="20.6684186623124">
                <text:p>20.6684186623124</text:p>
              </table:table-cell>
              <table:table-cell office:value-type="float" office:value="27.6975549562513">
                <text:p>27.69755495625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5.363244874347">
                <text:p>105.363244874347</text:p>
              </table:table-cell>
              <table:table-cell office:value-type="float" office:value="0.363244874346492">
                <text:p>0.363244874346492</text:p>
              </table:table-cell>
              <table:table-cell office:value-type="float" office:value="10.6443806481624">
                <text:p>10.6443806481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.007061948601">
                <text:p>124.007061948601</text:p>
              </table:table-cell>
              <table:table-cell office:value-type="float" office:value="19.0070619486013">
                <text:p>19.0070619486013</text:p>
              </table:table-cell>
              <table:table-cell office:value-type="float" office:value="16.5477636863325">
                <text:p>16.5477636863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1433912538632">
                <text:p>72.1433912538632</text:p>
              </table:table-cell>
              <table:table-cell office:value-type="float" office:value="0">
                <text:p>0</text:p>
              </table:table-cell>
              <table:table-cell office:value-type="float" office:value="-2.43481188852678">
                <text:p>-2.43481188852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7.817729208137">
                <text:p>127.817729208137</text:p>
              </table:table-cell>
              <table:table-cell office:value-type="float" office:value="22.817729208137">
                <text:p>22.817729208137</text:p>
              </table:table-cell>
              <table:table-cell office:value-type="float" office:value="34.2499845268485">
                <text:p>34.2499845268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.8026217464264">
                <text:p>67.8026217464264</text:p>
              </table:table-cell>
              <table:table-cell office:value-type="float" office:value="0">
                <text:p>0</text:p>
              </table:table-cell>
              <table:table-cell office:value-type="float" office:value="-6.11501180135858">
                <text:p>-6.11501180135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.4536740003175">
                <text:p>32.4536740003175</text:p>
              </table:table-cell>
              <table:table-cell office:value-type="float" office:value="0">
                <text:p>0</text:p>
              </table:table-cell>
              <table:table-cell office:value-type="float" office:value="-5.42107661068311">
                <text:p>-5.421076610683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.043314322753">
                <text:p>85.043314322753</text:p>
              </table:table-cell>
              <table:table-cell office:value-type="float" office:value="0">
                <text:p>0</text:p>
              </table:table-cell>
              <table:table-cell office:value-type="float" office:value="0.851940438183377">
                <text:p>0.851940438183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.8581485283944">
                <text:p>96.8581485283944</text:p>
              </table:table-cell>
              <table:table-cell office:value-type="float" office:value="0">
                <text:p>0</text:p>
              </table:table-cell>
              <table:table-cell office:value-type="float" office:value="6.05340195759748">
                <text:p>6.053401957597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.762116145481">
                <text:p>186.762116145481</text:p>
              </table:table-cell>
              <table:table-cell office:value-type="float" office:value="81.7621161454806">
                <text:p>81.7621161454806</text:p>
              </table:table-cell>
              <table:table-cell office:value-type="float" office:value="28.2056271540298">
                <text:p>28.2056271540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.101381667473">
                <text:p>109.101381667473</text:p>
              </table:table-cell>
              <table:table-cell office:value-type="float" office:value="4.10138166747323">
                <text:p>4.10138166747323</text:p>
              </table:table-cell>
              <table:table-cell office:value-type="float" office:value="20.0302875674544">
                <text:p>20.0302875674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.916655229335">
                <text:p>187.916655229335</text:p>
              </table:table-cell>
              <table:table-cell office:value-type="float" office:value="82.9166552293345">
                <text:p>82.9166552293345</text:p>
              </table:table-cell>
              <table:table-cell office:value-type="float" office:value="85.7349169320583">
                <text:p>85.7349169320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9024537114772">
                <text:p>77.9024537114772</text:p>
              </table:table-cell>
              <table:table-cell office:value-type="float" office:value="0">
                <text:p>0</text:p>
              </table:table-cell>
              <table:table-cell office:value-type="float" office:value="1.47232808273924">
                <text:p>1.47232808273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9.019839007857">
                <text:p>239.019839007857</text:p>
              </table:table-cell>
              <table:table-cell office:value-type="float" office:value="134.019839007857">
                <text:p>134.019839007857</text:p>
              </table:table-cell>
              <table:table-cell office:value-type="float" office:value="127.634385838204">
                <text:p>127.6343858382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28872112893">
                <text:p>113.28872112893</text:p>
              </table:table-cell>
              <table:table-cell office:value-type="float" office:value="8.28872112892987">
                <text:p>8.28872112892987</text:p>
              </table:table-cell>
              <table:table-cell office:value-type="float" office:value="24.972408513301">
                <text:p>24.9724085133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.769179714912">
                <text:p>146.769179714912</text:p>
              </table:table-cell>
              <table:table-cell office:value-type="float" office:value="41.7691797149116">
                <text:p>41.7691797149116</text:p>
              </table:table-cell>
              <table:table-cell office:value-type="float" office:value="53.2729421850837">
                <text:p>53.27294218508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89776142946">
                <text:p>79.89776142946</text:p>
              </table:table-cell>
              <table:table-cell office:value-type="float" office:value="0">
                <text:p>0</text:p>
              </table:table-cell>
              <table:table-cell office:value-type="float" office:value="2.89906618215445">
                <text:p>2.899066182154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8245240221515">
                <text:p>48.8245240221515</text:p>
              </table:table-cell>
              <table:table-cell office:value-type="float" office:value="0">
                <text:p>0</text:p>
              </table:table-cell>
              <table:table-cell office:value-type="float" office:value="-6.56840637992545">
                <text:p>-6.56840637992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.8935183295631">
                <text:p>68.8935183295631</text:p>
              </table:table-cell>
              <table:table-cell office:value-type="float" office:value="0">
                <text:p>0</text:p>
              </table:table-cell>
              <table:table-cell office:value-type="float" office:value="-3.37551647416214">
                <text:p>-3.37551647416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9952352368442">
                <text:p>83.9952352368442</text:p>
              </table:table-cell>
              <table:table-cell office:value-type="float" office:value="0">
                <text:p>0</text:p>
              </table:table-cell>
              <table:table-cell office:value-type="float" office:value="-10.9984076117487">
                <text:p>-10.99840761174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2725331510137">
                <text:p>80.2725331510137</text:p>
              </table:table-cell>
              <table:table-cell office:value-type="float" office:value="0">
                <text:p>0</text:p>
              </table:table-cell>
              <table:table-cell office:value-type="float" office:value="-12.2938391249219">
                <text:p>-12.2938391249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8824783463817">
                <text:p>95.8824783463817</text:p>
              </table:table-cell>
              <table:table-cell office:value-type="float" office:value="0">
                <text:p>0</text:p>
              </table:table-cell>
              <table:table-cell office:value-type="float" office:value="6.76399743592226">
                <text:p>6.763997435922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8662046738667">
                <text:p>84.8662046738667</text:p>
              </table:table-cell>
              <table:table-cell office:value-type="float" office:value="0">
                <text:p>0</text:p>
              </table:table-cell>
              <table:table-cell office:value-type="float" office:value="-1.18964940708254">
                <text:p>-1.189649407082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3874415953368">
                <text:p>82.3874415953368</text:p>
              </table:table-cell>
              <table:table-cell office:value-type="float" office:value="0">
                <text:p>0</text:p>
              </table:table-cell>
              <table:table-cell office:value-type="float" office:value="5.48564960167618">
                <text:p>5.48564960167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750459458524">
                <text:p>140.750459458524</text:p>
              </table:table-cell>
              <table:table-cell office:value-type="float" office:value="35.7504594585236">
                <text:p>35.7504594585236</text:p>
              </table:table-cell>
              <table:table-cell office:value-type="float" office:value="45.3047552671438">
                <text:p>45.3047552671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.0281616458596">
                <text:p>69.0281616458596</text:p>
              </table:table-cell>
              <table:table-cell office:value-type="float" office:value="0">
                <text:p>0</text:p>
              </table:table-cell>
              <table:table-cell office:value-type="float" office:value="-1.04263674710347">
                <text:p>-1.042636747103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.042440070824">
                <text:p>104.042440070824</text:p>
              </table:table-cell>
              <table:table-cell office:value-type="float" office:value="0">
                <text:p>0</text:p>
              </table:table-cell>
              <table:table-cell office:value-type="float" office:value="15.5590454081896">
                <text:p>15.5590454081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6140621095976">
                <text:p>93.6140621095976</text:p>
              </table:table-cell>
              <table:table-cell office:value-type="float" office:value="0">
                <text:p>0</text:p>
              </table:table-cell>
              <table:table-cell office:value-type="float" office:value="-3.98614898342193">
                <text:p>-3.98614898342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598330178562">
                <text:p>116.598330178562</text:p>
              </table:table-cell>
              <table:table-cell office:value-type="float" office:value="11.5983301785619">
                <text:p>11.5983301785619</text:p>
              </table:table-cell>
              <table:table-cell office:value-type="float" office:value="26.9342663759752">
                <text:p>26.93426637597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.015080366177">
                <text:p>157.015080366177</text:p>
              </table:table-cell>
              <table:table-cell office:value-type="float" office:value="52.0150803661771">
                <text:p>52.0150803661771</text:p>
              </table:table-cell>
              <table:table-cell office:value-type="float" office:value="58.3614523290471">
                <text:p>58.36145232904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2399680508328">
                <text:p>95.2399680508328</text:p>
              </table:table-cell>
              <table:table-cell office:value-type="float" office:value="0">
                <text:p>0</text:p>
              </table:table-cell>
              <table:table-cell office:value-type="float" office:value="9.42586341114886">
                <text:p>9.425863411148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.154410424959">
                <text:p>160.154410424959</text:p>
              </table:table-cell>
              <table:table-cell office:value-type="float" office:value="55.1544104249588">
                <text:p>55.1544104249588</text:p>
              </table:table-cell>
              <table:table-cell office:value-type="float" office:value="47.6360089632962">
                <text:p>47.6360089632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0139968345191">
                <text:p>89.0139968345191</text:p>
              </table:table-cell>
              <table:table-cell office:value-type="float" office:value="0">
                <text:p>0</text:p>
              </table:table-cell>
              <table:table-cell office:value-type="float" office:value="7.47807477000401">
                <text:p>7.47807477000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0.979343471198">
                <text:p>110.979343471198</text:p>
              </table:table-cell>
              <table:table-cell office:value-type="float" office:value="5.97934347119772">
                <text:p>5.97934347119772</text:p>
              </table:table-cell>
              <table:table-cell office:value-type="float" office:value="17.9023983397273">
                <text:p>17.9023983397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.2500057113939">
                <text:p>94.2500057113939</text:p>
              </table:table-cell>
              <table:table-cell office:value-type="float" office:value="0">
                <text:p>0</text:p>
              </table:table-cell>
              <table:table-cell office:value-type="float" office:value="9.12874050421382">
                <text:p>9.128740504213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.447968378978">
                <text:p>106.447968378978</text:p>
              </table:table-cell>
              <table:table-cell office:value-type="float" office:value="1.44796837897799">
                <text:p>1.44796837897799</text:p>
              </table:table-cell>
              <table:table-cell office:value-type="float" office:value="6.63529191090687">
                <text:p>6.635291910906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7.041269890182">
                <text:p>127.041269890182</text:p>
              </table:table-cell>
              <table:table-cell office:value-type="float" office:value="22.0412698901819">
                <text:p>22.0412698901819</text:p>
              </table:table-cell>
              <table:table-cell office:value-type="float" office:value="31.0119235350863">
                <text:p>31.01192353508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.4804153057665">
                <text:p>70.4804153057665</text:p>
              </table:table-cell>
              <table:table-cell office:value-type="float" office:value="0">
                <text:p>0</text:p>
              </table:table-cell>
              <table:table-cell office:value-type="float" office:value="2.51765836307241">
                <text:p>2.51765836307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7280675953777">
                <text:p>90.7280675953777</text:p>
              </table:table-cell>
              <table:table-cell office:value-type="float" office:value="0">
                <text:p>0</text:p>
              </table:table-cell>
              <table:table-cell office:value-type="float" office:value="8.763629837371">
                <text:p>8.763629837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3216861464037">
                <text:p>77.3216861464037</text:p>
              </table:table-cell>
              <table:table-cell office:value-type="float" office:value="0">
                <text:p>0</text:p>
              </table:table-cell>
              <table:table-cell office:value-type="float" office:value="-0.632287310015169">
                <text:p>-0.632287310015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.097802357006">
                <text:p>115.097802357006</text:p>
              </table:table-cell>
              <table:table-cell office:value-type="float" office:value="10.0978023570055">
                <text:p>10.0978023570055</text:p>
              </table:table-cell>
              <table:table-cell office:value-type="float" office:value="18.0591315498203">
                <text:p>18.05913154982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.546285466838">
                <text:p>127.546285466838</text:p>
              </table:table-cell>
              <table:table-cell office:value-type="float" office:value="22.5462854668381">
                <text:p>22.5462854668381</text:p>
              </table:table-cell>
              <table:table-cell office:value-type="float" office:value="40.2772091638998">
                <text:p>40.2772091638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6093720793892">
                <text:p>56.6093720793892</text:p>
              </table:table-cell>
              <table:table-cell office:value-type="float" office:value="0">
                <text:p>0</text:p>
              </table:table-cell>
              <table:table-cell office:value-type="float" office:value="-14.9765881649616">
                <text:p>-14.97658816496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8411980200662">
                <text:p>95.8411980200662</text:p>
              </table:table-cell>
              <table:table-cell office:value-type="float" office:value="0">
                <text:p>0</text:p>
              </table:table-cell>
              <table:table-cell office:value-type="float" office:value="3.03707096211782">
                <text:p>3.03707096211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.730412642731">
                <text:p>113.730412642731</text:p>
              </table:table-cell>
              <table:table-cell office:value-type="float" office:value="8.73041264273132">
                <text:p>8.73041264273132</text:p>
              </table:table-cell>
              <table:table-cell office:value-type="float" office:value="22.2190511897836">
                <text:p>22.2190511897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1481994785866">
                <text:p>78.1481994785866</text:p>
              </table:table-cell>
              <table:table-cell office:value-type="float" office:value="0">
                <text:p>0</text:p>
              </table:table-cell>
              <table:table-cell office:value-type="float" office:value="-8.06937925867773">
                <text:p>-8.06937925867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2.04679285723">
                <text:p>82.04679285723</text:p>
              </table:table-cell>
              <table:table-cell office:value-type="float" office:value="0">
                <text:p>0</text:p>
              </table:table-cell>
              <table:table-cell office:value-type="float" office:value="-0.530712789986044">
                <text:p>-0.530712789986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.504199597299">
                <text:p>179.504199597299</text:p>
              </table:table-cell>
              <table:table-cell office:value-type="float" office:value="74.5041995972987">
                <text:p>74.5041995972987</text:p>
              </table:table-cell>
              <table:table-cell office:value-type="float" office:value="69.2464473928002">
                <text:p>69.2464473928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2.380775749884">
                <text:p>122.380775749884</text:p>
              </table:table-cell>
              <table:table-cell office:value-type="float" office:value="17.3807757498842">
                <text:p>17.3807757498842</text:p>
              </table:table-cell>
              <table:table-cell office:value-type="float" office:value="28.1968672243502">
                <text:p>28.19686722435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.6988358336257">
                <text:p>92.6988358336257</text:p>
              </table:table-cell>
              <table:table-cell office:value-type="float" office:value="0">
                <text:p>0</text:p>
              </table:table-cell>
              <table:table-cell office:value-type="float" office:value="-5.59991027921204">
                <text:p>-5.59991027921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7.8970323252287">
                <text:p>67.8970323252287</text:p>
              </table:table-cell>
              <table:table-cell office:value-type="float" office:value="0">
                <text:p>0</text:p>
              </table:table-cell>
              <table:table-cell office:value-type="float" office:value="-8.07550317868564">
                <text:p>-8.07550317868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.23539906917">
                <text:p>179.23539906917</text:p>
              </table:table-cell>
              <table:table-cell office:value-type="float" office:value="74.2353990691704">
                <text:p>74.2353990691704</text:p>
              </table:table-cell>
              <table:table-cell office:value-type="float" office:value="80.3157665524003">
                <text:p>80.3157665524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.840873282136">
                <text:p>127.840873282136</text:p>
              </table:table-cell>
              <table:table-cell office:value-type="float" office:value="22.8408732821363">
                <text:p>22.8408732821363</text:p>
              </table:table-cell>
              <table:table-cell office:value-type="float" office:value="32.3863561172541">
                <text:p>32.38635611725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.190751790552">
                <text:p>103.190751790552</text:p>
              </table:table-cell>
              <table:table-cell office:value-type="float" office:value="0">
                <text:p>0</text:p>
              </table:table-cell>
              <table:table-cell office:value-type="float" office:value="14.442283686289">
                <text:p>14.4422836862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.975548539314">
                <text:p>181.975548539314</text:p>
              </table:table-cell>
              <table:table-cell office:value-type="float" office:value="76.9755485393142">
                <text:p>76.9755485393142</text:p>
              </table:table-cell>
              <table:table-cell office:value-type="float" office:value="80.761477161131">
                <text:p>80.761477161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2.3624370943115">
                <text:p>92.3624370943115</text:p>
              </table:table-cell>
              <table:table-cell office:value-type="float" office:value="0">
                <text:p>0</text:p>
              </table:table-cell>
              <table:table-cell office:value-type="float" office:value="4.95935723757194">
                <text:p>4.95935723757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.6025631481147">
                <text:p>83.6025631481147</text:p>
              </table:table-cell>
              <table:table-cell office:value-type="float" office:value="0">
                <text:p>0</text:p>
              </table:table-cell>
              <table:table-cell office:value-type="float" office:value="1.15136315115766">
                <text:p>1.15136315115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5.955870595201">
                <text:p>105.955870595201</text:p>
              </table:table-cell>
              <table:table-cell office:value-type="float" office:value="0.955870595200622">
                <text:p>0.955870595200622</text:p>
              </table:table-cell>
              <table:table-cell office:value-type="float" office:value="2.15356652143726">
                <text:p>2.153566521437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.1085800384956">
                <text:p>88.1085800384956</text:p>
              </table:table-cell>
              <table:table-cell office:value-type="float" office:value="0">
                <text:p>0</text:p>
              </table:table-cell>
              <table:table-cell office:value-type="float" office:value="-2.97593601647166">
                <text:p>-2.975936016471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838155496189">
                <text:p>28.838155496189</text:p>
              </table:table-cell>
              <table:table-cell office:value-type="float" office:value="0">
                <text:p>0</text:p>
              </table:table-cell>
              <table:table-cell office:value-type="float" office:value="-19.1181412577104">
                <text:p>-19.11814125771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.5611282732368">
                <text:p>83.5611282732368</text:p>
              </table:table-cell>
              <table:table-cell office:value-type="float" office:value="0">
                <text:p>0</text:p>
              </table:table-cell>
              <table:table-cell office:value-type="float" office:value="2.09505571776747">
                <text:p>2.095055717767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.332039122195">
                <text:p>121.332039122195</text:p>
              </table:table-cell>
              <table:table-cell office:value-type="float" office:value="16.3320391221949">
                <text:p>16.3320391221949</text:p>
              </table:table-cell>
              <table:table-cell office:value-type="float" office:value="28.5131585687938">
                <text:p>28.5131585687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.463917868372">
                <text:p>110.463917868372</text:p>
              </table:table-cell>
              <table:table-cell office:value-type="float" office:value="5.46391786837171">
                <text:p>5.46391786837171</text:p>
              </table:table-cell>
              <table:table-cell office:value-type="float" office:value="20.3059541200071">
                <text:p>20.30595412000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.6341191631432">
                <text:p>60.6341191631432</text:p>
              </table:table-cell>
              <table:table-cell office:value-type="float" office:value="0">
                <text:p>0</text:p>
              </table:table-cell>
              <table:table-cell office:value-type="float" office:value="-0.70238853820922">
                <text:p>-0.70238853820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.35111814316">
                <text:p>120.35111814316</text:p>
              </table:table-cell>
              <table:table-cell office:value-type="float" office:value="15.35111814316">
                <text:p>15.35111814316</text:p>
              </table:table-cell>
              <table:table-cell office:value-type="float" office:value="-45.9637232685797">
                <text:p>-45.9637232685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5698223401244">
                <text:p>29.5698223401244</text:p>
              </table:table-cell>
              <table:table-cell office:value-type="float" office:value="0">
                <text:p>0</text:p>
              </table:table-cell>
              <table:table-cell office:value-type="float" office:value="-15.81291337278">
                <text:p>-15.812913372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9.070245545695">
                <text:p>119.070245545695</text:p>
              </table:table-cell>
              <table:table-cell office:value-type="float" office:value="14.0702455456952">
                <text:p>14.0702455456952</text:p>
              </table:table-cell>
              <table:table-cell office:value-type="float" office:value="19.6728630928501">
                <text:p>19.67286309285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850941661621">
                <text:p>134.850941661621</text:p>
              </table:table-cell>
              <table:table-cell office:value-type="float" office:value="29.8509416616208">
                <text:p>29.8509416616208</text:p>
              </table:table-cell>
              <table:table-cell office:value-type="float" office:value="37.6406832858812">
                <text:p>37.64068328588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0604411070039">
                <text:p>78.0604411070039</text:p>
              </table:table-cell>
              <table:table-cell office:value-type="float" office:value="0">
                <text:p>0</text:p>
              </table:table-cell>
              <table:table-cell office:value-type="float" office:value="-9.44280360822855">
                <text:p>-9.442803608228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.0477143768816">
                <text:p>73.0477143768816</text:p>
              </table:table-cell>
              <table:table-cell office:value-type="float" office:value="0">
                <text:p>0</text:p>
              </table:table-cell>
              <table:table-cell office:value-type="float" office:value="-5.10679534925288">
                <text:p>-5.106795349252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0.615109611825">
                <text:p>160.615109611825</text:p>
              </table:table-cell>
              <table:table-cell office:value-type="float" office:value="55.6151096118254">
                <text:p>55.6151096118254</text:p>
              </table:table-cell>
              <table:table-cell office:value-type="float" office:value="47.1337127309041">
                <text:p>47.13371273090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.2465784702714">
                <text:p>50.2465784702714</text:p>
              </table:table-cell>
              <table:table-cell office:value-type="float" office:value="0">
                <text:p>0</text:p>
              </table:table-cell>
              <table:table-cell office:value-type="float" office:value="-12.9312070581391">
                <text:p>-12.9312070581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4.239354989674">
                <text:p>434.239354989674</text:p>
              </table:table-cell>
              <table:table-cell office:value-type="float" office:value="329.239354989674">
                <text:p>329.239354989674</text:p>
              </table:table-cell>
              <table:table-cell office:value-type="float" office:value="311.394086899115">
                <text:p>311.394086899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.2215780927261">
                <text:p>81.2215780927261</text:p>
              </table:table-cell>
              <table:table-cell office:value-type="float" office:value="0">
                <text:p>0</text:p>
              </table:table-cell>
              <table:table-cell office:value-type="float" office:value="-3.30834463272082">
                <text:p>-3.308344632720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.999601821197">
                <text:p>104.999601821197</text:p>
              </table:table-cell>
              <table:table-cell office:value-type="float" office:value="0">
                <text:p>0</text:p>
              </table:table-cell>
              <table:table-cell office:value-type="float" office:value="12.6529931454333">
                <text:p>12.6529931454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.95671152129">
                <text:p>102.95671152129</text:p>
              </table:table-cell>
              <table:table-cell office:value-type="float" office:value="0">
                <text:p>0</text:p>
              </table:table-cell>
              <table:table-cell office:value-type="float" office:value="14.6873852145053">
                <text:p>14.68738521450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.046345548372">
                <text:p>106.046345548372</text:p>
              </table:table-cell>
              <table:table-cell office:value-type="float" office:value="1.04634554837197">
                <text:p>1.04634554837197</text:p>
              </table:table-cell>
              <table:table-cell office:value-type="float" office:value="18.3869521232122">
                <text:p>18.3869521232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6824423653736">
                <text:p>22.6824423653736</text:p>
              </table:table-cell>
              <table:table-cell office:value-type="float" office:value="0">
                <text:p>0</text:p>
              </table:table-cell>
              <table:table-cell office:value-type="float" office:value="-18.334880278302">
                <text:p>-18.334880278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.5937707393023">
                <text:p>99.5937707393023</text:p>
              </table:table-cell>
              <table:table-cell office:value-type="float" office:value="0">
                <text:p>0</text:p>
              </table:table-cell>
              <table:table-cell office:value-type="float" office:value="17.0330325958904">
                <text:p>17.03303259589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8.063706991491">
                <text:p>118.063706991491</text:p>
              </table:table-cell>
              <table:table-cell office:value-type="float" office:value="13.063706991491">
                <text:p>13.063706991491</text:p>
              </table:table-cell>
              <table:table-cell office:value-type="float" office:value="20.2818960679512">
                <text:p>20.2818960679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9.298141367824">
                <text:p>239.298141367824</text:p>
              </table:table-cell>
              <table:table-cell office:value-type="float" office:value="134.298141367824">
                <text:p>134.298141367824</text:p>
              </table:table-cell>
              <table:table-cell office:value-type="float" office:value="137.556721735249">
                <text:p>137.556721735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.460584461397">
                <text:p>166.460584461397</text:p>
              </table:table-cell>
              <table:table-cell office:value-type="float" office:value="61.4605844613968">
                <text:p>61.4605844613968</text:p>
              </table:table-cell>
              <table:table-cell office:value-type="float" office:value="68.3365364428611">
                <text:p>68.33653644286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.4908217483862">
                <text:p>67.4908217483862</text:p>
              </table:table-cell>
              <table:table-cell office:value-type="float" office:value="0">
                <text:p>0</text:p>
              </table:table-cell>
              <table:table-cell office:value-type="float" office:value="0.0259623366026069">
                <text:p>0.02596233660260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.345220128766">
                <text:p>108.345220128766</text:p>
              </table:table-cell>
              <table:table-cell office:value-type="float" office:value="3.34522012876641">
                <text:p>3.34522012876641</text:p>
              </table:table-cell>
              <table:table-cell office:value-type="float" office:value="-53.7419843655289">
                <text:p>-53.7419843655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.9454417715201">
                <text:p>66.9454417715201</text:p>
              </table:table-cell>
              <table:table-cell office:value-type="float" office:value="0">
                <text:p>0</text:p>
              </table:table-cell>
              <table:table-cell office:value-type="float" office:value="-21.2534175644628">
                <text:p>-21.2534175644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.1810637825367">
                <text:p>81.1810637825367</text:p>
              </table:table-cell>
              <table:table-cell office:value-type="float" office:value="0">
                <text:p>0</text:p>
              </table:table-cell>
              <table:table-cell office:value-type="float" office:value="-4.62550084401681">
                <text:p>-4.625500844016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7.751118122964">
                <text:p>127.751118122964</text:p>
              </table:table-cell>
              <table:table-cell office:value-type="float" office:value="22.7511181229645">
                <text:p>22.7511181229645</text:p>
              </table:table-cell>
              <table:table-cell office:value-type="float" office:value="37.9236255862882">
                <text:p>37.92362558628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.1164385540293">
                <text:p>82.1164385540293</text:p>
              </table:table-cell>
              <table:table-cell office:value-type="float" office:value="0">
                <text:p>0</text:p>
              </table:table-cell>
              <table:table-cell office:value-type="float" office:value="-8.06504601385448">
                <text:p>-8.0650460138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.3400230469869">
                <text:p>41.3400230469869</text:p>
              </table:table-cell>
              <table:table-cell office:value-type="float" office:value="0">
                <text:p>0</text:p>
              </table:table-cell>
              <table:table-cell office:value-type="float" office:value="-9.59082019832536">
                <text:p>-9.59082019832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7.415995550911">
                <text:p>117.415995550911</text:p>
              </table:table-cell>
              <table:table-cell office:value-type="float" office:value="12.4159955509107">
                <text:p>12.4159955509107</text:p>
              </table:table-cell>
              <table:table-cell office:value-type="float" office:value="4.40560176379375">
                <text:p>4.40560176379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0.493562711119">
                <text:p>160.493562711119</text:p>
              </table:table-cell>
              <table:table-cell office:value-type="float" office:value="55.4935627111185">
                <text:p>55.4935627111185</text:p>
              </table:table-cell>
              <table:table-cell office:value-type="float" office:value="60.1395307269619">
                <text:p>60.13953072696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5097295883039">
                <text:p>46.5097295883039</text:p>
              </table:table-cell>
              <table:table-cell office:value-type="float" office:value="0">
                <text:p>0</text:p>
              </table:table-cell>
              <table:table-cell office:value-type="float" office:value="-11.9501171653153">
                <text:p>-11.9501171653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7356178374599">
                <text:p>74.7356178374599</text:p>
              </table:table-cell>
              <table:table-cell office:value-type="float" office:value="0">
                <text:p>0</text:p>
              </table:table-cell>
              <table:table-cell office:value-type="float" office:value="-0.594432734165661">
                <text:p>-0.5944327341656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.013428275217">
                <text:p>107.013428275217</text:p>
              </table:table-cell>
              <table:table-cell office:value-type="float" office:value="2.01342827521718">
                <text:p>2.01342827521718</text:p>
              </table:table-cell>
              <table:table-cell office:value-type="float" office:value="-19.1859980471429">
                <text:p>-19.18599804714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.994274119992">
                <text:p>108.994274119992</text:p>
              </table:table-cell>
              <table:table-cell office:value-type="float" office:value="3.99427411999179">
                <text:p>3.99427411999179</text:p>
              </table:table-cell>
              <table:table-cell office:value-type="float" office:value="-9.40973562257229">
                <text:p>-9.40973562257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.2935709821413">
                <text:p>97.2935709821413</text:p>
              </table:table-cell>
              <table:table-cell office:value-type="float" office:value="0">
                <text:p>0</text:p>
              </table:table-cell>
              <table:table-cell office:value-type="float" office:value="12.354606700299">
                <text:p>12.3546067002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.801813741413">
                <text:p>140.801813741413</text:p>
              </table:table-cell>
              <table:table-cell office:value-type="float" office:value="35.8018137414126">
                <text:p>35.8018137414126</text:p>
              </table:table-cell>
              <table:table-cell office:value-type="float" office:value="38.4814398380717">
                <text:p>38.4814398380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.424425957399">
                <text:p>102.424425957399</text:p>
              </table:table-cell>
              <table:table-cell office:value-type="float" office:value="0">
                <text:p>0</text:p>
              </table:table-cell>
              <table:table-cell office:value-type="float" office:value="11.8908597019306">
                <text:p>11.8908597019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2737321813873">
                <text:p>70.2737321813873</text:p>
              </table:table-cell>
              <table:table-cell office:value-type="float" office:value="0">
                <text:p>0</text:p>
              </table:table-cell>
              <table:table-cell office:value-type="float" office:value="-3.43221638467022">
                <text:p>-3.43221638467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6439315386276">
                <text:p>44.6439315386276</text:p>
              </table:table-cell>
              <table:table-cell office:value-type="float" office:value="0">
                <text:p>0</text:p>
              </table:table-cell>
              <table:table-cell office:value-type="float" office:value="-31.6919014397181">
                <text:p>-31.6919014397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9.148359284401">
                <text:p>279.148359284401</text:p>
              </table:table-cell>
              <table:table-cell office:value-type="float" office:value="174.148359284401">
                <text:p>174.148359284401</text:p>
              </table:table-cell>
              <table:table-cell office:value-type="float" office:value="178.748921613796">
                <text:p>178.7489216137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6.484160243531">
                <text:p>86.484160243531</text:p>
              </table:table-cell>
              <table:table-cell office:value-type="float" office:value="0">
                <text:p>0</text:p>
              </table:table-cell>
              <table:table-cell office:value-type="float" office:value="7.13853382702687">
                <text:p>7.138533827026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.5860869358639">
                <text:p>86.5860869358639</text:p>
              </table:table-cell>
              <table:table-cell office:value-type="float" office:value="0">
                <text:p>0</text:p>
              </table:table-cell>
              <table:table-cell office:value-type="float" office:value="7.72343541563009">
                <text:p>7.723435415630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5.465170424967">
                <text:p>185.465170424967</text:p>
              </table:table-cell>
              <table:table-cell office:value-type="float" office:value="80.4651704249665">
                <text:p>80.4651704249665</text:p>
              </table:table-cell>
              <table:table-cell office:value-type="float" office:value="76.8957105520994">
                <text:p>76.89571055209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7963943422967">
                <text:p>90.7963943422967</text:p>
              </table:table-cell>
              <table:table-cell office:value-type="float" office:value="0">
                <text:p>0</text:p>
              </table:table-cell>
              <table:table-cell office:value-type="float" office:value="7.7842517915845">
                <text:p>7.78425179158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.749062111111">
                <text:p>122.749062111111</text:p>
              </table:table-cell>
              <table:table-cell office:value-type="float" office:value="17.7490621111111">
                <text:p>17.7490621111111</text:p>
              </table:table-cell>
              <table:table-cell office:value-type="float" office:value="24.3338277785445">
                <text:p>24.3338277785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.7876013409916">
                <text:p>72.7876013409916</text:p>
              </table:table-cell>
              <table:table-cell office:value-type="float" office:value="0">
                <text:p>0</text:p>
              </table:table-cell>
              <table:table-cell office:value-type="float" office:value="1.04882973061078">
                <text:p>1.04882973061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8.922500593052">
                <text:p>108.922500593052</text:p>
              </table:table-cell>
              <table:table-cell office:value-type="float" office:value="3.92250059305177">
                <text:p>3.92250059305177</text:p>
              </table:table-cell>
              <table:table-cell office:value-type="float" office:value="20.1099305253246">
                <text:p>20.10993052532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.1245504501145">
                <text:p>86.1245504501145</text:p>
              </table:table-cell>
              <table:table-cell office:value-type="float" office:value="0">
                <text:p>0</text:p>
              </table:table-cell>
              <table:table-cell office:value-type="float" office:value="6.60362745991381">
                <text:p>6.60362745991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